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 smil:type="random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padding-top="0.152cm" fo:padding-bottom="0.152cm" fo:padding-left="0.305cm" fo:padding-right="0.305cm" fo:wrap-option="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7cm" fo:padding-bottom="0.127cm" fo:padding-left="0.254cm" fo:padding-right="0.254cm" fo:wrap-option="wrap" draw:shadow-color="#808080"/>
    </style:style>
    <style:style style:name="gr4" style:family="graphic" style:parent-style-name="standard">
      <style:graphic-properties draw:stroke="solid" svg:stroke-width="0.106cm" svg:stroke-color="#cc6600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106cm" svg:stroke-color="#6464ff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6464ff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7cm" fo:padding-bottom="0.127cm" fo:padding-left="0.254cm" fo:padding-right="0.254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106cm" svg:stroke-color="#000000" draw:marker-start="msArrowOvalEnd_20_5" draw:marker-start-width="0.318cm" draw:marker-start-center="tru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106cm" svg:stroke-color="#000000" draw:marker-end="msArrowOpenEnd_20_2" draw:marker-end-width="0.37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106cm" svg:stroke-color="#ffffff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>
      <style:graphic-properties draw:stroke="solid" svg:stroke-width="0.106cm" svg:stroke-color="#cc6600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106cm" svg:stroke-color="#cc6600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106cm" svg:stroke-color="#6464ff" draw:marker-start="msArrowOvalEnd_20_5" draw:marker-start-width="0.318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06cm" svg:stroke-color="#6464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106cm" svg:stroke-color="#6464ff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106cm" svg:stroke-color="#000000" draw:marker-start="msArrowOvalEnd_20_5" draw:marker-start-width="0.318cm" draw:marker-start-center="true" draw:marker-end="msArrowOpenEnd_20_5" draw:marker-end-width="0.477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106cm" svg:stroke-color="#6464ff" draw:stroke-linejoin="miter" draw:fill="solid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/>
    </style:style>
    <style:style style:name="gr25" style:family="graphic" style:parent-style-name="standard">
      <style:graphic-properties draw:stroke="solid" svg:stroke-width="0.106cm" svg:stroke-color="#ffffff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106cm" svg:stroke-color="#cc6600" draw:marker-start="msArrowOvalEnd_20_5" draw:marker-start-width="0.318cm" draw:marker-start-center="tru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7" style:family="graphic" style:parent-style-name="standard">
      <style:graphic-properties draw:stroke="solid" svg:stroke-width="0.106cm" svg:stroke-color="#cc6600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28" style:family="graphic" style:parent-style-name="standard">
      <style:graphic-properties draw:stroke="solid" svg:stroke-width="0.106cm" svg:stroke-color="#000000" draw:marker-end="msArrowOpenEnd_20_2" draw:marker-end-width="0.37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0" style:family="graphic" style:parent-style-name="standard">
      <style:graphic-properties draw:stroke="solid" svg:stroke-width="0cm" svg:stroke-color="#6464ff" draw:stroke-linejoin="miter" draw:fill="none" draw:fill-color="#ffffff" draw:textarea-horizontal-align="center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Default-subtitle">
      <style:graphic-properties draw:fill-color="#ffffff" fo:min-height="17.83cm"/>
    </style:style>
    <style:style style:name="pr2" style:family="presentation" style:parent-style-name="Default-notes">
      <style:graphic-properties draw:fill-color="#ffffff" fo:min-height="11.431cm"/>
    </style:style>
    <style:style style:name="pr3" style:family="presentation" style:parent-style-name="Default-notes">
      <style:graphic-properties draw:fill-color="#ffffff" fo:min-height="11.432cm"/>
    </style:style>
    <style:style style:name="P1" style:family="paragraph">
      <style:text-properties fo:font-size="12pt"/>
    </style:style>
    <style:style style:name="P2" style:family="paragraph">
      <style:paragraph-properties fo:margin-left="0cm" fo:margin-right="0cm" fo:margin-top="2.337cm" fo:margin-bottom="0cm" fo:line-height="100%" fo:text-align="center" fo:text-indent="0cm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1.94cm" fo:margin-bottom="0cm" fo:line-height="100%" fo:text-align="center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1.763cm" fo:margin-bottom="0cm" fo:text-align="center" fo:text-indent="0cm"/>
    </style:style>
    <style:style style:name="P9" style:family="paragraph">
      <style:paragraph-properties fo:margin-left="0cm" fo:margin-right="0cm" fo:margin-top="3.13cm" fo:margin-bottom="0cm" fo:line-height="100%" fo:text-align="center" fo:text-indent="0cm"/>
    </style:style>
    <style:style style:name="P10" style:family="paragraph">
      <style:paragraph-properties fo:margin-left="0cm" fo:margin-right="0cm" fo:margin-top="0.396cm" fo:margin-bottom="0cm" fo:text-align="center" fo:text-indent="0cm"/>
    </style:style>
    <style:style style:name="P11" style:family="paragraph">
      <style:paragraph-properties fo:margin-left="0cm" fo:margin-right="0cm" fo:margin-top="2.822cm" fo:margin-bottom="0cm" fo:line-height="100%" fo:text-align="center" fo:text-indent="0cm"/>
    </style:style>
    <style:style style:name="P12" style:family="paragraph">
      <style:paragraph-properties fo:margin-left="0cm" fo:margin-right="0cm" fo:margin-top="1.455cm" fo:margin-bottom="0cm" fo:line-height="100%" fo:text-align="center" fo:text-indent="0cm"/>
    </style:style>
    <style:style style:name="T1" style:family="text">
      <style:text-properties fo:color="#000080" fo:font-size="80pt" fo:font-weight="bold" style:font-size-asian="38pt" style:font-size-complex="38pt"/>
    </style:style>
    <style:style style:name="T2" style:family="text">
      <style:text-properties fo:font-family="Verdana" style:font-family-generic="swiss" style:font-pitch="variable" fo:font-size="106pt" style:text-underline-style="solid" style:text-underline-width="auto" style:text-underline-color="font-color" fo:font-weight="bold" style:font-size-asian="106pt" style:font-weight-asian="bold" style:font-size-complex="106pt" style:font-weight-complex="bold"/>
    </style:style>
    <style:style style:name="T3" style:family="text">
      <style:text-properties fo:color="#6600cc" fo:font-family="'Snap ITC'" style:font-family-generic="decorative" style:font-pitch="variable" fo:font-size="72pt" style:text-underline-style="solid" style:text-underline-width="auto" style:text-underline-color="font-color" fo:font-weight="bold" style:font-size-asian="72pt" style:font-weight-asian="bold" style:font-size-complex="72pt" style:font-weight-complex="bold"/>
    </style:style>
    <style:style style:name="T4" style:family="text">
      <style:text-properties fo:color="#cc6600" fo:font-size="20pt" fo:language="en" fo:country="US" style:font-size-asian="20pt" style:font-size-complex="20pt"/>
    </style:style>
    <style:style style:name="T5" style:family="text">
      <style:text-properties fo:color="#6464ff" fo:font-size="20pt" fo:language="en" fo:country="US" style:font-size-asian="20pt" style:font-size-complex="20pt"/>
    </style:style>
    <style:style style:name="T6" style:family="text">
      <style:text-properties fo:color="#000000" fo:font-family="'Courier New'" style:font-family-generic="modern" style:font-pitch="fixed" fo:font-size="20pt" fo:language="es" fo:country="ES" fo:font-weight="bold" style:font-size-asian="20pt" style:font-weight-asian="bold" style:font-size-complex="20pt" style:font-weight-complex="bold"/>
    </style:style>
    <style:style style:name="T7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Courier New'" style:font-family-generic="modern" style:font-pitch="fixed" fo:font-size="20pt" fo:language="es" fo:country="ES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en" fo:country="US" style:font-size-asian="20pt" style:font-size-complex="20pt"/>
    </style:style>
    <style:style style:name="T10" style:family="text">
      <style:text-properties fo:color="#3333cc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11" style:family="text">
      <style:text-properties fo:color="#3333cc" fo:font-family="'Brush Script MT'" style:font-family-generic="script" style:font-pitch="variable" fo:font-size="106pt" style:text-underline-style="solid" style:text-underline-width="auto" style:text-underline-color="font-color" fo:font-weight="bold" style:font-size-asian="106pt" style:font-weight-asian="bold" style:font-size-complex="106pt" style:font-weight-complex="bold"/>
    </style:style>
    <style:style style:name="T12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3333cc" fo:font-family="'Tempus Sans ITC'" style:font-family-generic="decorative" style:font-pitch="variable" fo:font-size="142pt" style:text-underline-style="solid" style:text-underline-width="auto" style:text-underline-color="font-color" fo:font-weight="bold" style:font-size-asian="142pt" style:font-weight-asian="bold" style:font-size-complex="142pt" style:font-weight-complex="bold"/>
    </style:style>
    <style:style style:name="T14" style:family="text">
      <style:text-properties fo:color="#3333cc" fo:font-size="18pt" fo:language="es" fo:country="AR" fo:font-style="italic" style:font-size-asian="18pt" style:font-style-asian="italic" style:font-size-complex="18pt" style:font-style-complex="italic"/>
    </style:style>
    <style:style style:name="T15" style:family="text">
      <style:text-properties fo:color="#3333cc" fo:font-family="Haettenschweiler" style:font-family-generic="swiss" style:font-pitch="variable" fo:font-size="128pt" style:text-underline-style="solid" style:text-underline-width="auto" style:text-underline-color="font-color" style:font-size-asian="128pt" style:font-size-complex="128pt"/>
    </style:style>
    <style:style style:name="T16" style:family="text">
      <style:text-properties fo:color="#3333cc" fo:font-family="'Wide Latin'" style:font-family-generic="roman" style:font-pitch="variable" fo:font-size="66pt" style:text-underline-style="solid" style:text-underline-width="auto" style:text-underline-color="font-color" style:font-size-asian="66pt" style:font-size-complex="6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525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047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4.572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6.094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6600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cc66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6464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layer="layout" svg:width="25.912cm" svg:height="17.83cm" svg:x="2.284cm" svg:y="2.033cm" presentation:class="subtitle">
          <draw:text-box>
            <text:p><text:span text:style-name="T1">Listas Dobles</text:span></text:p>
            <text:p>Por el Ing. Osvaldo Pini</text:p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" presentation:class="page"/>
          <draw:frame presentation:style-name="pr2" draw:text-style-name="P1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2" draw:id="id2">
        <office:forms form:automatic-focus="false" form:apply-design-mode="false"/>
        <draw:custom-shape draw:style-name="gr2" draw:text-style-name="P3" xml:id="id3" draw:id="id3" draw:layer="layout" svg:width="30.48cm" svg:height="4.791cm" svg:x="0cm" svg:y="2.205cm">
          <text:list text:style-name="L2">
            <text:list-header>
              <text:p text:style-name="P2"><text:span text:style-name="T2">LISTA DO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xml:id="id4" draw:id="id4" draw:layer="layout" svg:width="34.22cm" svg:height="6.351cm" svg:x="-1.87cm" svg:y="9.216cm">
          <text:list text:style-name="L3">
            <text:list-header>
              <text:p text:style-name="P4"><text:span text:style-name="T3">INSERTAR PRIMER ELEMENT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0.5s" smil:fill="hold" presentation:node-type="with-previous" presentation:group-id="2" presentation:preset-class="emphasis" presentation:preset-id="ooo-emphasis-shimmer" smil:targetElement="id3" anim:iterate-type="by-letter" anim:iterate-interval="PT00H00M00.05S">
                  <anim:animateTransform smil:begin="0s" smil:dur="0.5s" smil:fill="hold" smil:autoReverse="true" smil:to="0.8,1" smil:attributeName="transform" svg:type="scale"/>
                  <anim:animate smil:begin="0s" smil:dur="0.5s" smil:fill="hold" smil:autoReverse="true" smil:attributeName="x" smil:by="(width*0.10)"/>
                  <anim:animate smil:begin="0s" smil:dur="0.5s" smil:fill="hold" smil:autoReverse="true" smil:attributeName="y" smil:by="(-width*0.10)"/>
                  <anim:animateTransform smil:begin="0s" smil:dur="0.5s" smil:fill="hold" smil:autoReverse="true" smil:by="-8" smil:attributeName="transform" svg:type="rotate"/>
                </anim:iterate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agonal-squares" presentation:preset-sub-type="right-to-top">
                  <anim:set smil:begin="0s" smil:dur="0.001s" smil:fill="hold" smil:targetElement="id4" smil:attributeName="visibility" smil:to="visible"/>
                  <anim:transitionFilter smil:dur="2s" smil:targetElement="id4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xml:id="id5" draw:id="id5">
        <office:forms form:automatic-focus="false" form:apply-design-mode="false"/>
        <draw:g xml:id="id9" draw:id="id9">
          <draw:g>
            <draw:custom-shape draw:style-name="gr4" draw:text-style-name="P3" draw:layer="layout" svg:width="2.5cm" svg:height="1cm" svg:x="1.319cm" svg:y="18.719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cm" svg:height="1cm" svg:x="1.319cm" svg:y="18.715cm">
              <text:list text:style-name="L4">
                <text:list-header>
                  <text:p text:style-name="P5"><text:span text:style-name="T4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" draw:text-style-name="P3" draw:layer="layout" svg:width="2.5cm" svg:height="1cm" svg:x="1.319cm" svg:y="20.62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2.5cm" svg:height="1cm" svg:x="1.319cm" svg:y="20.624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8" draw:text-style-name="P3" xml:id="id6" draw:id="id6" draw:layer="layout" svg:width="12.363cm" svg:height="1.102cm" svg:x="0.563cm" svg:y="0.326cm">
          <text:list text:style-name="L2">
            <text:list-header>
              <text:p text:style-name="P6"><text:span text:style-name="T6">void ingres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7" draw:id="id7" draw:layer="layout" svg:width="0.933cm" svg:height="1.102cm" svg:x="0.563cm" svg:y="1.129cm">
          <text:list text:style-name="L2">
            <text:list-header>
              <text:p text:style-name="P6"><text:span text:style-name="T7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" draw:id="id8" draw:layer="layout" svg:width="12.364cm" svg:height="1.102cm" svg:x="0.562cm" svg:y="1.927cm">
          <text:list text:style-name="L2">
            <text:list-header>
              <text:p text:style-name="P6"><text:span text:style-name="T6"><text:s text:c="2"/></text:span><text:span text:style-name="T6">struct lid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12" draw:id="id12" draw:layer="layout" svg:width="6.437cm" svg:height="1.102cm" svg:x="0.563cm" svg:y="3.528cm">
          <text:list text:style-name="L2">
            <text:list-header>
              <text:p text:style-name="P6"><text:span text:style-name="T6"><text:s text:c="2"/></text:span><text:span text:style-name="T6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1" draw:id="id31" draw:layer="layout" svg:width="15.75cm" svg:height="1.102cm" svg:x="14.491cm" svg:y="0.326cm">
          <text:list text:style-name="L2">
            <text:list-header>
              <text:p text:style-name="P6"><text:span text:style-name="T8"><text:s text:c="2"/></text:span><text:span text:style-name="T8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9cm" svg:height="1.102cm" svg:x="14.491cm" svg:y="1.129cm">
          <text:list text:style-name="L2">
            <text:list-header>
              <text:p text:style-name="P6"><text:span text:style-name="T6"><text:s text:c="4"/></text:span><text:span text:style-name="T6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8.13cm" svg:height="1.102cm" svg:x="14.491cm" svg:y="1.927cm">
          <text:list text:style-name="L2">
            <text:list-header>
              <text:p text:style-name="P6"><text:span text:style-name="T6"><text:s text:c="4"/></text:span><text:span text:style-name="T6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2" draw:id="id32" draw:layer="layout" svg:width="5.167cm" svg:height="1.102cm" svg:x="14.491cm" svg:y="2.73cm">
          <text:list text:style-name="L2">
            <text:list-header>
              <text:p text:style-name="P6"><text:span text:style-name="T6"><text:s text:c="2"/></text:span><text:span text:style-name="T6">if(!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10" draw:id="id10" draw:layer="layout" svg:width="14.48cm" svg:height="1.102cm" svg:x="0.563cm" svg:y="2.73cm">
          <text:list text:style-name="L2">
            <text:list-header>
              <text:p text:style-name="P6"><text:span text:style-name="T6"><text:s text:c="2"/></text:span><text:span text:style-name="T6">aux=malloc(sizeof(struct lid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14" draw:id="id14" draw:layer="layout" svg:width="4.744cm" svg:height="1.102cm" svg:x="0.562cm" svg:y="4.33cm">
          <text:list text:style-name="L2">
            <text:list-header>
              <text:p text:style-name="P6"><text:span text:style-name="T6"><text:s text:c="2"/></text:span><text:span text:style-name="T6">if(!*p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15" draw:id="id15" draw:layer="layout" svg:width="5.166cm" svg:height="1.102cm" svg:x="0.563cm" svg:y="5.129cm">
          <text:list text:style-name="L2">
            <text:list-header>
              <text:p text:style-name="P6"><text:span text:style-name="T6"><text:s text:c="4"/></text:span><text:span text:style-name="T6">*p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18" draw:id="id18" draw:layer="layout" svg:width="8.13cm" svg:height="1.102cm" svg:x="0.563cm" svg:y="5.927cm">
          <text:list text:style-name="L2">
            <text:list-header>
              <text:p text:style-name="P6"><text:span text:style-name="T6"><text:s text:c="4"/></text:span><text:span text:style-name="T6">aux-&gt;sig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86cm" svg:height="1.102cm" svg:x="14.491cm" svg:y="3.528cm">
          <text:list text:style-name="L2">
            <text:list-header>
              <text:p text:style-name="P6"><text:span text:style-name="T6"><text:s text:c="4"/></text:span><text:span text:style-name="T6">ingulel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9cm" svg:height="1.102cm" svg:x="14.491cm" svg:y="4.33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3" draw:id="id33" draw:layer="layout" svg:width="6.86cm" svg:height="1.102cm" svg:x="14.491cm" svg:y="5.129cm">
          <text:list text:style-name="L2">
            <text:list-header>
              <text:p text:style-name="P6"><text:span text:style-name="T6"><text:s text:c="2"/></text:span><text:span text:style-name="T6">if(ant==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4" draw:id="id34" draw:layer="layout" svg:width="5.166cm" svg:height="1.102cm" svg:x="14.491cm" svg:y="5.927cm">
          <text:list text:style-name="L2">
            <text:list-header>
              <text:p text:style-name="P6"><text:span text:style-name="T6"><text:s text:c="4"/></text:span><text:span text:style-name="T6">*p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20" draw:id="id20" draw:layer="layout" svg:width="8.13cm" svg:height="1.102cm" svg:x="0.563cm" svg:y="6.729cm">
          <text:list text:style-name="L2">
            <text:list-header>
              <text:p text:style-name="P6"><text:span text:style-name="T6"><text:s text:c="4"/></text:span><text:span text:style-name="T6">aux-&gt;ant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22" draw:id="id22" draw:layer="layout" svg:width="5.59cm" svg:height="1.102cm" svg:x="0.563cm" svg:y="7.523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27" draw:id="id27" draw:layer="layout" svg:width="4.32cm" svg:height="1.102cm" svg:x="0.642cm" svg:y="8.352cm">
          <text:list text:style-name="L2">
            <text:list-header>
              <text:p text:style-name="P6"><text:span text:style-name="T6"><text:s text:c="2"/></text:span><text:span text:style-name="T6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29" draw:id="id29" draw:layer="layout" svg:width="4.32cm" svg:height="1.102cm" svg:x="0.642cm" svg:y="9.128cm">
          <text:list text:style-name="L2">
            <text:list-header>
              <text:p text:style-name="P6"><text:span text:style-name="T6"><text:s text:c="2"/></text:span><text:span text:style-name="T6">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6" draw:id="id36" draw:layer="layout" svg:width="7.706cm" svg:height="1.102cm" svg:x="14.491cm" svg:y="6.729cm">
          <text:list text:style-name="L2">
            <text:list-header>
              <text:p text:style-name="P6"><text:span text:style-name="T6"><text:s text:c="4"/></text:span><text:span text:style-name="T6">aux-&gt;sig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38" draw:id="id38" draw:layer="layout" svg:width="8.13cm" svg:height="1.102cm" svg:x="14.491cm" svg:y="7.523cm">
          <text:list text:style-name="L2">
            <text:list-header>
              <text:p text:style-name="P6"><text:span text:style-name="T6"><text:s text:c="4"/></text:span><text:span text:style-name="T6">aux-&gt;ant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40" draw:id="id40" draw:layer="layout" svg:width="7.706cm" svg:height="1.102cm" svg:x="14.491cm" svg:y="8.33cm">
          <text:list text:style-name="L2">
            <text:list-header>
              <text:p text:style-name="P6"><text:span text:style-name="T6"><text:s text:c="4"/></text:span><text:span text:style-name="T6">ant-&gt;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42" draw:id="id42" draw:layer="layout" svg:width="5.59cm" svg:height="1.102cm" svg:x="14.491cm" svg:y="9.128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14cm" svg:height="1.102cm" svg:x="14.49cm" svg:y="9.931cm">
          <text:list text:style-name="L2">
            <text:list-header>
              <text:p text:style-name="P6"><text:span text:style-name="T6"><text:s text:c="2"/></text:span><text:span text:style-name="T6">inelei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23" draw:id="id23" draw:layer="layout" svg:width="0.933cm" svg:height="1.102cm" svg:x="14.491cm" svg:y="10.724cm">
          <text:list text:style-name="L2">
            <text:list-header>
              <text:p text:style-name="P6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3" xml:id="id13" draw:id="id13" draw:layer="layout" svg:width="3.197cm" svg:height="2.5cm" svg:x="24.315cm" svg:y="12.916cm">
          <text:list text:style-name="L2">
            <text:list-header>
              <text:p text:style-name="P5"><text:span text:style-name="T9">dato 4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" draw:id="id11">
          <draw:line draw:style-name="gr10" draw:text-style-name="P7" draw:layer="layout" svg:x1="24.315cm" svg:y1="15.417cm" svg:x2="27.517cm" svg:y2="15.417cm">
            <text:p/>
          </draw:line>
          <draw:line draw:style-name="gr10" draw:text-style-name="P7" draw:layer="layout" svg:x1="25.916cm" svg:y1="16.615cm" svg:x2="25.916cm" svg:y2="15.416cm">
            <text:p/>
          </draw:line>
          <draw:custom-shape draw:style-name="gr10" draw:text-style-name="P3" draw:layer="layout" svg:width="3.202cm" svg:height="3.7cm" svg:x="24.315cm" svg:y="12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3" draw:layer="layout" svg:width="2.5cm" svg:height="1.001cm" svg:x="1.319cm" svg:y="12.916cm">
            <text:list text:style-name="L2">
              <text:list-header>
                <text:p text:style-name="P5"><text:span text:style-name="T9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3" draw:layer="layout" svg:width="2.5cm" svg:height="1.001cm" svg:x="1.319cm" svg:y="12.916cm">
            <text:p/>
            <draw:enhanced-geometry svg:viewBox="0 0 21600 21600" draw:type="rectangle" draw:enhanced-path="M 0 0 L 21600 0 21600 21600 0 21600 0 0 Z N"/>
          </draw:custom-shape>
        </draw:g>
        <draw:g xml:id="id19" draw:id="id19">
          <draw:line draw:style-name="gr11" draw:text-style-name="P7" draw:layer="layout" svg:x1="26.714cm" svg:y1="16.011cm" svg:x2="28.21cm" svg:y2="16.007cm">
            <text:p/>
          </draw:line>
          <draw:line draw:style-name="gr10" draw:text-style-name="P7" draw:layer="layout" svg:x1="28.21cm" svg:y1="15.954cm" svg:x2="28.21cm" svg:y2="17.052cm">
            <text:p/>
          </draw:line>
          <draw:line draw:style-name="gr10" draw:text-style-name="P7" draw:layer="layout" svg:x1="28.711cm" svg:y1="17.008cm" svg:x2="27.712cm" svg:y2="17.012cm">
            <text:p/>
          </draw:line>
          <draw:custom-shape draw:style-name="gr5" draw:text-style-name="P3" draw:layer="layout" svg:width="1.994cm" svg:height="1.001cm" svg:x="27.215cm" svg:y="17.206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21" draw:id="id21">
          <draw:line draw:style-name="gr11" draw:text-style-name="P7" draw:layer="layout" svg:x1="25.108cm" svg:y1="16.016cm" svg:x2="23.612cm" svg:y2="16.012cm">
            <text:p/>
          </draw:line>
          <draw:line draw:style-name="gr10" draw:text-style-name="P7" draw:layer="layout" svg:x1="23.612cm" svg:y1="15.963cm" svg:x2="23.612cm" svg:y2="17.061cm">
            <text:p/>
          </draw:line>
          <draw:line draw:style-name="gr10" draw:text-style-name="P7" draw:layer="layout" svg:x1="23.11cm" svg:y1="17.013cm" svg:x2="24.109cm" svg:y2="17.017cm">
            <text:p/>
          </draw:line>
          <draw:custom-shape draw:style-name="gr5" draw:text-style-name="P3" draw:layer="layout" svg:width="1.994cm" svg:height="1.001cm" svg:x="22.613cm" svg:y="17.211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3" xml:id="id26" draw:id="id26" draw:layer="layout" svg:width="3.197cm" svg:height="2.5cm" svg:x="18.318cm" svg:y="12.916cm">
          <text:list text:style-name="L2">
            <text:list-header>
              <text:p text:style-name="P5"><text:span text:style-name="T9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4" draw:id="id24">
          <draw:line draw:style-name="gr10" draw:text-style-name="P7" draw:layer="layout" svg:x1="18.318cm" svg:y1="15.417cm" svg:x2="21.519cm" svg:y2="15.417cm">
            <text:p/>
          </draw:line>
          <draw:line draw:style-name="gr10" draw:text-style-name="P7" draw:layer="layout" svg:x1="19.919cm" svg:y1="16.615cm" svg:x2="19.919cm" svg:y2="15.416cm">
            <text:p/>
          </draw:line>
          <draw:custom-shape draw:style-name="gr10" draw:text-style-name="P3" draw:layer="layout" svg:width="3.201cm" svg:height="3.7cm" svg:x="18.318cm" svg:y="12.916cm">
            <text:p/>
            <draw:enhanced-geometry svg:viewBox="0 0 21600 21600" draw:type="rectangle" draw:enhanced-path="M 0 0 L 21600 0 21600 21600 0 21600 0 0 Z N"/>
          </draw:custom-shape>
        </draw:g>
        <draw:g xml:id="id37" draw:id="id37">
          <draw:line draw:style-name="gr11" draw:text-style-name="P7" draw:layer="layout" svg:x1="20.712cm" svg:y1="16.012cm" svg:x2="22.212cm" svg:y2="16.008cm">
            <text:p/>
          </draw:line>
          <draw:line draw:style-name="gr10" draw:text-style-name="P7" draw:layer="layout" svg:x1="22.212cm" svg:y1="16.043cm" svg:x2="23.213cm" svg:y2="13.291cm">
            <text:p/>
          </draw:line>
          <draw:line draw:style-name="gr12" draw:text-style-name="P7" draw:layer="layout" svg:x1="23.213cm" svg:y1="13.309cm" svg:x2="24.214cm" svg:y2="13.309cm">
            <text:p/>
          </draw:line>
        </draw:g>
        <draw:g xml:id="id41" draw:id="id41">
          <draw:line draw:style-name="gr11" draw:text-style-name="P7" draw:layer="layout" svg:x1="25.108cm" svg:y1="16.014cm" svg:x2="23.657cm" svg:y2="16.009cm">
            <text:p/>
          </draw:line>
          <draw:line draw:style-name="gr10" draw:text-style-name="P7" draw:layer="layout" svg:x1="23.698cm" svg:y1="15.993cm" svg:x2="22.56cm" svg:y2="13.291cm">
            <text:p/>
          </draw:line>
          <draw:line draw:style-name="gr12" draw:text-style-name="P7" draw:layer="layout" svg:x1="22.621cm" svg:y1="13.309cm" svg:x2="21.62cm" svg:y2="13.309cm">
            <text:p/>
          </draw:line>
        </draw:g>
        <draw:g xml:id="id39" draw:id="id39">
          <draw:line draw:style-name="gr11" draw:text-style-name="P7" draw:layer="layout" svg:x1="19.102cm" svg:y1="16.016cm" svg:x2="17.606cm" svg:y2="16.012cm">
            <text:p/>
          </draw:line>
          <draw:line draw:style-name="gr10" draw:text-style-name="P7" draw:layer="layout" svg:x1="17.606cm" svg:y1="15.963cm" svg:x2="17.606cm" svg:y2="17.061cm">
            <text:p/>
          </draw:line>
          <draw:line draw:style-name="gr10" draw:text-style-name="P7" draw:layer="layout" svg:x1="17.104cm" svg:y1="17.013cm" svg:x2="18.103cm" svg:y2="17.017cm">
            <text:p/>
          </draw:line>
          <draw:custom-shape draw:style-name="gr5" draw:text-style-name="P3" draw:layer="layout" svg:width="1.994cm" svg:height="1.001cm" svg:x="16.607cm" svg:y="17.211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3" xml:id="id45" draw:id="id45" draw:layer="layout" svg:width="3.192cm" svg:height="2.5cm" svg:x="12.321cm" svg:y="12.916cm">
          <text:list text:style-name="L2">
            <text:list-header>
              <text:p text:style-name="P5"><text:span text:style-name="T9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3" draw:id="id43">
          <draw:line draw:style-name="gr10" draw:text-style-name="P7" draw:layer="layout" svg:x1="12.321cm" svg:y1="15.417cm" svg:x2="15.522cm" svg:y2="15.417cm">
            <text:p/>
          </draw:line>
          <draw:line draw:style-name="gr10" draw:text-style-name="P7" draw:layer="layout" svg:x1="13.921cm" svg:y1="16.615cm" svg:x2="13.921cm" svg:y2="15.416cm">
            <text:p/>
          </draw:line>
          <draw:custom-shape draw:style-name="gr10" draw:text-style-name="P3" draw:layer="layout" svg:width="3.201cm" svg:height="3.7cm" svg:x="12.321cm" svg:y="12.916cm">
            <text:p/>
            <draw:enhanced-geometry svg:viewBox="0 0 21600 21600" draw:type="rectangle" draw:enhanced-path="M 0 0 L 21600 0 21600 21600 0 21600 0 0 Z N"/>
          </draw:custom-shape>
        </draw:g>
        <draw:g xml:id="id50" draw:id="id50">
          <draw:line draw:style-name="gr11" draw:text-style-name="P7" draw:layer="layout" svg:x1="13.113cm" svg:y1="16.016cm" svg:x2="11.614cm" svg:y2="16.012cm">
            <text:p/>
          </draw:line>
          <draw:line draw:style-name="gr10" draw:text-style-name="P7" draw:layer="layout" svg:x1="11.615cm" svg:y1="15.963cm" svg:x2="11.615cm" svg:y2="17.061cm">
            <text:p/>
          </draw:line>
          <draw:line draw:style-name="gr10" draw:text-style-name="P7" draw:layer="layout" svg:x1="11.112cm" svg:y1="17.013cm" svg:x2="12.113cm" svg:y2="17.017cm">
            <text:p/>
          </draw:line>
          <draw:custom-shape draw:style-name="gr13" draw:text-style-name="P3" draw:layer="layout" svg:width="1.998cm" svg:height="1.001cm" svg:x="10.614cm" svg:y="17.211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9" draw:id="id49">
          <draw:line draw:style-name="gr11" draw:text-style-name="P7" draw:layer="layout" svg:x1="14.715cm" svg:y1="16.012cm" svg:x2="16.216cm" svg:y2="16.008cm">
            <text:p/>
          </draw:line>
          <draw:line draw:style-name="gr10" draw:text-style-name="P7" draw:layer="layout" svg:x1="16.216cm" svg:y1="16.043cm" svg:x2="17.218cm" svg:y2="13.291cm">
            <text:p/>
          </draw:line>
          <draw:line draw:style-name="gr12" draw:text-style-name="P7" draw:layer="layout" svg:x1="17.218cm" svg:y1="13.309cm" svg:x2="18.22cm" svg:y2="13.309cm">
            <text:p/>
          </draw:line>
        </draw:g>
        <draw:g xml:id="id51" draw:id="id51">
          <draw:line draw:style-name="gr11" draw:text-style-name="P7" draw:layer="layout" svg:x1="19.119cm" svg:y1="16.012cm" svg:x2="17.618cm" svg:y2="16.008cm">
            <text:p/>
          </draw:line>
          <draw:line draw:style-name="gr10" draw:text-style-name="P7" draw:layer="layout" svg:x1="17.619cm" svg:y1="16.043cm" svg:x2="16.617cm" svg:y2="13.291cm">
            <text:p/>
          </draw:line>
          <draw:line draw:style-name="gr12" draw:text-style-name="P7" draw:layer="layout" svg:x1="16.617cm" svg:y1="13.309cm" svg:x2="15.615cm" svg:y2="13.309cm">
            <text:p/>
          </draw:line>
        </draw:g>
        <draw:g xml:id="id59" draw:id="id59">
          <draw:line draw:style-name="gr11" draw:text-style-name="P7" draw:layer="layout" svg:x1="7.116cm" svg:y1="16.016cm" svg:x2="5.62cm" svg:y2="16.012cm">
            <text:p/>
          </draw:line>
          <draw:line draw:style-name="gr10" draw:text-style-name="P7" draw:layer="layout" svg:x1="5.62cm" svg:y1="15.963cm" svg:x2="5.62cm" svg:y2="17.061cm">
            <text:p/>
          </draw:line>
          <draw:line draw:style-name="gr10" draw:text-style-name="P7" draw:layer="layout" svg:x1="5.118cm" svg:y1="17.013cm" svg:x2="6.117cm" svg:y2="17.017cm">
            <text:p/>
          </draw:line>
          <draw:custom-shape draw:style-name="gr5" draw:text-style-name="P3" draw:layer="layout" svg:width="1.994cm" svg:height="1.001cm" svg:x="4.621cm" svg:y="17.211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9" draw:text-style-name="P3" xml:id="id54" draw:id="id54" draw:layer="layout" svg:width="3.197cm" svg:height="2.5cm" svg:x="6.319cm" svg:y="12.916cm">
          <text:list text:style-name="L2">
            <text:list-header>
              <text:p text:style-name="P5"><text:span text:style-name="T9">dato 1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2" draw:id="id52">
          <draw:line draw:style-name="gr10" draw:text-style-name="P7" draw:layer="layout" svg:x1="6.319cm" svg:y1="15.417cm" svg:x2="9.521cm" svg:y2="15.417cm">
            <text:p/>
          </draw:line>
          <draw:line draw:style-name="gr10" draw:text-style-name="P7" draw:layer="layout" svg:x1="7.92cm" svg:y1="16.615cm" svg:x2="7.92cm" svg:y2="15.416cm">
            <text:p/>
          </draw:line>
          <draw:custom-shape draw:style-name="gr10" draw:text-style-name="P3" draw:layer="layout" svg:width="3.202cm" svg:height="3.7cm" svg:x="6.319cm" svg:y="12.916cm">
            <text:p/>
            <draw:enhanced-geometry svg:viewBox="0 0 21600 21600" draw:type="rectangle" draw:enhanced-path="M 0 0 L 21600 0 21600 21600 0 21600 0 0 Z N"/>
          </draw:custom-shape>
        </draw:g>
        <draw:g xml:id="id58" draw:id="id58">
          <draw:line draw:style-name="gr11" draw:text-style-name="P7" draw:layer="layout" svg:x1="8.714cm" svg:y1="16.012cm" svg:x2="10.213cm" svg:y2="16.008cm">
            <text:p/>
          </draw:line>
          <draw:line draw:style-name="gr10" draw:text-style-name="P7" draw:layer="layout" svg:x1="10.213cm" svg:y1="16.043cm" svg:x2="11.214cm" svg:y2="13.291cm">
            <text:p/>
          </draw:line>
          <draw:line draw:style-name="gr12" draw:text-style-name="P7" draw:layer="layout" svg:x1="11.214cm" svg:y1="13.309cm" svg:x2="12.215cm" svg:y2="13.309cm">
            <text:p/>
          </draw:line>
        </draw:g>
        <draw:g xml:id="id60" draw:id="id60">
          <draw:line draw:style-name="gr11" draw:text-style-name="P7" draw:layer="layout" svg:x1="13.104cm" svg:y1="16.012cm" svg:x2="11.605cm" svg:y2="16.008cm">
            <text:p/>
          </draw:line>
          <draw:line draw:style-name="gr10" draw:text-style-name="P7" draw:layer="layout" svg:x1="11.605cm" svg:y1="16.043cm" svg:x2="10.604cm" svg:y2="13.291cm">
            <text:p/>
          </draw:line>
          <draw:line draw:style-name="gr12" draw:text-style-name="P7" draw:layer="layout" svg:x1="10.604cm" svg:y1="13.309cm" svg:x2="9.603cm" svg:y2="13.309cm">
            <text:p/>
          </draw:line>
        </draw:g>
        <draw:g xml:id="id56" draw:id="id56">
          <draw:line draw:style-name="gr14" draw:text-style-name="P7" draw:layer="layout" svg:x1="3.814cm" svg:y1="19.217cm" svg:x2="11.314cm" svg:y2="19.217cm">
            <text:p/>
          </draw:line>
          <draw:line draw:style-name="gr15" draw:text-style-name="P7" draw:layer="layout" svg:x1="11.314cm" svg:y1="19.265cm" svg:x2="11.314cm" svg:y2="16.284cm">
            <text:p/>
          </draw:line>
          <draw:line draw:style-name="gr16" draw:text-style-name="P7" draw:layer="layout" svg:x1="11.294cm" svg:y1="16.254cm" svg:x2="12.224cm" svg:y2="16.254cm">
            <text:p/>
          </draw:line>
        </draw:g>
        <draw:g xml:id="id47" draw:id="id47">
          <draw:line draw:style-name="gr14" draw:text-style-name="P7" draw:layer="layout" svg:x1="3.814cm" svg:y1="19.217cm" svg:x2="16.662cm" svg:y2="19.217cm">
            <text:p/>
          </draw:line>
          <draw:line draw:style-name="gr15" draw:text-style-name="P7" draw:layer="layout" svg:x1="16.662cm" svg:y1="19.265cm" svg:x2="16.662cm" svg:y2="16.284cm">
            <text:p/>
          </draw:line>
          <draw:line draw:style-name="gr16" draw:text-style-name="P7" draw:layer="layout" svg:x1="16.627cm" svg:y1="16.254cm" svg:x2="18.22cm" svg:y2="16.254cm">
            <text:p/>
          </draw:line>
        </draw:g>
        <draw:g xml:id="id30" draw:id="id30">
          <draw:line draw:style-name="gr14" draw:text-style-name="P7" draw:layer="layout" svg:x1="3.814cm" svg:y1="19.217cm" svg:x2="22.018cm" svg:y2="19.217cm">
            <text:p/>
          </draw:line>
          <draw:line draw:style-name="gr15" draw:text-style-name="P7" draw:layer="layout" svg:x1="22.018cm" svg:y1="19.265cm" svg:x2="22.018cm" svg:y2="16.284cm">
            <text:p/>
          </draw:line>
          <draw:line draw:style-name="gr16" draw:text-style-name="P7" draw:layer="layout" svg:x1="21.969cm" svg:y1="16.254cm" svg:x2="24.227cm" svg:y2="16.254cm">
            <text:p/>
          </draw:line>
        </draw:g>
        <draw:g xml:id="id55" draw:id="id55">
          <draw:line draw:style-name="gr17" draw:text-style-name="P7" draw:layer="layout" svg:x1="3.814cm" svg:y1="21.118cm" svg:x2="11.472cm" svg:y2="21.118cm">
            <text:p/>
          </draw:line>
          <draw:line draw:style-name="gr18" draw:text-style-name="P7" draw:layer="layout" svg:x1="11.449cm" svg:y1="21.103cm" svg:x2="11.449cm" svg:y2="15.504cm">
            <text:p/>
          </draw:line>
          <draw:line draw:style-name="gr19" draw:text-style-name="P7" draw:layer="layout" svg:x1="11.449cm" svg:y1="15.557cm" svg:x2="12.215cm" svg:y2="15.557cm">
            <text:p/>
          </draw:line>
        </draw:g>
        <draw:g xml:id="id46" draw:id="id46">
          <draw:line draw:style-name="gr17" draw:text-style-name="P7" draw:layer="layout" svg:x1="3.814cm" svg:y1="21.109cm" svg:x2="16.947cm" svg:y2="21.109cm">
            <text:p/>
          </draw:line>
          <draw:line draw:style-name="gr18" draw:text-style-name="P7" draw:layer="layout" svg:x1="16.906cm" svg:y1="21.094cm" svg:x2="16.906cm" svg:y2="15.495cm">
            <text:p/>
          </draw:line>
          <draw:line draw:style-name="gr19" draw:text-style-name="P7" draw:layer="layout" svg:x1="16.906cm" svg:y1="15.548cm" svg:x2="18.22cm" svg:y2="15.548cm">
            <text:p/>
          </draw:line>
        </draw:g>
        <draw:g xml:id="id28" draw:id="id28">
          <draw:line draw:style-name="gr17" draw:text-style-name="P7" draw:layer="layout" svg:x1="3.814cm" svg:y1="21.118cm" svg:x2="22.41cm" svg:y2="21.118cm">
            <text:p/>
          </draw:line>
          <draw:line draw:style-name="gr18" draw:text-style-name="P7" draw:layer="layout" svg:x1="22.353cm" svg:y1="21.103cm" svg:x2="22.353cm" svg:y2="15.504cm">
            <text:p/>
          </draw:line>
          <draw:line draw:style-name="gr19" draw:text-style-name="P7" draw:layer="layout" svg:x1="22.353cm" svg:y1="15.557cm" svg:x2="24.214cm" svg:y2="15.557cm">
            <text:p/>
          </draw:line>
        </draw:g>
        <draw:polyline draw:style-name="gr20" draw:text-style-name="P7" xml:id="id57" draw:id="id57" draw:layer="layout" svg:width="2.398cm" svg:height="0cm" svg:x="3.819cm" svg:y="13.414cm" svg:viewBox="0 0 2399 0" draw:points="0,0 2399,0">
          <text:p/>
        </draw:polyline>
        <draw:g xml:id="id17" draw:id="id17">
          <draw:line draw:style-name="gr11" draw:text-style-name="P7" draw:layer="layout" svg:x1="3.814cm" svg:y1="13.418cm" svg:x2="5.313cm" svg:y2="13.413cm">
            <text:p/>
          </draw:line>
          <draw:line draw:style-name="gr10" draw:text-style-name="P7" draw:layer="layout" svg:x1="5.313cm" svg:y1="13.366cm" svg:x2="5.313cm" svg:y2="14.464cm">
            <text:p/>
          </draw:line>
          <draw:line draw:style-name="gr10" draw:text-style-name="P7" draw:layer="layout" svg:x1="5.815cm" svg:y1="14.415cm" svg:x2="4.814cm" svg:y2="14.42cm">
            <text:p/>
          </draw:line>
          <draw:custom-shape draw:style-name="gr5" draw:text-style-name="P3" draw:layer="layout" svg:width="1.998cm" svg:height="1.001cm" svg:x="4.316cm" svg:y="14.614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53" draw:id="id53">
          <draw:line draw:style-name="gr11" draw:text-style-name="P7" draw:layer="layout" svg:x1="3.814cm" svg:y1="13.414cm" svg:x2="5.733cm" svg:y2="13.414cm">
            <text:p/>
          </draw:line>
          <draw:line draw:style-name="gr21" draw:text-style-name="P7" draw:layer="layout" svg:x1="5.684cm" svg:y1="13.413cm" svg:x2="5.684cm" svg:y2="12.412cm">
            <text:p/>
          </draw:line>
          <draw:line draw:style-name="gr21" draw:text-style-name="P7" draw:layer="layout" svg:x1="5.684cm" svg:y1="12.466cm" svg:x2="10.702cm" svg:y2="12.466cm">
            <text:p/>
          </draw:line>
          <draw:line draw:style-name="gr21" draw:text-style-name="P7" draw:layer="layout" svg:x1="10.694cm" svg:y1="12.413cm" svg:x2="10.694cm" svg:y2="13.414cm">
            <text:p/>
          </draw:line>
          <draw:line draw:style-name="gr22" draw:text-style-name="P7" draw:layer="layout" svg:x1="10.694cm" svg:y1="13.352cm" svg:x2="12.233cm" svg:y2="13.352cm">
            <text:p/>
          </draw:line>
        </draw:g>
        <draw:g xml:id="id25" draw:id="id25">
          <draw:line draw:style-name="gr11" draw:text-style-name="P7" draw:layer="layout" svg:x1="3.814cm" svg:y1="13.414cm" svg:x2="17.31cm" svg:y2="13.414cm">
            <text:p/>
          </draw:line>
          <draw:line draw:style-name="gr21" draw:text-style-name="P7" draw:layer="layout" svg:x1="17.315cm" svg:y1="13.413cm" svg:x2="17.315cm" svg:y2="12.412cm">
            <text:p/>
          </draw:line>
          <draw:line draw:style-name="gr21" draw:text-style-name="P7" draw:layer="layout" svg:x1="17.315cm" svg:y1="12.466cm" svg:x2="22.515cm" svg:y2="12.466cm">
            <text:p/>
          </draw:line>
          <draw:line draw:style-name="gr21" draw:text-style-name="P7" draw:layer="layout" svg:x1="22.493cm" svg:y1="12.413cm" svg:x2="22.493cm" svg:y2="13.414cm">
            <text:p/>
          </draw:line>
          <draw:line draw:style-name="gr22" draw:text-style-name="P7" draw:layer="layout" svg:x1="22.453cm" svg:y1="13.374cm" svg:x2="24.252cm" svg:y2="13.374cm">
            <text:p/>
          </draw:line>
        </draw:g>
        <draw:polyline draw:style-name="gr20" draw:text-style-name="P7" xml:id="id35" draw:id="id35" draw:layer="layout" svg:width="14.406cm" svg:height="0cm" svg:x="3.814cm" svg:y="13.414cm" svg:viewBox="0 0 14407 0" draw:points="0,0 14407,0">
          <text:p/>
        </draw:polyline>
        <draw:g xml:id="id44" draw:id="id44">
          <draw:line draw:style-name="gr11" draw:text-style-name="P7" draw:layer="layout" svg:x1="3.814cm" svg:y1="13.414cm" svg:x2="11.862cm" svg:y2="13.414cm">
            <text:p/>
          </draw:line>
          <draw:line draw:style-name="gr21" draw:text-style-name="P7" draw:layer="layout" svg:x1="11.822cm" svg:y1="13.413cm" svg:x2="11.822cm" svg:y2="12.412cm">
            <text:p/>
          </draw:line>
          <draw:line draw:style-name="gr21" draw:text-style-name="P7" draw:layer="layout" svg:x1="11.822cm" svg:y1="12.466cm" svg:x2="16.991cm" svg:y2="12.466cm">
            <text:p/>
          </draw:line>
          <draw:line draw:style-name="gr21" draw:text-style-name="P7" draw:layer="layout" svg:x1="16.982cm" svg:y1="12.413cm" svg:x2="16.982cm" svg:y2="13.414cm">
            <text:p/>
          </draw:line>
          <draw:line draw:style-name="gr22" draw:text-style-name="P7" draw:layer="layout" svg:x1="16.951cm" svg:y1="13.374cm" svg:x2="18.221cm" svg:y2="13.374cm">
            <text:p/>
          </draw:line>
        </draw:g>
        <draw:polyline draw:style-name="gr20" draw:text-style-name="P7" xml:id="id48" draw:id="id48" draw:layer="layout" svg:width="8.409cm" svg:height="0cm" svg:x="3.814cm" svg:y="13.414cm" svg:viewBox="0 0 8410 0" draw:points="0,0 8410,0">
          <text:p/>
        </draw:polyline>
        <draw:polyline draw:style-name="gr20" draw:text-style-name="P7" xml:id="id16" draw:id="id16" draw:layer="layout" svg:width="20.421cm" svg:height="0cm" svg:x="3.814cm" svg:y="13.414cm" svg:viewBox="0 0 20422 0" draw:points="0,0 20422,0">
          <text:p/>
        </draw:polyline>
        <anim:par presentation:node-type="timing-root">
          <anim:par smil:begin="id5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" smil:attributeName="visibility" smil:to="visible"/>
                  <anim:animate smil:dur="1s" smil:fill="hold" smil:targetElement="id16" smil:attributeName="x" smil:values="x-width/2;x" smil:keyTimes="0;1"/>
                  <anim:animate smil:dur="1s" smil:fill="hold" smil:targetElement="id16" smil:attributeName="y" smil:values="y;y" smil:keyTimes="0;1"/>
                  <anim:animate smil:dur="1s" smil:fill="hold" smil:targetElement="id16" smil:attributeName="width" smil:values="0;width" smil:keyTimes="0;1"/>
                  <anim:animate smil:dur="1s" smil:fill="hold" smil:targetElement="id1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9" smil:attributeName="visibility" smil:to="visible"/>
                  <anim:animate smil:dur="1s" smil:fill="hold" smil:targetElement="id19" smil:attributeName="x" smil:values="x-width/2;x" smil:keyTimes="0;1"/>
                  <anim:animate smil:dur="1s" smil:fill="hold" smil:targetElement="id19" smil:attributeName="y" smil:values="y;y" smil:keyTimes="0;1"/>
                  <anim:animate smil:dur="1s" smil:fill="hold" smil:targetElement="id19" smil:attributeName="width" smil:values="0;width" smil:keyTimes="0;1"/>
                  <anim:animate smil:dur="1s" smil:fill="hold" smil:targetElement="id1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21" smil:attributeName="visibility" smil:to="visible"/>
                  <anim:animate smil:dur="1s" smil:fill="hold" smil:targetElement="id21" smil:attributeName="x" smil:values="x+width/2;x" smil:keyTimes="0;1"/>
                  <anim:animate smil:dur="1s" smil:fill="hold" smil:targetElement="id21" smil:attributeName="y" smil:values="y;y" smil:keyTimes="0;1"/>
                  <anim:animate smil:dur="1s" smil:fill="hold" smil:targetElement="id21" smil:attributeName="width" smil:values="0;width" smil:keyTimes="0;1"/>
                  <anim:animate smil:dur="1s" smil:fill="hold" smil:targetElement="id2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8" smil:attributeName="visibility" smil:to="visible"/>
                  <anim:animate smil:dur="1s" smil:fill="hold" smil:targetElement="id28" smil:attributeName="x" smil:values="x-width/2;x" smil:keyTimes="0;1"/>
                  <anim:animate smil:dur="1s" smil:fill="hold" smil:targetElement="id28" smil:attributeName="y" smil:values="y;y" smil:keyTimes="0;1"/>
                  <anim:animate smil:dur="1s" smil:fill="hold" smil:targetElement="id28" smil:attributeName="width" smil:values="0;width" smil:keyTimes="0;1"/>
                  <anim:animate smil:dur="1s" smil:fill="hold" smil:targetElement="id2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0" smil:attributeName="visibility" smil:to="visible"/>
                  <anim:animate smil:dur="1s" smil:fill="hold" smil:targetElement="id30" smil:attributeName="x" smil:values="x-width/2;x" smil:keyTimes="0;1"/>
                  <anim:animate smil:dur="1s" smil:fill="hold" smil:targetElement="id30" smil:attributeName="y" smil:values="y;y" smil:keyTimes="0;1"/>
                  <anim:animate smil:dur="1s" smil:fill="hold" smil:targetElement="id30" smil:attributeName="width" smil:values="0;width" smil:keyTimes="0;1"/>
                  <anim:animate smil:dur="1s" smil:fill="hold" smil:targetElement="id3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5" smil:attributeName="visibility" smil:to="visible"/>
                  <anim:animate smil:dur="1s" smil:fill="hold" smil:targetElement="id35" smil:attributeName="x" smil:values="x-width/2;x" smil:keyTimes="0;1"/>
                  <anim:animate smil:dur="1s" smil:fill="hold" smil:targetElement="id35" smil:attributeName="y" smil:values="y;y" smil:keyTimes="0;1"/>
                  <anim:animate smil:dur="1s" smil:fill="hold" smil:targetElement="id35" smil:attributeName="width" smil:values="0;width" smil:keyTimes="0;1"/>
                  <anim:animate smil:dur="1s" smil:fill="hold" smil:targetElement="id3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37" smil:attributeName="visibility" smil:to="visible"/>
                  <anim:animate smil:dur="1s" smil:fill="hold" smil:targetElement="id37" smil:attributeName="x" smil:values="x-width/2;x" smil:keyTimes="0;1"/>
                  <anim:animate smil:dur="1s" smil:fill="hold" smil:targetElement="id37" smil:attributeName="y" smil:values="y;y" smil:keyTimes="0;1"/>
                  <anim:animate smil:dur="1s" smil:fill="hold" smil:targetElement="id37" smil:attributeName="width" smil:values="0;width" smil:keyTimes="0;1"/>
                  <anim:animate smil:dur="1s" smil:fill="hold" smil:targetElement="id3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3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39" smil:attributeName="visibility" smil:to="visible"/>
                  <anim:animate smil:dur="1s" smil:fill="hold" smil:targetElement="id39" smil:attributeName="x" smil:values="x+width/2;x" smil:keyTimes="0;1"/>
                  <anim:animate smil:dur="1s" smil:fill="hold" smil:targetElement="id39" smil:attributeName="y" smil:values="y;y" smil:keyTimes="0;1"/>
                  <anim:animate smil:dur="1s" smil:fill="hold" smil:targetElement="id39" smil:attributeName="width" smil:values="0;width" smil:keyTimes="0;1"/>
                  <anim:animate smil:dur="1s" smil:fill="hold" smil:targetElement="id3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3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41" smil:attributeName="visibility" smil:to="visible"/>
                  <anim:animate smil:dur="1s" smil:fill="hold" smil:targetElement="id41" smil:attributeName="x" smil:values="x+width/2;x" smil:keyTimes="0;1"/>
                  <anim:animate smil:dur="1s" smil:fill="hold" smil:targetElement="id41" smil:attributeName="y" smil:values="y;y" smil:keyTimes="0;1"/>
                  <anim:animate smil:dur="1s" smil:fill="hold" smil:targetElement="id41" smil:attributeName="width" smil:values="0;width" smil:keyTimes="0;1"/>
                  <anim:animate smil:dur="1s" smil:fill="hold" smil:targetElement="id4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4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4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35" smil:type="fade" smil:subtype="crossfade" smil:mode="out"/>
                  <anim:set smil:begin="1.9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46" smil:attributeName="visibility" smil:to="visible"/>
                  <anim:animate smil:dur="1s" smil:fill="hold" smil:targetElement="id46" smil:attributeName="x" smil:values="x-width/2;x" smil:keyTimes="0;1"/>
                  <anim:animate smil:dur="1s" smil:fill="hold" smil:targetElement="id46" smil:attributeName="y" smil:values="y;y" smil:keyTimes="0;1"/>
                  <anim:animate smil:dur="1s" smil:fill="hold" smil:targetElement="id46" smil:attributeName="width" smil:values="0;width" smil:keyTimes="0;1"/>
                  <anim:animate smil:dur="1s" smil:fill="hold" smil:targetElement="id4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47" smil:attributeName="visibility" smil:to="visible"/>
                  <anim:animate smil:dur="1s" smil:fill="hold" smil:targetElement="id47" smil:attributeName="x" smil:values="x-width/2;x" smil:keyTimes="0;1"/>
                  <anim:animate smil:dur="1s" smil:fill="hold" smil:targetElement="id47" smil:attributeName="y" smil:values="y;y" smil:keyTimes="0;1"/>
                  <anim:animate smil:dur="1s" smil:fill="hold" smil:targetElement="id47" smil:attributeName="width" smil:values="0;width" smil:keyTimes="0;1"/>
                  <anim:animate smil:dur="1s" smil:fill="hold" smil:targetElement="id4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4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48" smil:attributeName="visibility" smil:to="visible"/>
                  <anim:animate smil:dur="1s" smil:fill="hold" smil:targetElement="id48" smil:attributeName="x" smil:values="x-width/2;x" smil:keyTimes="0;1"/>
                  <anim:animate smil:dur="1s" smil:fill="hold" smil:targetElement="id48" smil:attributeName="y" smil:values="y;y" smil:keyTimes="0;1"/>
                  <anim:animate smil:dur="1s" smil:fill="hold" smil:targetElement="id48" smil:attributeName="width" smil:values="0;width" smil:keyTimes="0;1"/>
                  <anim:animate smil:dur="1s" smil:fill="hold" smil:targetElement="id48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49" smil:attributeName="visibility" smil:to="visible"/>
                  <anim:animate smil:dur="1s" smil:fill="hold" smil:targetElement="id49" smil:attributeName="x" smil:values="x-width/2;x" smil:keyTimes="0;1"/>
                  <anim:animate smil:dur="1s" smil:fill="hold" smil:targetElement="id49" smil:attributeName="y" smil:values="y;y" smil:keyTimes="0;1"/>
                  <anim:animate smil:dur="1s" smil:fill="hold" smil:targetElement="id49" smil:attributeName="width" smil:values="0;width" smil:keyTimes="0;1"/>
                  <anim:animate smil:dur="1s" smil:fill="hold" smil:targetElement="id4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3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50" smil:attributeName="visibility" smil:to="visible"/>
                  <anim:animate smil:dur="1s" smil:fill="hold" smil:targetElement="id50" smil:attributeName="x" smil:values="x+width/2;x" smil:keyTimes="0;1"/>
                  <anim:animate smil:dur="1s" smil:fill="hold" smil:targetElement="id50" smil:attributeName="y" smil:values="y;y" smil:keyTimes="0;1"/>
                  <anim:animate smil:dur="1s" smil:fill="hold" smil:targetElement="id50" smil:attributeName="width" smil:values="0;width" smil:keyTimes="0;1"/>
                  <anim:animate smil:dur="1s" smil:fill="hold" smil:targetElement="id5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3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51" smil:attributeName="visibility" smil:to="visible"/>
                  <anim:animate smil:dur="1s" smil:fill="hold" smil:targetElement="id51" smil:attributeName="x" smil:values="x+width/2;x" smil:keyTimes="0;1"/>
                  <anim:animate smil:dur="1s" smil:fill="hold" smil:targetElement="id51" smil:attributeName="y" smil:values="y;y" smil:keyTimes="0;1"/>
                  <anim:animate smil:dur="1s" smil:fill="hold" smil:targetElement="id51" smil:attributeName="width" smil:values="0;width" smil:keyTimes="0;1"/>
                  <anim:animate smil:dur="1s" smil:fill="hold" smil:targetElement="id5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4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4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6" presentation:preset-class="emphasis" presentation:preset-id="ooo-emphasis-font-color" presentation:preset-sub-type="1">
                  <anim:set smil:dur="indefinite" smil:targetElement="id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6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7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8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8" smil:attributeName="color" smil:to="#000000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0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8" smil:type="fade" smil:subtype="crossfade" smil:mode="out"/>
                  <anim:set smil:begin="1.999s" smil:dur="0.001s" smil:fill="hold" smil:targetElement="id4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2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5" smil:attributeName="visibility" smil:to="visible"/>
                  <anim:animate smil:dur="1s" smil:fill="hold" smil:targetElement="id55" smil:attributeName="x" smil:values="x-width/2;x" smil:keyTimes="0;1"/>
                  <anim:animate smil:dur="1s" smil:fill="hold" smil:targetElement="id55" smil:attributeName="y" smil:values="y;y" smil:keyTimes="0;1"/>
                  <anim:animate smil:dur="1s" smil:fill="hold" smil:targetElement="id55" smil:attributeName="width" smil:values="0;width" smil:keyTimes="0;1"/>
                  <anim:animate smil:dur="1s" smil:fill="hold" smil:targetElement="id5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7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6" smil:attributeName="visibility" smil:to="visible"/>
                  <anim:animate smil:dur="1s" smil:fill="hold" smil:targetElement="id56" smil:attributeName="x" smil:values="x-width/2;x" smil:keyTimes="0;1"/>
                  <anim:animate smil:dur="1s" smil:fill="hold" smil:targetElement="id56" smil:attributeName="y" smil:values="y;y" smil:keyTimes="0;1"/>
                  <anim:animate smil:dur="1s" smil:fill="hold" smil:targetElement="id56" smil:attributeName="width" smil:values="0;width" smil:keyTimes="0;1"/>
                  <anim:animate smil:dur="1s" smil:fill="hold" smil:targetElement="id5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9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1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7" smil:attributeName="visibility" smil:to="visible"/>
                  <anim:animate smil:dur="1s" smil:fill="hold" smil:targetElement="id57" smil:attributeName="x" smil:values="x-width/2;x" smil:keyTimes="0;1"/>
                  <anim:animate smil:dur="1s" smil:fill="hold" smil:targetElement="id57" smil:attributeName="y" smil:values="y;y" smil:keyTimes="0;1"/>
                  <anim:animate smil:dur="1s" smil:fill="hold" smil:targetElement="id57" smil:attributeName="width" smil:values="0;width" smil:keyTimes="0;1"/>
                  <anim:animate smil:dur="1s" smil:fill="hold" smil:targetElement="id5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58" smil:attributeName="visibility" smil:to="visible"/>
                  <anim:animate smil:dur="1s" smil:fill="hold" smil:targetElement="id58" smil:attributeName="x" smil:values="x-width/2;x" smil:keyTimes="0;1"/>
                  <anim:animate smil:dur="1s" smil:fill="hold" smil:targetElement="id58" smil:attributeName="y" smil:values="y;y" smil:keyTimes="0;1"/>
                  <anim:animate smil:dur="1s" smil:fill="hold" smil:targetElement="id58" smil:attributeName="width" smil:values="0;width" smil:keyTimes="0;1"/>
                  <anim:animate smil:dur="1s" smil:fill="hold" smil:targetElement="id5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6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3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59" smil:attributeName="visibility" smil:to="visible"/>
                  <anim:animate smil:dur="1s" smil:fill="hold" smil:targetElement="id59" smil:attributeName="x" smil:values="x+width/2;x" smil:keyTimes="0;1"/>
                  <anim:animate smil:dur="1s" smil:fill="hold" smil:targetElement="id59" smil:attributeName="y" smil:values="y;y" smil:keyTimes="0;1"/>
                  <anim:animate smil:dur="1s" smil:fill="hold" smil:targetElement="id59" smil:attributeName="width" smil:values="0;width" smil:keyTimes="0;1"/>
                  <anim:animate smil:dur="1s" smil:fill="hold" smil:targetElement="id5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38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4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60" smil:attributeName="visibility" smil:to="visible"/>
                  <anim:animate smil:dur="1s" smil:fill="hold" smil:targetElement="id60" smil:attributeName="x" smil:values="x+width/2;x" smil:keyTimes="0;1"/>
                  <anim:animate smil:dur="1s" smil:fill="hold" smil:targetElement="id60" smil:attributeName="y" smil:values="y;y" smil:keyTimes="0;1"/>
                  <anim:animate smil:dur="1s" smil:fill="hold" smil:targetElement="id60" smil:attributeName="width" smil:values="0;width" smil:keyTimes="0;1"/>
                  <anim:animate smil:dur="1s" smil:fill="hold" smil:targetElement="id60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40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4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4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3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xml:id="id61" draw:id="id61">
        <office:forms form:automatic-focus="false" form:apply-design-mode="false"/>
        <draw:custom-shape draw:style-name="gr2" draw:text-style-name="P3" xml:id="id62" draw:id="id62" draw:layer="layout" svg:width="30.48cm" svg:height="10.463cm" svg:x="0cm" svg:y="6.196cm">
          <text:list text:style-name="L6">
            <text:list-header>
              <text:p text:style-name="P8"><text:span text:style-name="T10">INSERTAR ELEMENTO INTERMEDI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61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box" presentation:preset-sub-type="out">
                  <anim:set smil:begin="0s" smil:dur="0.001s" smil:fill="hold" smil:targetElement="id62" smil:attributeName="visibility" smil:to="visible"/>
                  <anim:transitionFilter smil:dur="1s" smil:targetElement="id62" smil:type="irisWipe" smil:subtype="rectang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xml:id="id63" draw:id="id63">
        <office:forms form:automatic-focus="false" form:apply-design-mode="false"/>
        <draw:custom-shape draw:style-name="gr8" draw:text-style-name="P3" xml:id="id64" draw:id="id64" draw:layer="layout" svg:width="12.363cm" svg:height="1.102cm" svg:x="0.537cm" svg:y="0.194cm">
          <text:list text:style-name="L2">
            <text:list-header>
              <text:p text:style-name="P6"><text:span text:style-name="T6">void ingres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65" draw:id="id65" draw:layer="layout" svg:width="0.933cm" svg:height="1.102cm" svg:x="0.537cm" svg:y="1.199cm">
          <text:list text:style-name="L2">
            <text:list-header>
              <text:p text:style-name="P6"><text:span text:style-name="T7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66" draw:id="id66" draw:layer="layout" svg:width="12.364cm" svg:height="1.102cm" svg:x="0.536cm" svg:y="2.196cm">
          <text:list text:style-name="L2">
            <text:list-header>
              <text:p text:style-name="P6"><text:span text:style-name="T6"><text:s text:c="2"/></text:span><text:span text:style-name="T6">struct lid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68" draw:id="id68" draw:layer="layout" svg:width="14.48cm" svg:height="1.102cm" svg:x="0.537cm" svg:y="3.197cm">
          <text:list text:style-name="L2">
            <text:list-header>
              <text:p text:style-name="P6"><text:span text:style-name="T6"><text:s text:c="2"/></text:span><text:span text:style-name="T6">aux=malloc(sizeof(struct lid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74" draw:id="id74" draw:layer="layout" svg:width="6.437cm" svg:height="1.102cm" svg:x="0.536cm" svg:y="4.198cm">
          <text:list text:style-name="L2">
            <text:list-header>
              <text:p text:style-name="P6"><text:span text:style-name="T6"><text:s text:c="2"/></text:span><text:span text:style-name="T6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76" draw:id="id76" draw:layer="layout" svg:width="4.744cm" svg:height="1.102cm" svg:x="0.536cm" svg:y="5.195cm">
          <text:list text:style-name="L2">
            <text:list-header>
              <text:p text:style-name="P6"><text:span text:style-name="T6"><text:s text:c="2"/></text:span><text:span text:style-name="T6">if(!*p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13cm" svg:height="1.102cm" svg:x="0.537cm" svg:y="6.196cm">
          <text:list text:style-name="L2">
            <text:list-header>
              <text:p text:style-name="P6"><text:span text:style-name="T6"><text:s text:c="4"/></text:span><text:span text:style-name="T6">inpr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9cm" svg:height="1.102cm" svg:x="0.537cm" svg:y="7.197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77" draw:id="id77" draw:layer="layout" svg:width="4.32cm" svg:height="1.102cm" svg:x="0.537cm" svg:y="8.193cm">
          <text:list text:style-name="L2">
            <text:list-header>
              <text:p text:style-name="P6"><text:span text:style-name="T6"><text:s text:c="2"/></text:span><text:span text:style-name="T6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79" draw:id="id79" draw:layer="layout" svg:width="4.32cm" svg:height="1.102cm" svg:x="0.537cm" svg:y="9.19cm">
          <text:list text:style-name="L2">
            <text:list-header>
              <text:p text:style-name="P6"><text:span text:style-name="T6"><text:s text:c="2"/></text:span><text:span text:style-name="T6">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1" draw:id="id81" draw:layer="layout" svg:width="15.75cm" svg:height="1.102cm" svg:x="0.537cm" svg:y="10.195cm">
          <text:list text:style-name="L2">
            <text:list-header>
              <text:p text:style-name="P6"><text:span text:style-name="T6"><text:s text:c="2"/></text:span><text:span text:style-name="T6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2" draw:id="id82" draw:layer="layout" svg:width="5.59cm" svg:height="1.102cm" svg:x="0.537cm" svg:y="11.196cm">
          <text:list text:style-name="L2">
            <text:list-header>
              <text:p text:style-name="P6"><text:span text:style-name="T6"><text:s text:c="4"/></text:span><text:span text:style-name="T6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3" draw:id="id83" draw:layer="layout" svg:width="8.13cm" svg:height="1.102cm" svg:x="0.537cm" svg:y="12.193cm">
          <text:list text:style-name="L2">
            <text:list-header>
              <text:p text:style-name="P6"><text:span text:style-name="T6"><text:s text:c="4"/></text:span><text:span text:style-name="T6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5" draw:id="id85" draw:layer="layout" svg:width="5.167cm" svg:height="1.102cm" svg:x="18.839cm" svg:y="0.194cm">
          <text:list text:style-name="L2">
            <text:list-header>
              <text:p text:style-name="P6"><text:span text:style-name="T6"><text:s text:c="2"/></text:span><text:span text:style-name="T6">if(!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36cm" svg:height="1.102cm" svg:x="18.839cm" svg:y="1.199cm">
          <text:list text:style-name="L2">
            <text:list-header>
              <text:p text:style-name="P6"><text:span text:style-name="T6"><text:s text:c="4"/></text:span><text:span text:style-name="T6">inulel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9cm" svg:height="1.102cm" svg:x="18.839cm" svg:y="2.196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6" draw:id="id86" draw:layer="layout" svg:width="6.86cm" svg:height="1.102cm" svg:x="18.839cm" svg:y="3.197cm">
          <text:list text:style-name="L2">
            <text:list-header>
              <text:p text:style-name="P6"><text:span text:style-name="T6"><text:s text:c="2"/></text:span><text:span text:style-name="T6">if(ant==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86cm" svg:height="1.102cm" svg:x="18.839cm" svg:y="4.198cm">
          <text:list text:style-name="L2">
            <text:list-header>
              <text:p text:style-name="P6"><text:span text:style-name="T6"><text:s text:c="4"/></text:span><text:span text:style-name="T6">inpriel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9cm" svg:height="1.102cm" svg:x="18.839cm" svg:y="5.195cm">
          <text:list text:style-name="L2">
            <text:list-header>
              <text:p text:style-name="P6"><text:span text:style-name="T6"><text:s text:c="4"/></text:span><text:span text:style-name="T6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7" draw:id="id87" draw:layer="layout" svg:width="6.86cm" svg:height="1.102cm" svg:x="18.839cm" svg:y="6.196cm">
          <text:list text:style-name="L2">
            <text:list-header>
              <text:p text:style-name="P6"><text:span text:style-name="T6"><text:s text:c="2"/></text:span><text:span text:style-name="T6">ant-&gt;sig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89" draw:id="id89" draw:layer="layout" svg:width="6.86cm" svg:height="1.102cm" svg:x="18.839cm" svg:y="7.197cm">
          <text:list text:style-name="L2">
            <text:list-header>
              <text:p text:style-name="P6"><text:span text:style-name="T6"><text:s text:c="2"/></text:span><text:span text:style-name="T6">aux-&gt;sig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91" draw:id="id91" draw:layer="layout" svg:width="6.86cm" svg:height="1.102cm" svg:x="18.839cm" svg:y="8.193cm">
          <text:list text:style-name="L2">
            <text:list-header>
              <text:p text:style-name="P6"><text:span text:style-name="T6"><text:s text:c="2"/></text:span><text:span text:style-name="T6">aux-&gt;ant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93" draw:id="id93" draw:layer="layout" svg:width="6.86cm" svg:height="1.102cm" svg:x="18.839cm" svg:y="9.19cm">
          <text:list text:style-name="L2">
            <text:list-header>
              <text:p text:style-name="P6"><text:span text:style-name="T6"><text:s text:c="2"/></text:span><text:span text:style-name="T6">act-&gt;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xml:id="id95" draw:id="id95" draw:layer="layout" svg:width="0.933cm" svg:height="1.102cm" svg:x="18.839cm" svg:y="10.195cm">
          <text:list text:style-name="L2">
            <text:list-header>
              <text:p text:style-name="P6"><text:span text:style-name="T7">}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style-name="gr9" draw:text-style-name="P3" draw:layer="layout" svg:width="3.197cm" svg:height="2.5cm" svg:x="6.923cm" svg:y="14.23cm">
            <text:list text:style-name="L2">
              <text:list-header>
                <text:p text:style-name="P5"><text:span text:style-name="T9">dato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6.923cm" svg:y1="16.73cm" svg:x2="10.125cm" svg:y2="16.73cm">
              <text:p/>
            </draw:line>
            <draw:line draw:style-name="gr10" draw:text-style-name="P7" draw:layer="layout" svg:x1="8.524cm" svg:y1="17.928cm" svg:x2="8.524cm" svg:y2="16.729cm">
              <text:p/>
            </draw:line>
            <draw:custom-shape draw:style-name="gr10" draw:text-style-name="P3" draw:layer="layout" svg:width="3.202cm" svg:height="3.699cm" svg:x="6.923cm" svg:y="14.2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196cm" svg:height="2.501cm" svg:x="24.915cm" svg:y="14.23cm">
            <text:list text:style-name="L2">
              <text:list-header>
                <text:p text:style-name="P5"><text:span text:style-name="T9">dato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24.915cm" svg:y1="16.731cm" svg:x2="28.116cm" svg:y2="16.731cm">
              <text:p/>
            </draw:line>
            <draw:line draw:style-name="gr10" draw:text-style-name="P7" draw:layer="layout" svg:x1="26.515cm" svg:y1="17.929cm" svg:x2="26.515cm" svg:y2="16.73cm">
              <text:p/>
            </draw:line>
            <draw:custom-shape draw:style-name="gr10" draw:text-style-name="P3" draw:layer="layout" svg:width="3.201cm" svg:height="3.7cm" svg:x="24.915cm" svg:y="14.23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0" draw:text-style-name="P7" draw:layer="layout" svg:x1="4.419cm" svg:y1="14.728cm" svg:x2="6.87cm" svg:y2="14.728cm">
          <text:p/>
        </draw:line>
        <draw:g>
          <draw:line draw:style-name="gr11" draw:text-style-name="P7" draw:layer="layout" svg:x1="27.309cm" svg:y1="17.329cm" svg:x2="28.808cm" svg:y2="17.324cm">
            <text:p/>
          </draw:line>
          <draw:line draw:style-name="gr10" draw:text-style-name="P7" draw:layer="layout" svg:x1="28.808cm" svg:y1="17.277cm" svg:x2="28.808cm" svg:y2="18.375cm">
            <text:p/>
          </draw:line>
          <draw:line draw:style-name="gr10" draw:text-style-name="P7" draw:layer="layout" svg:x1="29.31cm" svg:y1="18.326cm" svg:x2="28.309cm" svg:y2="18.331cm">
            <text:p/>
          </draw:line>
          <draw:custom-shape draw:style-name="gr5" draw:text-style-name="P3" draw:layer="layout" svg:width="1.998cm" svg:height="1.001cm" svg:x="27.811cm" svg:y="18.52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>
          <draw:custom-shape draw:style-name="gr9" draw:text-style-name="P3" draw:layer="layout" svg:width="2.496cm" svg:height="1.001cm" svg:x="1.923cm" svg:y="14.23cm">
            <text:list text:style-name="L2">
              <text:list-header>
                <text:p text:style-name="P5"><text:span text:style-name="T9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3" draw:layer="layout" svg:width="2.496cm" svg:height="1.001cm" svg:x="1.923cm" svg:y="14.23cm">
            <text:p/>
            <draw:enhanced-geometry svg:viewBox="0 0 21600 21600" draw:type="rectangle" draw:enhanced-path="M 0 0 L 21600 0 21600 21600 0 21600 0 0 Z N"/>
          </draw:custom-shape>
        </draw:g>
        <draw:g xml:id="id69" draw:id="id69">
          <draw:line draw:style-name="gr11" draw:text-style-name="P7" draw:layer="layout" svg:x1="25.704cm" svg:y1="17.33cm" svg:x2="19.071cm" svg:y2="17.326cm">
            <text:p/>
          </draw:line>
          <draw:line draw:style-name="gr10" draw:text-style-name="P7" draw:layer="layout" svg:x1="19.07cm" svg:y1="17.361cm" svg:x2="14.641cm" svg:y2="14.609cm">
            <text:p/>
          </draw:line>
          <draw:line draw:style-name="gr12" draw:text-style-name="P7" draw:layer="layout" svg:x1="14.641cm" svg:y1="14.627cm" svg:x2="10.212cm" svg:y2="14.627cm">
            <text:p/>
          </draw:line>
        </draw:g>
        <draw:g xml:id="id70" draw:id="id70">
          <draw:line draw:style-name="gr11" draw:text-style-name="P7" draw:layer="layout" svg:x1="9.313cm" svg:y1="17.317cm" svg:x2="15.969cm" svg:y2="17.313cm">
            <text:p/>
          </draw:line>
          <draw:line draw:style-name="gr10" draw:text-style-name="P7" draw:layer="layout" svg:x1="15.969cm" svg:y1="17.348cm" svg:x2="20.413cm" svg:y2="14.596cm">
            <text:p/>
          </draw:line>
          <draw:line draw:style-name="gr12" draw:text-style-name="P7" draw:layer="layout" svg:x1="20.413cm" svg:y1="14.614cm" svg:x2="24.857cm" svg:y2="14.614cm">
            <text:p/>
          </draw:line>
        </draw:g>
        <draw:g>
          <draw:line draw:style-name="gr11" draw:text-style-name="P7" draw:layer="layout" svg:x1="7.716cm" svg:y1="17.321cm" svg:x2="6.217cm" svg:y2="17.317cm">
            <text:p/>
          </draw:line>
          <draw:line draw:style-name="gr10" draw:text-style-name="P7" draw:layer="layout" svg:x1="6.218cm" svg:y1="17.268cm" svg:x2="6.218cm" svg:y2="18.366cm">
            <text:p/>
          </draw:line>
          <draw:line draw:style-name="gr10" draw:text-style-name="P7" draw:layer="layout" svg:x1="5.715cm" svg:y1="18.318cm" svg:x2="6.716cm" svg:y2="18.322cm">
            <text:p/>
          </draw:line>
          <draw:custom-shape draw:style-name="gr5" draw:text-style-name="P3" draw:layer="layout" svg:width="1.998cm" svg:height="1.001cm" svg:x="5.217cm" svg:y="18.516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67" draw:id="id67">
          <draw:g>
            <draw:custom-shape draw:style-name="gr4" draw:text-style-name="P3" draw:layer="layout" svg:width="2.503cm" svg:height="1.001cm" svg:x="1.931cm" svg:y="19.112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03cm" svg:height="1.001cm" svg:x="1.931cm" svg:y="19.107cm">
              <text:list text:style-name="L4">
                <text:list-header>
                  <text:p text:style-name="P5"><text:span text:style-name="T4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3" draw:layer="layout" svg:width="2.503cm" svg:height="1.001cm" svg:x="1.931cm" svg:y="21.01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03cm" svg:height="1.001cm" svg:x="1.931cm" svg:y="21.017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84" draw:id="id84">
          <draw:line draw:style-name="gr14" draw:text-style-name="P7" draw:layer="layout" svg:x1="4.427cm" svg:y1="19.592cm" svg:x2="22.65cm" svg:y2="19.592cm">
            <text:p/>
          </draw:line>
          <draw:line draw:style-name="gr15" draw:text-style-name="P7" draw:layer="layout" svg:x1="22.65cm" svg:y1="19.639cm" svg:x2="22.65cm" svg:y2="16.662cm">
            <text:p/>
          </draw:line>
          <draw:line draw:style-name="gr16" draw:text-style-name="P7" draw:layer="layout" svg:x1="22.601cm" svg:y1="16.633cm" svg:x2="24.861cm" svg:y2="16.633cm">
            <text:p/>
          </draw:line>
        </draw:g>
        <draw:g xml:id="id78" draw:id="id78">
          <draw:line draw:style-name="gr17" draw:text-style-name="P7" draw:layer="layout" svg:x1="4.427cm" svg:y1="21.504cm" svg:x2="5.614cm" svg:y2="21.504cm">
            <text:p/>
          </draw:line>
          <draw:line draw:style-name="gr18" draw:text-style-name="P7" draw:layer="layout" svg:x1="5.563cm" svg:y1="21.509cm" svg:x2="5.563cm" svg:y2="16.712cm">
            <text:p/>
          </draw:line>
          <draw:line draw:style-name="gr19" draw:text-style-name="P7" draw:layer="layout" svg:x1="5.513cm" svg:y1="16.713cm" svg:x2="6.869cm" svg:y2="16.713cm">
            <text:p/>
          </draw:line>
        </draw:g>
        <draw:g xml:id="id80" draw:id="id80">
          <draw:line draw:style-name="gr14" draw:text-style-name="P7" draw:layer="layout" svg:x1="4.427cm" svg:y1="19.601cm" svg:x2="5.885cm" svg:y2="19.601cm">
            <text:p/>
          </draw:line>
          <draw:line draw:style-name="gr15" draw:text-style-name="P7" draw:layer="layout" svg:x1="5.885cm" svg:y1="19.65cm" svg:x2="5.885cm" svg:y2="17.652cm">
            <text:p/>
          </draw:line>
          <draw:line draw:style-name="gr16" draw:text-style-name="P7" draw:layer="layout" svg:x1="5.825cm" svg:y1="17.652cm" svg:x2="6.869cm" svg:y2="17.652cm">
            <text:p/>
          </draw:line>
        </draw:g>
        <draw:custom-shape draw:style-name="gr9" draw:text-style-name="P3" xml:id="id75" draw:id="id75" draw:layer="layout" svg:width="3.192cm" svg:height="2.5cm" svg:x="12.321cm" svg:y="14.23cm">
          <text:list text:style-name="L2">
            <text:list-header>
              <text:p text:style-name="P5"><text:span text:style-name="T9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line draw:style-name="gr10" draw:text-style-name="P7" draw:layer="layout" svg:x1="12.321cm" svg:y1="16.731cm" svg:x2="15.522cm" svg:y2="16.731cm">
            <text:p/>
          </draw:line>
          <draw:line draw:style-name="gr10" draw:text-style-name="P7" draw:layer="layout" svg:x1="13.921cm" svg:y1="17.929cm" svg:x2="13.921cm" svg:y2="16.73cm">
            <text:p/>
          </draw:line>
          <draw:custom-shape draw:style-name="gr10" draw:text-style-name="P3" draw:layer="layout" svg:width="3.201cm" svg:height="3.7cm" svg:x="12.321cm" svg:y="14.23cm">
            <text:p/>
            <draw:enhanced-geometry svg:viewBox="0 0 21600 21600" draw:type="rectangle" draw:enhanced-path="M 0 0 L 21600 0 21600 21600 0 21600 0 0 Z N"/>
          </draw:custom-shape>
        </draw:g>
        <draw:g xml:id="id72" draw:id="id72">
          <draw:line draw:style-name="gr11" draw:text-style-name="P7" draw:layer="layout" svg:x1="25.712cm" svg:y1="17.333cm" svg:x2="20.49cm" svg:y2="17.329cm">
            <text:p/>
          </draw:line>
          <draw:line draw:style-name="gr10" draw:text-style-name="P7" draw:layer="layout" svg:x1="20.516cm" svg:y1="17.363cm" svg:x2="18.129cm" svg:y2="13.338cm">
            <text:p/>
          </draw:line>
          <draw:line draw:style-name="gr12" draw:text-style-name="P7" draw:layer="layout" svg:x1="11.69cm" svg:y1="14.628cm" svg:x2="10.266cm" svg:y2="14.628cm">
            <text:p/>
          </draw:line>
          <draw:line draw:style-name="gr21" draw:text-style-name="P7" draw:layer="layout" svg:x1="11.641cm" svg:y1="14.663cm" svg:x2="11.641cm" svg:y2="13.291cm">
            <text:p/>
          </draw:line>
          <draw:line draw:style-name="gr21" draw:text-style-name="P7" draw:layer="layout" svg:x1="11.655cm" svg:y1="13.339cm" svg:x2="18.112cm" svg:y2="13.339cm">
            <text:p/>
          </draw:line>
        </draw:g>
        <draw:g xml:id="id73" draw:id="id73">
          <draw:line draw:style-name="gr11" draw:text-style-name="P7" draw:layer="layout" svg:x1="9.313cm" svg:y1="17.311cm" svg:x2="10.958cm" svg:y2="17.307cm">
            <text:p/>
          </draw:line>
          <draw:line draw:style-name="gr10" draw:text-style-name="P7" draw:layer="layout" svg:x1="17.481cm" svg:y1="18.837cm" svg:x2="20.419cm" svg:y2="14.586cm">
            <text:p/>
          </draw:line>
          <draw:line draw:style-name="gr12" draw:text-style-name="P7" draw:layer="layout" svg:x1="20.415cm" svg:y1="14.605cm" svg:x2="24.861cm" svg:y2="14.605cm">
            <text:p/>
          </draw:line>
          <draw:line draw:style-name="gr21" draw:text-style-name="P7" draw:layer="layout" svg:x1="10.91cm" svg:y1="17.342cm" svg:x2="10.91cm" svg:y2="18.873cm">
            <text:p/>
          </draw:line>
          <draw:line draw:style-name="gr21" draw:text-style-name="P7" draw:layer="layout" svg:x1="17.542cm" svg:y1="18.825cm" svg:x2="10.958cm" svg:y2="18.825cm">
            <text:p/>
          </draw:line>
        </draw:g>
        <draw:g xml:id="id88" draw:id="id88">
          <draw:line draw:style-name="gr11" draw:text-style-name="P7" draw:layer="layout" svg:x1="9.313cm" svg:y1="17.332cm" svg:x2="10.566cm" svg:y2="17.329cm">
            <text:p/>
          </draw:line>
          <draw:line draw:style-name="gr10" draw:text-style-name="P7" draw:layer="layout" svg:x1="10.566cm" svg:y1="17.364cm" svg:x2="11.403cm" svg:y2="14.613cm">
            <text:p/>
          </draw:line>
          <draw:line draw:style-name="gr12" draw:text-style-name="P7" draw:layer="layout" svg:x1="11.403cm" svg:y1="14.631cm" svg:x2="12.24cm" svg:y2="14.631cm">
            <text:p/>
          </draw:line>
        </draw:g>
        <draw:g xml:id="id90" draw:id="id90">
          <draw:line draw:style-name="gr11" draw:text-style-name="P7" draw:layer="layout" svg:x1="14.728cm" svg:y1="17.332cm" svg:x2="19.058cm" svg:y2="17.329cm">
            <text:p/>
          </draw:line>
          <draw:line draw:style-name="gr10" draw:text-style-name="P7" draw:layer="layout" svg:x1="19.058cm" svg:y1="17.364cm" svg:x2="21.947cm" svg:y2="14.613cm">
            <text:p/>
          </draw:line>
          <draw:line draw:style-name="gr12" draw:text-style-name="P7" draw:layer="layout" svg:x1="21.948cm" svg:y1="14.631cm" svg:x2="24.837cm" svg:y2="14.631cm">
            <text:p/>
          </draw:line>
        </draw:g>
        <draw:g xml:id="id92" draw:id="id92">
          <draw:line draw:style-name="gr11" draw:text-style-name="P7" draw:layer="layout" svg:x1="13.121cm" svg:y1="17.332cm" svg:x2="11.838cm" svg:y2="17.329cm">
            <text:p/>
          </draw:line>
          <draw:line draw:style-name="gr10" draw:text-style-name="P7" draw:layer="layout" svg:x1="11.838cm" svg:y1="17.364cm" svg:x2="10.981cm" svg:y2="14.613cm">
            <text:p/>
          </draw:line>
          <draw:line draw:style-name="gr12" draw:text-style-name="P7" draw:layer="layout" svg:x1="10.981cm" svg:y1="14.631cm" svg:x2="10.124cm" svg:y2="14.631cm">
            <text:p/>
          </draw:line>
        </draw:g>
        <draw:g xml:id="id94" draw:id="id94">
          <draw:line draw:style-name="gr11" draw:text-style-name="P7" draw:layer="layout" svg:x1="25.706cm" svg:y1="17.326cm" svg:x2="21.349cm" svg:y2="17.322cm">
            <text:p/>
          </draw:line>
          <draw:line draw:style-name="gr10" draw:text-style-name="P7" draw:layer="layout" svg:x1="21.348cm" svg:y1="17.357cm" svg:x2="18.439cm" svg:y2="14.605cm">
            <text:p/>
          </draw:line>
          <draw:line draw:style-name="gr12" draw:text-style-name="P7" draw:layer="layout" svg:x1="18.439cm" svg:y1="14.623cm" svg:x2="15.53cm" svg:y2="14.623cm">
            <text:p/>
          </draw:line>
        </draw:g>
        <draw:g xml:id="id96" draw:id="id96">
          <draw:line draw:style-name="gr10" draw:text-style-name="P7" draw:layer="layout" svg:x1="18.441cm" svg:y1="16.72cm" svg:x2="21.642cm" svg:y2="16.72cm">
            <text:p/>
          </draw:line>
          <draw:line draw:style-name="gr10" draw:text-style-name="P7" draw:layer="layout" svg:x1="20.042cm" svg:y1="17.92cm" svg:x2="20.042cm" svg:y2="16.72cm">
            <text:p/>
          </draw:line>
          <draw:custom-shape draw:style-name="gr10" draw:text-style-name="P3" draw:layer="layout" svg:width="3.201cm" svg:height="3.703cm" svg:x="18.441cm" svg:y="14.217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3" xml:id="id99" draw:id="id99" draw:layer="layout" svg:width="3.198cm" svg:height="2.505cm" svg:x="18.441cm" svg:y="14.217cm">
          <text:list text:style-name="L2">
            <text:list-header>
              <text:p text:style-name="P5"><text:span text:style-name="T9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8" draw:id="id98">
          <draw:line draw:style-name="gr11" draw:text-style-name="P7" draw:layer="layout" svg:x1="25.707cm" svg:y1="17.333cm" svg:x2="24.194cm" svg:y2="17.333cm">
            <text:p/>
          </draw:line>
          <draw:line draw:style-name="gr10" draw:text-style-name="P7" draw:layer="layout" svg:x1="24.213cm" svg:y1="17.363cm" svg:x2="22.654cm" svg:y2="13.338cm">
            <text:p/>
          </draw:line>
          <draw:line draw:style-name="gr12" draw:text-style-name="P7" draw:layer="layout" svg:x1="16.527cm" svg:y1="14.628cm" svg:x2="15.593cm" svg:y2="14.628cm">
            <text:p/>
          </draw:line>
          <draw:line draw:style-name="gr21" draw:text-style-name="P7" draw:layer="layout" svg:x1="16.494cm" svg:y1="14.663cm" svg:x2="16.494cm" svg:y2="13.291cm">
            <text:p/>
          </draw:line>
          <draw:line draw:style-name="gr21" draw:text-style-name="P7" draw:layer="layout" svg:x1="16.504cm" svg:y1="13.339cm" svg:x2="22.635cm" svg:y2="13.339cm">
            <text:p/>
          </draw:line>
        </draw:g>
        <draw:g xml:id="id97" draw:id="id97">
          <draw:line draw:style-name="gr11" draw:text-style-name="P7" draw:layer="layout" svg:x1="14.715cm" svg:y1="17.335cm" svg:x2="16.405cm" svg:y2="17.335cm">
            <text:p/>
          </draw:line>
          <draw:line draw:style-name="gr10" draw:text-style-name="P7" draw:layer="layout" svg:x1="22.282cm" svg:y1="18.86cm" svg:x2="24.089cm" svg:y2="14.613cm">
            <text:p/>
          </draw:line>
          <draw:line draw:style-name="gr12" draw:text-style-name="P7" draw:layer="layout" svg:x1="24.02cm" svg:y1="14.614cm" svg:x2="24.852cm" svg:y2="14.614cm">
            <text:p/>
          </draw:line>
          <draw:line draw:style-name="gr21" draw:text-style-name="P7" draw:layer="layout" svg:x1="16.344cm" svg:y1="17.366cm" svg:x2="16.344cm" svg:y2="18.896cm">
            <text:p/>
          </draw:line>
          <draw:line draw:style-name="gr21" draw:text-style-name="P7" draw:layer="layout" svg:x1="22.281cm" svg:y1="18.848cm" svg:x2="16.376cm" svg:y2="18.848cm">
            <text:p/>
          </draw:line>
        </draw:g>
        <draw:g xml:id="id100" draw:id="id100">
          <draw:line draw:style-name="gr14" draw:text-style-name="P7" draw:layer="layout" svg:x1="4.427cm" svg:y1="19.592cm" svg:x2="11.428cm" svg:y2="19.592cm">
            <text:p/>
          </draw:line>
          <draw:line draw:style-name="gr15" draw:text-style-name="P7" draw:layer="layout" svg:x1="11.428cm" svg:y1="19.639cm" svg:x2="11.428cm" svg:y2="16.662cm">
            <text:p/>
          </draw:line>
          <draw:line draw:style-name="gr16" draw:text-style-name="P7" draw:layer="layout" svg:x1="11.409cm" svg:y1="16.633cm" svg:x2="12.277cm" svg:y2="16.633cm">
            <text:p/>
          </draw:line>
        </draw:g>
        <draw:g xml:id="id101" draw:id="id101">
          <draw:line draw:style-name="gr17" draw:text-style-name="P7" draw:layer="layout" svg:x1="4.427cm" svg:y1="21.514cm" svg:x2="10.953cm" svg:y2="21.514cm">
            <text:p/>
          </draw:line>
          <draw:line draw:style-name="gr18" draw:text-style-name="P7" draw:layer="layout" svg:x1="10.953cm" svg:y1="21.519cm" svg:x2="10.953cm" svg:y2="17.123cm">
            <text:p/>
          </draw:line>
          <draw:line draw:style-name="gr19" draw:text-style-name="P7" draw:layer="layout" svg:x1="10.915cm" svg:y1="17.123cm" svg:x2="12.276cm" svg:y2="17.123cm">
            <text:p/>
          </draw:line>
        </draw:g>
        <draw:g xml:id="id102" draw:id="id102">
          <draw:line draw:style-name="gr11" draw:text-style-name="P7" draw:layer="layout" svg:x1="14.715cm" svg:y1="17.332cm" svg:x2="16.277cm" svg:y2="17.329cm">
            <text:p/>
          </draw:line>
          <draw:line draw:style-name="gr10" draw:text-style-name="P7" draw:layer="layout" svg:x1="16.277cm" svg:y1="17.364cm" svg:x2="17.319cm" svg:y2="14.613cm">
            <text:p/>
          </draw:line>
          <draw:line draw:style-name="gr12" draw:text-style-name="P7" draw:layer="layout" svg:x1="17.319cm" svg:y1="14.631cm" svg:x2="18.361cm" svg:y2="14.631cm">
            <text:p/>
          </draw:line>
        </draw:g>
        <draw:g xml:id="id103" draw:id="id103">
          <draw:line draw:style-name="gr11" draw:text-style-name="P7" draw:layer="layout" svg:x1="20.84cm" svg:y1="17.332cm" svg:x2="22.553cm" svg:y2="17.329cm">
            <text:p/>
          </draw:line>
          <draw:line draw:style-name="gr10" draw:text-style-name="P7" draw:layer="layout" svg:x1="22.553cm" svg:y1="17.364cm" svg:x2="23.696cm" svg:y2="14.613cm">
            <text:p/>
          </draw:line>
          <draw:line draw:style-name="gr12" draw:text-style-name="P7" draw:layer="layout" svg:x1="23.696cm" svg:y1="14.631cm" svg:x2="24.839cm" svg:y2="14.631cm">
            <text:p/>
          </draw:line>
        </draw:g>
        <draw:g xml:id="id104" draw:id="id104">
          <draw:line draw:style-name="gr11" draw:text-style-name="P7" draw:layer="layout" svg:x1="19.229cm" svg:y1="17.332cm" svg:x2="17.672cm" svg:y2="17.329cm">
            <text:p/>
          </draw:line>
          <draw:line draw:style-name="gr10" draw:text-style-name="P7" draw:layer="layout" svg:x1="17.673cm" svg:y1="17.364cm" svg:x2="16.633cm" svg:y2="14.613cm">
            <text:p/>
          </draw:line>
          <draw:line draw:style-name="gr12" draw:text-style-name="P7" draw:layer="layout" svg:x1="16.633cm" svg:y1="14.631cm" svg:x2="15.593cm" svg:y2="14.631cm">
            <text:p/>
          </draw:line>
        </draw:g>
        <draw:g xml:id="id105" draw:id="id105">
          <draw:line draw:style-name="gr11" draw:text-style-name="P7" draw:layer="layout" svg:x1="25.707cm" svg:y1="17.332cm" svg:x2="23.997cm" svg:y2="17.329cm">
            <text:p/>
          </draw:line>
          <draw:line draw:style-name="gr10" draw:text-style-name="P7" draw:layer="layout" svg:x1="23.997cm" svg:y1="17.364cm" svg:x2="22.855cm" svg:y2="14.613cm">
            <text:p/>
          </draw:line>
          <draw:line draw:style-name="gr12" draw:text-style-name="P7" draw:layer="layout" svg:x1="22.855cm" svg:y1="14.631cm" svg:x2="21.713cm" svg:y2="14.631cm">
            <text:p/>
          </draw:line>
        </draw:g>
        <anim:par presentation:node-type="timing-root">
          <anim:par smil:begin="id63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68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69" smil:type="fade" smil:subtype="crossfade" smil:mode="out"/>
                  <anim:set smil:begin="1.999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70" smil:type="fade" smil:subtype="crossfade" smil:mode="out"/>
                  <anim:set smil:begin="1.999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4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78" smil:attributeName="visibility" smil:to="visible"/>
                  <anim:animate smil:dur="1s" smil:fill="hold" smil:targetElement="id78" smil:attributeName="x" smil:values="x-width/2;x" smil:keyTimes="0;1"/>
                  <anim:animate smil:dur="1s" smil:fill="hold" smil:targetElement="id78" smil:attributeName="y" smil:values="y;y" smil:keyTimes="0;1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7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0" smil:attributeName="visibility" smil:to="visible"/>
                  <anim:animate smil:dur="1s" smil:fill="hold" smil:targetElement="id80" smil:attributeName="x" smil:values="x-width/2;x" smil:keyTimes="0;1"/>
                  <anim:animate smil:dur="1s" smil:fill="hold" smil:targetElement="id80" smil:attributeName="y" smil:values="y;y" smil:keyTimes="0;1"/>
                  <anim:animate smil:dur="1s" smil:fill="hold" smil:targetElement="id80" smil:attributeName="width" smil:values="0;width" smil:keyTimes="0;1"/>
                  <anim:animate smil:dur="1s" smil:fill="hold" smil:targetElement="id8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4" smil:attributeName="visibility" smil:to="visible"/>
                  <anim:animate smil:dur="1s" smil:fill="hold" smil:targetElement="id84" smil:attributeName="x" smil:values="x-width/2;x" smil:keyTimes="0;1"/>
                  <anim:animate smil:dur="1s" smil:fill="hold" smil:targetElement="id84" smil:attributeName="y" smil:values="y;y" smil:keyTimes="0;1"/>
                  <anim:animate smil:dur="1s" smil:fill="hold" smil:targetElement="id84" smil:attributeName="width" smil:values="0;width" smil:keyTimes="0;1"/>
                  <anim:animate smil:dur="1s" smil:fill="hold" smil:targetElement="id8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7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8" smil:attributeName="visibility" smil:to="visible"/>
                  <anim:animate smil:dur="1s" smil:fill="hold" smil:targetElement="id88" smil:attributeName="x" smil:values="x-width/2;x" smil:keyTimes="0;1"/>
                  <anim:animate smil:dur="1s" smil:fill="hold" smil:targetElement="id88" smil:attributeName="y" smil:values="y;y" smil:keyTimes="0;1"/>
                  <anim:animate smil:dur="1s" smil:fill="hold" smil:targetElement="id88" smil:attributeName="width" smil:values="0;width" smil:keyTimes="0;1"/>
                  <anim:animate smil:dur="1s" smil:fill="hold" smil:targetElement="id8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8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90" smil:attributeName="visibility" smil:to="visible"/>
                  <anim:animate smil:dur="1s" smil:fill="hold" smil:targetElement="id90" smil:attributeName="x" smil:values="x-width/2;x" smil:keyTimes="0;1"/>
                  <anim:animate smil:dur="1s" smil:fill="hold" smil:targetElement="id90" smil:attributeName="y" smil:values="y;y" smil:keyTimes="0;1"/>
                  <anim:animate smil:dur="1s" smil:fill="hold" smil:targetElement="id90" smil:attributeName="width" smil:values="0;width" smil:keyTimes="0;1"/>
                  <anim:animate smil:dur="1s" smil:fill="hold" smil:targetElement="id9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92" smil:attributeName="visibility" smil:to="visible"/>
                  <anim:animate smil:dur="1s" smil:fill="hold" smil:targetElement="id92" smil:attributeName="x" smil:values="x+width/2;x" smil:keyTimes="0;1"/>
                  <anim:animate smil:dur="1s" smil:fill="hold" smil:targetElement="id92" smil:attributeName="y" smil:values="y;y" smil:keyTimes="0;1"/>
                  <anim:animate smil:dur="1s" smil:fill="hold" smil:targetElement="id92" smil:attributeName="width" smil:values="0;width" smil:keyTimes="0;1"/>
                  <anim:animate smil:dur="1s" smil:fill="hold" smil:targetElement="id9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94" smil:attributeName="visibility" smil:to="visible"/>
                  <anim:animate smil:dur="1s" smil:fill="hold" smil:targetElement="id94" smil:attributeName="x" smil:values="x+width/2;x" smil:keyTimes="0;1"/>
                  <anim:animate smil:dur="1s" smil:fill="hold" smil:targetElement="id94" smil:attributeName="y" smil:values="y;y" smil:keyTimes="0;1"/>
                  <anim:animate smil:dur="1s" smil:fill="hold" smil:targetElement="id94" smil:attributeName="width" smil:values="0;width" smil:keyTimes="0;1"/>
                  <anim:animate smil:dur="1s" smil:fill="hold" smil:targetElement="id9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9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95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68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2s" smil:targetElement="id9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4" smil:type="fade" smil:subtype="crossfade" smil:mode="out"/>
                  <anim:set smil:begin="1.999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90" smil:type="fade" smil:subtype="crossfade" smil:mode="out"/>
                  <anim:set smil:begin="1.999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7" smil:attributeName="visibility" smil:to="visible"/>
                  <anim:transitionFilter smil:dur="2s" smil:targetElement="id9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2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6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4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2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78" smil:attributeName="visibility" smil:to="visible"/>
                  <anim:animate smil:dur="1s" smil:fill="hold" smil:targetElement="id78" smil:attributeName="x" smil:values="x-width/2;x" smil:keyTimes="0;1"/>
                  <anim:animate smil:dur="1s" smil:fill="hold" smil:targetElement="id78" smil:attributeName="y" smil:values="y;y" smil:keyTimes="0;1"/>
                  <anim:animate smil:dur="1s" smil:fill="hold" smil:targetElement="id78" smil:attributeName="width" smil:values="0;width" smil:keyTimes="0;1"/>
                  <anim:animate smil:dur="1s" smil:fill="hold" smil:targetElement="id7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7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0" smil:attributeName="visibility" smil:to="visible"/>
                  <anim:animate smil:dur="1s" smil:fill="hold" smil:targetElement="id80" smil:attributeName="x" smil:values="x-width/2;x" smil:keyTimes="0;1"/>
                  <anim:animate smil:dur="1s" smil:fill="hold" smil:targetElement="id80" smil:attributeName="y" smil:values="y;y" smil:keyTimes="0;1"/>
                  <anim:animate smil:dur="1s" smil:fill="hold" smil:targetElement="id80" smil:attributeName="width" smil:values="0;width" smil:keyTimes="0;1"/>
                  <anim:animate smil:dur="1s" smil:fill="hold" smil:targetElement="id8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7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3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0" smil:attributeName="visibility" smil:to="visible"/>
                  <anim:animate smil:dur="1s" smil:fill="hold" smil:targetElement="id100" smil:attributeName="x" smil:values="x-width/2;x" smil:keyTimes="0;1"/>
                  <anim:animate smil:dur="1s" smil:fill="hold" smil:targetElement="id100" smil:attributeName="y" smil:values="y;y" smil:keyTimes="0;1"/>
                  <anim:animate smil:dur="1s" smil:fill="hold" smil:targetElement="id100" smil:attributeName="width" smil:values="0;width" smil:keyTimes="0;1"/>
                  <anim:animate smil:dur="1s" smil:fill="hold" smil:targetElement="id100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1" smil:attributeName="visibility" smil:to="visible"/>
                  <anim:animate smil:dur="1s" smil:fill="hold" smil:targetElement="id101" smil:attributeName="x" smil:values="x-width/2;x" smil:keyTimes="0;1"/>
                  <anim:animate smil:dur="1s" smil:fill="hold" smil:targetElement="id101" smil:attributeName="y" smil:values="y;y" smil:keyTimes="0;1"/>
                  <anim:animate smil:dur="1s" smil:fill="hold" smil:targetElement="id101" smil:attributeName="width" smil:values="0;width" smil:keyTimes="0;1"/>
                  <anim:animate smil:dur="1s" smil:fill="hold" smil:targetElement="id10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8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0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84" smil:attributeName="visibility" smil:to="visible"/>
                  <anim:animate smil:dur="1s" smil:fill="hold" smil:targetElement="id84" smil:attributeName="x" smil:values="x-width/2;x" smil:keyTimes="0;1"/>
                  <anim:animate smil:dur="1s" smil:fill="hold" smil:targetElement="id84" smil:attributeName="y" smil:values="y;y" smil:keyTimes="0;1"/>
                  <anim:animate smil:dur="1s" smil:fill="hold" smil:targetElement="id84" smil:attributeName="width" smil:values="0;width" smil:keyTimes="0;1"/>
                  <anim:animate smil:dur="1s" smil:fill="hold" smil:targetElement="id8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83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8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8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7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2" smil:attributeName="visibility" smil:to="visible"/>
                  <anim:animate smil:dur="1s" smil:fill="hold" smil:targetElement="id102" smil:attributeName="x" smil:values="x-width/2;x" smil:keyTimes="0;1"/>
                  <anim:animate smil:dur="1s" smil:fill="hold" smil:targetElement="id102" smil:attributeName="y" smil:values="y;y" smil:keyTimes="0;1"/>
                  <anim:animate smil:dur="1s" smil:fill="hold" smil:targetElement="id102" smil:attributeName="width" smil:values="0;width" smil:keyTimes="0;1"/>
                  <anim:animate smil:dur="1s" smil:fill="hold" smil:targetElement="id10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8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03" smil:attributeName="visibility" smil:to="visible"/>
                  <anim:animate smil:dur="1s" smil:fill="hold" smil:targetElement="id103" smil:attributeName="x" smil:values="x-width/2;x" smil:keyTimes="0;1"/>
                  <anim:animate smil:dur="1s" smil:fill="hold" smil:targetElement="id103" smil:attributeName="y" smil:values="y;y" smil:keyTimes="0;1"/>
                  <anim:animate smil:dur="1s" smil:fill="hold" smil:targetElement="id103" smil:attributeName="width" smil:values="0;width" smil:keyTimes="0;1"/>
                  <anim:animate smil:dur="1s" smil:fill="hold" smil:targetElement="id10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8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04" smil:attributeName="visibility" smil:to="visible"/>
                  <anim:animate smil:dur="1s" smil:fill="hold" smil:targetElement="id104" smil:attributeName="x" smil:values="x+width/2;x" smil:keyTimes="0;1"/>
                  <anim:animate smil:dur="1s" smil:fill="hold" smil:targetElement="id104" smil:attributeName="y" smil:values="y;y" smil:keyTimes="0;1"/>
                  <anim:animate smil:dur="1s" smil:fill="hold" smil:targetElement="id104" smil:attributeName="width" smil:values="0;width" smil:keyTimes="0;1"/>
                  <anim:animate smil:dur="1s" smil:fill="hold" smil:targetElement="id10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05" smil:attributeName="visibility" smil:to="visible"/>
                  <anim:animate smil:dur="1s" smil:fill="hold" smil:targetElement="id105" smil:attributeName="x" smil:values="x+width/2;x" smil:keyTimes="0;1"/>
                  <anim:animate smil:dur="1s" smil:fill="hold" smil:targetElement="id105" smil:attributeName="y" smil:values="y;y" smil:keyTimes="0;1"/>
                  <anim:animate smil:dur="1s" smil:fill="hold" smil:targetElement="id105" smil:attributeName="width" smil:values="0;width" smil:keyTimes="0;1"/>
                  <anim:animate smil:dur="1s" smil:fill="hold" smil:targetElement="id10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9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95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xml:id="id106" draw:id="id106">
        <office:forms form:automatic-focus="false" form:apply-design-mode="false"/>
        <draw:custom-shape draw:style-name="gr2" draw:text-style-name="P3" xml:id="id107" draw:id="id107" draw:layer="layout" svg:width="30.48cm" svg:height="13.763cm" svg:x="0cm" svg:y="4.542cm">
          <text:list text:style-name="L6">
            <text:list-header>
              <text:p text:style-name="P2"><text:span text:style-name="T11">INSERTAR ULTIMO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06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wedge">
                  <anim:set smil:begin="0s" smil:dur="0.001s" smil:fill="hold" smil:targetElement="id107" smil:attributeName="visibility" smil:to="visible"/>
                  <anim:transitionFilter smil:dur="2s" smil:targetElement="id107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xml:id="id108" draw:id="id108">
        <office:forms form:automatic-focus="false" form:apply-design-mode="false"/>
        <draw:custom-shape draw:style-name="gr24" draw:text-style-name="P3" xml:id="id109" draw:id="id109" draw:layer="layout" svg:width="11.855cm" svg:height="0.848cm" svg:x="0.705cm" svg:y="0.406cm">
          <text:list text:style-name="L2">
            <text:list-header>
              <text:p text:style-name="P6"><text:span text:style-name="T8">void ingres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0" draw:id="id110" draw:layer="layout" svg:width="0.425cm" svg:height="0.848cm" svg:x="1.199cm" svg:y="1.199cm">
          <text:list text:style-name="L2">
            <text:list-header>
              <text:p text:style-name="P6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1" draw:id="id111" draw:layer="layout" svg:width="11.009cm" svg:height="0.848cm" svg:x="1.701cm" svg:y="1.993cm">
          <text:list text:style-name="L2">
            <text:list-header>
              <text:p text:style-name="P6"><text:span text:style-name="T8">struct lid *act,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3" draw:id="id113" draw:layer="layout" svg:width="13.125cm" svg:height="0.848cm" svg:x="1.701cm" svg:y="2.8cm">
          <text:list text:style-name="L2">
            <text:list-header>
              <text:p text:style-name="P6"><text:span text:style-name="T8">aux=malloc(sizeof(struct lid)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5" draw:id="id115" draw:layer="layout" svg:width="5.082cm" svg:height="0.848cm" svg:x="1.701cm" svg:y="3.598cm">
          <text:list text:style-name="L2">
            <text:list-header>
              <text:p text:style-name="P6"><text:span text:style-name="T8">endat(&amp;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7" draw:id="id117" draw:layer="layout" svg:width="3.389cm" svg:height="0.848cm" svg:x="1.701cm" svg:y="4.401cm">
          <text:list text:style-name="L2">
            <text:list-header>
              <text:p text:style-name="P6"><text:span text:style-name="T8">if(!*p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812cm" svg:height="0.848cm" svg:x="3.209cm" svg:y="5.195cm">
          <text:list text:style-name="L2">
            <text:list-header>
              <text:p text:style-name="P6"><text:span text:style-name="T8">inpr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389cm" svg:height="0.848cm" svg:x="3.209cm" svg:y="5.988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18" draw:id="id118" draw:layer="layout" svg:width="2.965cm" svg:height="0.848cm" svg:x="1.701cm" svg:y="6.8cm">
          <text:list text:style-name="L2">
            <text:list-header>
              <text:p text:style-name="P6"><text:span text:style-name="T8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0" draw:id="id120" draw:layer="layout" svg:width="2.965cm" svg:height="0.848cm" svg:x="1.701cm" svg:y="7.594cm">
          <text:list text:style-name="L2">
            <text:list-header>
              <text:p text:style-name="P6"><text:span text:style-name="T8">ac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2" draw:id="id122" draw:layer="layout" svg:width="14.395cm" svg:height="0.848cm" svg:x="15.389cm" svg:y="0.397cm">
          <text:list text:style-name="L2">
            <text:list-header>
              <text:p text:style-name="P6"><text:span text:style-name="T8">while((act-&gt;dato&lt;aux-&gt;dato)&amp;&amp;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3" draw:id="id123" draw:layer="layout" svg:width="3.389cm" svg:height="0.848cm" svg:x="16.394cm" svg:y="1.195cm">
          <text:list text:style-name="L2">
            <text:list-header>
              <text:p text:style-name="P6"><text:span text:style-name="T8">ant=ac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4" draw:id="id124" draw:layer="layout" svg:width="5.929cm" svg:height="0.848cm" svg:x="16.394cm" svg:y="1.989cm">
          <text:list text:style-name="L2">
            <text:list-header>
              <text:p text:style-name="P6"><text:span text:style-name="T8">act=act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6" draw:id="id126" draw:layer="layout" svg:width="3.812cm" svg:height="0.848cm" svg:x="15.389cm" svg:y="2.796cm">
          <text:list text:style-name="L2">
            <text:list-header>
              <text:p text:style-name="P6"><text:span text:style-name="T8">if(!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27" draw:id="id127" draw:layer="layout" svg:width="5.505cm" svg:height="0.848cm" svg:x="16.897cm" svg:y="3.59cm">
          <text:list text:style-name="L2">
            <text:list-header>
              <text:p text:style-name="P6"><text:span text:style-name="T8">ant-&gt;sig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30" draw:id="id130" draw:layer="layout" svg:width="5.929cm" svg:height="0.848cm" svg:x="16.897cm" svg:y="4.396cm">
          <text:list text:style-name="L2">
            <text:list-header>
              <text:p text:style-name="P6"><text:span text:style-name="T8">aux-&gt;sig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32" draw:id="id132" draw:layer="layout" svg:width="5.505cm" svg:height="0.848cm" svg:x="16.897cm" svg:y="5.19cm">
          <text:list text:style-name="L2">
            <text:list-header>
              <text:p text:style-name="P6"><text:span text:style-name="T8">aux-&gt;ant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34" draw:id="id134" draw:layer="layout" svg:width="3.389cm" svg:height="0.848cm" svg:x="16.897cm" svg:y="5.988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5.505cm" svg:height="0.848cm" svg:x="15.389cm" svg:y="6.791cm">
          <text:list text:style-name="L2">
            <text:list-header>
              <text:p text:style-name="P6"><text:span text:style-name="T8">if(ant==act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659cm" svg:height="0.848cm" svg:x="16.897cm" svg:y="7.589cm">
          <text:list text:style-name="L2">
            <text:list-header>
              <text:p text:style-name="P6"><text:span text:style-name="T8">inpriele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389cm" svg:height="0.848cm" svg:x="16.897cm" svg:y="8.392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659cm" svg:height="0.848cm" svg:x="15.389cm" svg:y="9.19cm">
          <text:list text:style-name="L2">
            <text:list-header>
              <text:p text:style-name="P6"><text:span text:style-name="T8">inelei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35" draw:id="id135" draw:layer="layout" svg:width="0.425cm" svg:height="0.848cm" svg:x="14.887cm" svg:y="9.984cm">
          <text:list text:style-name="L2">
            <text:list-header>
              <text:p text:style-name="P6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14" draw:id="id114">
          <draw:line draw:style-name="gr10" draw:text-style-name="P7" draw:layer="layout" svg:x1="12.321cm" svg:y1="15.333cm" svg:x2="15.522cm" svg:y2="15.333cm">
            <text:p/>
          </draw:line>
          <draw:line draw:style-name="gr10" draw:text-style-name="P7" draw:layer="layout" svg:x1="13.921cm" svg:y1="16.531cm" svg:x2="13.921cm" svg:y2="15.332cm">
            <text:p/>
          </draw:line>
          <draw:custom-shape draw:style-name="gr10" draw:text-style-name="P3" draw:layer="layout" svg:width="3.201cm" svg:height="3.7cm" svg:x="12.321cm" svg:y="12.832cm">
            <text:p/>
            <draw:enhanced-geometry svg:viewBox="0 0 21600 21600" draw:type="rectangle" draw:enhanced-path="M 0 0 L 21600 0 21600 21600 0 21600 0 0 Z N"/>
          </draw:custom-shape>
        </draw:g>
        <draw:g xml:id="id136" draw:id="id136">
          <draw:line draw:style-name="gr10" draw:text-style-name="P7" draw:layer="layout" svg:x1="18.314cm" svg:y1="15.333cm" svg:x2="21.515cm" svg:y2="15.333cm">
            <text:p/>
          </draw:line>
          <draw:line draw:style-name="gr10" draw:text-style-name="P7" draw:layer="layout" svg:x1="19.915cm" svg:y1="16.531cm" svg:x2="19.915cm" svg:y2="15.332cm">
            <text:p/>
          </draw:line>
          <draw:custom-shape draw:style-name="gr10" draw:text-style-name="P3" draw:layer="layout" svg:width="3.201cm" svg:height="3.7cm" svg:x="18.314cm" svg:y="12.832cm">
            <text:p/>
            <draw:enhanced-geometry svg:viewBox="0 0 21600 21600" draw:type="rectangle" draw:enhanced-path="M 0 0 L 21600 0 21600 21600 0 21600 0 0 Z N"/>
          </draw:custom-shape>
        </draw:g>
        <draw:g xml:id="id143" draw:id="id143">
          <draw:line draw:style-name="gr10" draw:text-style-name="P7" draw:layer="layout" svg:x1="24.315cm" svg:y1="15.333cm" svg:x2="27.517cm" svg:y2="15.333cm">
            <text:p/>
          </draw:line>
          <draw:line draw:style-name="gr10" draw:text-style-name="P7" draw:layer="layout" svg:x1="25.916cm" svg:y1="16.531cm" svg:x2="25.916cm" svg:y2="15.332cm">
            <text:p/>
          </draw:line>
          <draw:custom-shape draw:style-name="gr10" draw:text-style-name="P3" draw:layer="layout" svg:width="3.202cm" svg:height="3.7cm" svg:x="24.315cm" svg:y="12.832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3" xml:id="id116" draw:id="id116" draw:layer="layout" svg:width="3.192cm" svg:height="2.496cm" svg:x="12.321cm" svg:y="12.832cm">
          <text:list text:style-name="L2">
            <text:list-header>
              <text:p text:style-name="P5"><text:span text:style-name="T9">dato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xml:id="id137" draw:id="id137" draw:layer="layout" svg:width="3.197cm" svg:height="2.496cm" svg:x="18.318cm" svg:y="12.832cm">
          <text:list text:style-name="L2">
            <text:list-header>
              <text:p text:style-name="P5"><text:span text:style-name="T9">dato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3" draw:layer="layout" svg:width="3.197cm" svg:height="2.496cm" svg:x="24.315cm" svg:y="12.832cm">
          <text:list text:style-name="L2">
            <text:list-header>
              <text:p xml:id="id144" text:id="id144" text:style-name="P5"><text:span text:style-name="T9">dato 4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29" draw:id="id129">
          <draw:line draw:style-name="gr11" draw:text-style-name="P7" draw:layer="layout" svg:x1="8.714cm" svg:y1="15.928cm" svg:x2="10.213cm" svg:y2="15.924cm">
            <text:p/>
          </draw:line>
          <draw:line draw:style-name="gr10" draw:text-style-name="P7" draw:layer="layout" svg:x1="10.213cm" svg:y1="15.875cm" svg:x2="10.213cm" svg:y2="16.973cm">
            <text:p/>
          </draw:line>
          <draw:line draw:style-name="gr10" draw:text-style-name="P7" draw:layer="layout" svg:x1="10.715cm" svg:y1="16.925cm" svg:x2="9.714cm" svg:y2="16.929cm">
            <text:p/>
          </draw:line>
          <draw:custom-shape draw:style-name="gr25" draw:text-style-name="P3" draw:layer="layout" svg:width="1.997cm" svg:height="1.001cm" svg:x="9.211cm" svg:y="17.123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28" draw:id="id128">
          <draw:line draw:style-name="gr11" draw:text-style-name="P7" draw:layer="layout" svg:x1="8.722cm" svg:y1="15.93cm" svg:x2="10.24cm" svg:y2="15.927cm">
            <text:p/>
          </draw:line>
          <draw:line draw:style-name="gr10" draw:text-style-name="P7" draw:layer="layout" svg:x1="10.24cm" svg:y1="15.962cm" svg:x2="11.253cm" svg:y2="13.211cm">
            <text:p/>
          </draw:line>
          <draw:line draw:style-name="gr12" draw:text-style-name="P7" draw:layer="layout" svg:x1="11.254cm" svg:y1="13.229cm" svg:x2="12.267cm" svg:y2="13.229cm">
            <text:p/>
          </draw:line>
        </draw:g>
        <draw:g>
          <draw:g>
            <draw:custom-shape draw:style-name="gr9" draw:text-style-name="P3" draw:layer="layout" svg:width="2.5cm" svg:height="1.001cm" svg:x="1.319cm" svg:y="12.832cm">
              <text:list text:style-name="L2">
                <text:list-header>
                  <text:p text:style-name="P5"><text:span text:style-name="T9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3" draw:layer="layout" svg:width="2.5cm" svg:height="1.001cm" svg:x="1.319cm" svg:y="12.8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3" draw:layer="layout" svg:width="3.197cm" svg:height="2.501cm" svg:x="6.319cm" svg:y="12.832cm">
              <text:list text:style-name="L2">
                <text:list-header>
                  <text:p text:style-name="P5"><text:span text:style-name="T9">dato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line draw:style-name="gr10" draw:text-style-name="P7" draw:layer="layout" svg:x1="6.319cm" svg:y1="15.333cm" svg:x2="9.521cm" svg:y2="15.333cm">
                <text:p/>
              </draw:line>
              <draw:line draw:style-name="gr10" draw:text-style-name="P7" draw:layer="layout" svg:x1="7.92cm" svg:y1="16.531cm" svg:x2="7.92cm" svg:y2="15.332cm">
                <text:p/>
              </draw:line>
              <draw:custom-shape draw:style-name="gr10" draw:text-style-name="P3" draw:layer="layout" svg:width="3.202cm" svg:height="3.7cm" svg:x="6.319cm" svg:y="12.83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line draw:style-name="gr20" draw:text-style-name="P7" draw:layer="layout" svg:x1="3.819cm" svg:y1="13.335cm" svg:x2="6.266cm" svg:y2="13.335cm">
            <text:p/>
          </draw:line>
          <draw:g>
            <draw:line draw:style-name="gr11" draw:text-style-name="P7" draw:layer="layout" svg:x1="7.116cm" svg:y1="15.927cm" svg:x2="5.617cm" svg:y2="15.922cm">
              <text:p/>
            </draw:line>
            <draw:line draw:style-name="gr10" draw:text-style-name="P7" draw:layer="layout" svg:x1="5.618cm" svg:y1="15.875cm" svg:x2="5.618cm" svg:y2="16.973cm">
              <text:p/>
            </draw:line>
            <draw:line draw:style-name="gr10" draw:text-style-name="P7" draw:layer="layout" svg:x1="5.115cm" svg:y1="16.924cm" svg:x2="6.116cm" svg:y2="16.929cm">
              <text:p/>
            </draw:line>
            <draw:custom-shape draw:style-name="gr5" draw:text-style-name="P3" draw:layer="layout" svg:width="1.998cm" svg:height="1.001cm" svg:x="4.617cm" svg:y="17.123cm">
              <text:list text:style-name="L2">
                <text:list-header>
                  <text:p text:style-name="P5"><text:span text:style-name="T9">NUL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119" draw:id="id119">
          <draw:line draw:style-name="gr17" draw:text-style-name="P7" draw:layer="layout" svg:x1="3.814cm" svg:y1="20.234cm" svg:x2="5.003cm" svg:y2="20.234cm">
            <text:p/>
          </draw:line>
          <draw:line draw:style-name="gr18" draw:text-style-name="P7" draw:layer="layout" svg:x1="4.952cm" svg:y1="20.239cm" svg:x2="4.952cm" svg:y2="15.442cm">
            <text:p/>
          </draw:line>
          <draw:line draw:style-name="gr19" draw:text-style-name="P7" draw:layer="layout" svg:x1="4.902cm" svg:y1="15.443cm" svg:x2="6.261cm" svg:y2="15.443cm">
            <text:p/>
          </draw:line>
        </draw:g>
        <draw:g xml:id="id121" draw:id="id121">
          <draw:line draw:style-name="gr14" draw:text-style-name="P7" draw:layer="layout" svg:x1="3.814cm" svg:y1="18.331cm" svg:x2="5.27cm" svg:y2="18.331cm">
            <text:p/>
          </draw:line>
          <draw:line draw:style-name="gr15" draw:text-style-name="P7" draw:layer="layout" svg:x1="5.27cm" svg:y1="18.38cm" svg:x2="5.27cm" svg:y2="16.382cm">
            <text:p/>
          </draw:line>
          <draw:line draw:style-name="gr16" draw:text-style-name="P7" draw:layer="layout" svg:x1="5.21cm" svg:y1="16.382cm" svg:x2="6.252cm" svg:y2="16.382cm">
            <text:p/>
          </draw:line>
        </draw:g>
        <draw:g xml:id="id125" draw:id="id125">
          <draw:line draw:style-name="gr26" draw:text-style-name="P7" draw:layer="layout" svg:x1="3.814cm" svg:y1="18.327cm" svg:x2="6.138cm" svg:y2="18.327cm">
            <text:p/>
          </draw:line>
          <draw:line draw:style-name="gr27" draw:text-style-name="P7" draw:layer="layout" svg:x1="6.196cm" svg:y1="18.274cm" svg:x2="6.196cm" svg:y2="19.372cm">
            <text:p/>
          </draw:line>
          <draw:line draw:style-name="gr27" draw:text-style-name="P7" draw:layer="layout" svg:x1="6.697cm" svg:y1="19.324cm" svg:x2="5.696cm" svg:y2="19.328cm">
            <text:p/>
          </draw:line>
          <draw:custom-shape draw:style-name="gr25" draw:text-style-name="P3" draw:layer="layout" svg:width="1.998cm" svg:height="1.001cm" svg:x="5.199cm" svg:y="19.522cm">
            <text:list text:style-name="L4">
              <text:list-header>
                <text:p text:style-name="P5"><text:span text:style-name="T4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31" draw:id="id131">
          <draw:line draw:style-name="gr11" draw:text-style-name="P7" draw:layer="layout" svg:x1="14.715cm" svg:y1="15.928cm" svg:x2="16.214cm" svg:y2="15.924cm">
            <text:p/>
          </draw:line>
          <draw:line draw:style-name="gr10" draw:text-style-name="P7" draw:layer="layout" svg:x1="16.214cm" svg:y1="15.875cm" svg:x2="16.214cm" svg:y2="16.973cm">
            <text:p/>
          </draw:line>
          <draw:line draw:style-name="gr10" draw:text-style-name="P7" draw:layer="layout" svg:x1="16.716cm" svg:y1="16.925cm" svg:x2="15.715cm" svg:y2="16.929cm">
            <text:p/>
          </draw:line>
          <draw:custom-shape draw:style-name="gr25" draw:text-style-name="P3" draw:layer="layout" svg:width="1.997cm" svg:height="1.001cm" svg:x="15.212cm" svg:y="17.123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33" draw:id="id133">
          <draw:line draw:style-name="gr11" draw:text-style-name="P7" draw:layer="layout" svg:x1="13.104cm" svg:y1="15.93cm" svg:x2="11.605cm" svg:y2="15.927cm">
            <text:p/>
          </draw:line>
          <draw:line draw:style-name="gr10" draw:text-style-name="P7" draw:layer="layout" svg:x1="11.605cm" svg:y1="15.962cm" svg:x2="10.604cm" svg:y2="13.211cm">
            <text:p/>
          </draw:line>
          <draw:line draw:style-name="gr12" draw:text-style-name="P7" draw:layer="layout" svg:x1="10.604cm" svg:y1="13.229cm" svg:x2="9.603cm" svg:y2="13.229cm">
            <text:p/>
          </draw:line>
        </draw:g>
        <draw:g xml:id="id138" draw:id="id138">
          <draw:line draw:style-name="gr14" draw:text-style-name="P7" draw:layer="layout" svg:x1="3.814cm" svg:y1="18.331cm" svg:x2="10.196cm" svg:y2="18.331cm">
            <text:p/>
          </draw:line>
          <draw:line draw:style-name="gr15" draw:text-style-name="P7" draw:layer="layout" svg:x1="10.25cm" svg:y1="18.38cm" svg:x2="10.25cm" svg:y2="16.382cm">
            <text:p/>
          </draw:line>
          <draw:line draw:style-name="gr16" draw:text-style-name="P7" draw:layer="layout" svg:x1="10.196cm" svg:y1="16.382cm" svg:x2="12.267cm" svg:y2="16.382cm">
            <text:p/>
          </draw:line>
        </draw:g>
        <draw:g xml:id="id139" draw:id="id139">
          <draw:line draw:style-name="gr17" draw:text-style-name="P7" draw:layer="layout" svg:x1="3.814cm" svg:y1="20.223cm" svg:x2="11.038cm" svg:y2="20.223cm">
            <text:p/>
          </draw:line>
          <draw:line draw:style-name="gr18" draw:text-style-name="P7" draw:layer="layout" svg:x1="10.989cm" svg:y1="20.232cm" svg:x2="10.989cm" svg:y2="15.434cm">
            <text:p/>
          </draw:line>
          <draw:line draw:style-name="gr19" draw:text-style-name="P7" draw:layer="layout" svg:x1="10.927cm" svg:y1="15.434cm" svg:x2="12.267cm" svg:y2="15.434cm">
            <text:p/>
          </draw:line>
        </draw:g>
        <draw:g xml:id="id140" draw:id="id140">
          <draw:line draw:style-name="gr11" draw:text-style-name="P7" draw:layer="layout" svg:x1="14.715cm" svg:y1="15.93cm" svg:x2="16.218cm" svg:y2="15.927cm">
            <text:p/>
          </draw:line>
          <draw:line draw:style-name="gr10" draw:text-style-name="P7" draw:layer="layout" svg:x1="16.218cm" svg:y1="15.962cm" svg:x2="17.221cm" svg:y2="13.211cm">
            <text:p/>
          </draw:line>
          <draw:line draw:style-name="gr12" draw:text-style-name="P7" draw:layer="layout" svg:x1="17.221cm" svg:y1="13.229cm" svg:x2="18.224cm" svg:y2="13.229cm">
            <text:p/>
          </draw:line>
        </draw:g>
        <draw:g xml:id="id141" draw:id="id141">
          <draw:line draw:style-name="gr11" draw:text-style-name="P7" draw:layer="layout" svg:x1="20.712cm" svg:y1="15.927cm" svg:x2="22.211cm" svg:y2="15.922cm">
            <text:p/>
          </draw:line>
          <draw:line draw:style-name="gr10" draw:text-style-name="P7" draw:layer="layout" svg:x1="22.211cm" svg:y1="15.875cm" svg:x2="22.211cm" svg:y2="16.973cm">
            <text:p/>
          </draw:line>
          <draw:line draw:style-name="gr10" draw:text-style-name="P7" draw:layer="layout" svg:x1="22.713cm" svg:y1="16.924cm" svg:x2="21.712cm" svg:y2="16.929cm">
            <text:p/>
          </draw:line>
          <draw:custom-shape draw:style-name="gr5" draw:text-style-name="P3" draw:layer="layout" svg:width="1.998cm" svg:height="1.001cm" svg:x="21.214cm" svg:y="17.123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42" draw:id="id142">
          <draw:line draw:style-name="gr11" draw:text-style-name="P7" draw:layer="layout" svg:x1="19.11cm" svg:y1="15.93cm" svg:x2="17.591cm" svg:y2="15.927cm">
            <text:p/>
          </draw:line>
          <draw:line draw:style-name="gr10" draw:text-style-name="P7" draw:layer="layout" svg:x1="17.591cm" svg:y1="15.962cm" svg:x2="16.576cm" svg:y2="13.211cm">
            <text:p/>
          </draw:line>
          <draw:line draw:style-name="gr12" draw:text-style-name="P7" draw:layer="layout" svg:x1="16.576cm" svg:y1="13.229cm" svg:x2="15.561cm" svg:y2="13.229cm">
            <text:p/>
          </draw:line>
        </draw:g>
        <draw:g xml:id="id145" draw:id="id145">
          <draw:line draw:style-name="gr14" draw:text-style-name="P7" draw:layer="layout" svg:x1="3.814cm" svg:y1="18.339cm" svg:x2="16.236cm" svg:y2="18.339cm">
            <text:p/>
          </draw:line>
          <draw:line draw:style-name="gr15" draw:text-style-name="P7" draw:layer="layout" svg:x1="16.241cm" svg:y1="18.387cm" svg:x2="16.241cm" svg:y2="16.386cm">
            <text:p/>
          </draw:line>
          <draw:line draw:style-name="gr16" draw:text-style-name="P7" draw:layer="layout" svg:x1="16.188cm" svg:y1="16.387cm" svg:x2="18.251cm" svg:y2="16.387cm">
            <text:p/>
          </draw:line>
        </draw:g>
        <draw:g xml:id="id146" draw:id="id146">
          <draw:line draw:style-name="gr17" draw:text-style-name="P7" draw:layer="layout" svg:x1="3.814cm" svg:y1="20.232cm" svg:x2="17.026cm" svg:y2="20.232cm">
            <text:p/>
          </draw:line>
          <draw:line draw:style-name="gr18" draw:text-style-name="P7" draw:layer="layout" svg:x1="16.977cm" svg:y1="20.241cm" svg:x2="16.977cm" svg:y2="15.443cm">
            <text:p/>
          </draw:line>
          <draw:line draw:style-name="gr19" draw:text-style-name="P7" draw:layer="layout" svg:x1="16.924cm" svg:y1="15.443cm" svg:x2="18.26cm" svg:y2="15.443cm">
            <text:p/>
          </draw:line>
        </draw:g>
        <draw:g xml:id="id148" draw:id="id148">
          <draw:line draw:style-name="gr11" draw:text-style-name="P7" draw:layer="layout" svg:x1="26.714cm" svg:y1="15.927cm" svg:x2="28.21cm" svg:y2="15.922cm">
            <text:p/>
          </draw:line>
          <draw:line draw:style-name="gr10" draw:text-style-name="P7" draw:layer="layout" svg:x1="28.21cm" svg:y1="15.875cm" svg:x2="28.21cm" svg:y2="16.973cm">
            <text:p/>
          </draw:line>
          <draw:line draw:style-name="gr10" draw:text-style-name="P7" draw:layer="layout" svg:x1="28.711cm" svg:y1="16.924cm" svg:x2="27.712cm" svg:y2="16.929cm">
            <text:p/>
          </draw:line>
          <draw:custom-shape draw:style-name="gr5" draw:text-style-name="P3" draw:layer="layout" svg:width="1.994cm" svg:height="1.001cm" svg:x="27.215cm" svg:y="17.123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49" draw:id="id149">
          <draw:line draw:style-name="gr11" draw:text-style-name="P7" draw:layer="layout" svg:x1="25.107cm" svg:y1="15.93cm" svg:x2="23.588cm" svg:y2="15.927cm">
            <text:p/>
          </draw:line>
          <draw:line draw:style-name="gr10" draw:text-style-name="P7" draw:layer="layout" svg:x1="23.588cm" svg:y1="15.962cm" svg:x2="22.573cm" svg:y2="13.211cm">
            <text:p/>
          </draw:line>
          <draw:line draw:style-name="gr12" draw:text-style-name="P7" draw:layer="layout" svg:x1="22.573cm" svg:y1="13.229cm" svg:x2="21.558cm" svg:y2="13.229cm">
            <text:p/>
          </draw:line>
        </draw:g>
        <draw:g xml:id="id147" draw:id="id147">
          <draw:line draw:style-name="gr11" draw:text-style-name="P7" draw:layer="layout" svg:x1="20.712cm" svg:y1="15.93cm" svg:x2="22.223cm" svg:y2="15.927cm">
            <text:p/>
          </draw:line>
          <draw:line draw:style-name="gr10" draw:text-style-name="P7" draw:layer="layout" svg:x1="22.223cm" svg:y1="15.962cm" svg:x2="23.231cm" svg:y2="13.211cm">
            <text:p/>
          </draw:line>
          <draw:line draw:style-name="gr12" draw:text-style-name="P7" draw:layer="layout" svg:x1="23.231cm" svg:y1="13.229cm" svg:x2="24.239cm" svg:y2="13.229cm">
            <text:p/>
          </draw:line>
        </draw:g>
        <draw:g xml:id="id112" draw:id="id112">
          <draw:g>
            <draw:custom-shape draw:style-name="gr4" draw:text-style-name="P3" draw:layer="layout" svg:width="2.5cm" svg:height="1cm" svg:x="1.319cm" svg:y="17.83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cm" svg:height="1cm" svg:x="1.319cm" svg:y="17.833cm">
              <text:list text:style-name="L4">
                <text:list-header>
                  <text:p text:style-name="P5"><text:span text:style-name="T4">ac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" draw:text-style-name="P3" draw:layer="layout" svg:width="2.5cm" svg:height="1.001cm" svg:x="1.319cm" svg:y="19.73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2.5cm" svg:height="1.001cm" svg:x="1.319cm" svg:y="19.734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anim:par presentation:node-type="timing-root">
          <anim:par smil:begin="id108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0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0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1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3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2s" smil:targetElement="id1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5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2s" smil:targetElement="id1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9" smil:attributeName="visibility" smil:to="visible"/>
                  <anim:animate smil:dur="1s" smil:fill="hold" smil:targetElement="id119" smil:attributeName="x" smil:values="x-width/2;x" smil:keyTimes="0;1"/>
                  <anim:animate smil:dur="1s" smil:fill="hold" smil:targetElement="id119" smil:attributeName="y" smil:values="y;y" smil:keyTimes="0;1"/>
                  <anim:animate smil:dur="1s" smil:fill="hold" smil:targetElement="id119" smil:attributeName="width" smil:values="0;width" smil:keyTimes="0;1"/>
                  <anim:animate smil:dur="1s" smil:fill="hold" smil:targetElement="id11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1" smil:attributeName="visibility" smil:to="visible"/>
                  <anim:animate smil:dur="1s" smil:fill="hold" smil:targetElement="id121" smil:attributeName="x" smil:values="x-width/2;x" smil:keyTimes="0;1"/>
                  <anim:animate smil:dur="1s" smil:fill="hold" smil:targetElement="id121" smil:attributeName="y" smil:values="y;y" smil:keyTimes="0;1"/>
                  <anim:animate smil:dur="1s" smil:fill="hold" smil:targetElement="id121" smil:attributeName="width" smil:values="0;width" smil:keyTimes="0;1"/>
                  <anim:animate smil:dur="1s" smil:fill="hold" smil:targetElement="id12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5" smil:attributeName="visibility" smil:to="visible"/>
                  <anim:animate smil:dur="1s" smil:fill="hold" smil:targetElement="id125" smil:attributeName="x" smil:values="x-width/2;x" smil:keyTimes="0;1"/>
                  <anim:animate smil:dur="1s" smil:fill="hold" smil:targetElement="id125" smil:attributeName="y" smil:values="y;y" smil:keyTimes="0;1"/>
                  <anim:animate smil:dur="1s" smil:fill="hold" smil:targetElement="id125" smil:attributeName="width" smil:values="0;width" smil:keyTimes="0;1"/>
                  <anim:animate smil:dur="1s" smil:fill="hold" smil:targetElement="id12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8" smil:attributeName="visibility" smil:to="visible"/>
                  <anim:animate smil:dur="1s" smil:fill="hold" smil:targetElement="id128" smil:attributeName="x" smil:values="x-width/2;x" smil:keyTimes="0;1"/>
                  <anim:animate smil:dur="1s" smil:fill="hold" smil:targetElement="id128" smil:attributeName="y" smil:values="y;y" smil:keyTimes="0;1"/>
                  <anim:animate smil:dur="1s" smil:fill="hold" smil:targetElement="id128" smil:attributeName="width" smil:values="0;width" smil:keyTimes="0;1"/>
                  <anim:animate smil:dur="1s" smil:fill="hold" smil:targetElement="id128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1" smil:attributeName="visibility" smil:to="visible"/>
                  <anim:animate smil:dur="1s" smil:fill="hold" smil:targetElement="id131" smil:attributeName="x" smil:values="x-width/2;x" smil:keyTimes="0;1"/>
                  <anim:animate smil:dur="1s" smil:fill="hold" smil:targetElement="id131" smil:attributeName="y" smil:values="y;y" smil:keyTimes="0;1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33" smil:attributeName="visibility" smil:to="visible"/>
                  <anim:animate smil:dur="1s" smil:fill="hold" smil:targetElement="id133" smil:attributeName="x" smil:values="x+width/2;x" smil:keyTimes="0;1"/>
                  <anim:animate smil:dur="1s" smil:fill="hold" smil:targetElement="id133" smil:attributeName="y" smil:values="y;y" smil:keyTimes="0;1"/>
                  <anim:animate smil:dur="1s" smil:fill="hold" smil:targetElement="id133" smil:attributeName="width" smil:values="0;width" smil:keyTimes="0;1"/>
                  <anim:animate smil:dur="1s" smil:fill="hold" smil:targetElement="id13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0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0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1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3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6" smil:attributeName="visibility" smil:to="visible"/>
                  <anim:transitionFilter smil:dur="2s" smil:targetElement="id13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5" smil:attributeName="color" smil:to="#ff0101"/>
                </anim:par>
                <anim:par smil:begin="0s" smil:fill="hold" presentation:node-type="with-previous" presentation:group-id="0" presentation:preset-class="entrance" presentation:preset-id="ooo-entrance-fade-in">
                  <anim:set smil:begin="0s" smil:dur="0.001s" smil:fill="hold" smil:targetElement="id137" smil:attributeName="visibility" smil:to="visible"/>
                  <anim:transitionFilter smil:dur="2s" smil:targetElement="id13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9" smil:attributeName="visibility" smil:to="visible"/>
                  <anim:animate smil:dur="1s" smil:fill="hold" smil:targetElement="id119" smil:attributeName="x" smil:values="x-width/2;x" smil:keyTimes="0;1"/>
                  <anim:animate smil:dur="1s" smil:fill="hold" smil:targetElement="id119" smil:attributeName="y" smil:values="y;y" smil:keyTimes="0;1"/>
                  <anim:animate smil:dur="1s" smil:fill="hold" smil:targetElement="id119" smil:attributeName="width" smil:values="0;width" smil:keyTimes="0;1"/>
                  <anim:animate smil:dur="1s" smil:fill="hold" smil:targetElement="id11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1" smil:attributeName="visibility" smil:to="visible"/>
                  <anim:animate smil:dur="1s" smil:fill="hold" smil:targetElement="id121" smil:attributeName="x" smil:values="x-width/2;x" smil:keyTimes="0;1"/>
                  <anim:animate smil:dur="1s" smil:fill="hold" smil:targetElement="id121" smil:attributeName="y" smil:values="y;y" smil:keyTimes="0;1"/>
                  <anim:animate smil:dur="1s" smil:fill="hold" smil:targetElement="id121" smil:attributeName="width" smil:values="0;width" smil:keyTimes="0;1"/>
                  <anim:animate smil:dur="1s" smil:fill="hold" smil:targetElement="id12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8" smil:attributeName="visibility" smil:to="visible"/>
                  <anim:animate smil:dur="1s" smil:fill="hold" smil:targetElement="id138" smil:attributeName="x" smil:values="x-width/2;x" smil:keyTimes="0;1"/>
                  <anim:animate smil:dur="1s" smil:fill="hold" smil:targetElement="id138" smil:attributeName="y" smil:values="y;y" smil:keyTimes="0;1"/>
                  <anim:animate smil:dur="1s" smil:fill="hold" smil:targetElement="id138" smil:attributeName="width" smil:values="0;width" smil:keyTimes="0;1"/>
                  <anim:animate smil:dur="1s" smil:fill="hold" smil:targetElement="id13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9" smil:attributeName="visibility" smil:to="visible"/>
                  <anim:animate smil:dur="1s" smil:fill="hold" smil:targetElement="id139" smil:attributeName="x" smil:values="x-width/2;x" smil:keyTimes="0;1"/>
                  <anim:animate smil:dur="1s" smil:fill="hold" smil:targetElement="id139" smil:attributeName="y" smil:values="y;y" smil:keyTimes="0;1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5" smil:attributeName="visibility" smil:to="visible"/>
                  <anim:animate smil:dur="1s" smil:fill="hold" smil:targetElement="id125" smil:attributeName="x" smil:values="x-width/2;x" smil:keyTimes="0;1"/>
                  <anim:animate smil:dur="1s" smil:fill="hold" smil:targetElement="id125" smil:attributeName="y" smil:values="y;y" smil:keyTimes="0;1"/>
                  <anim:animate smil:dur="1s" smil:fill="hold" smil:targetElement="id125" smil:attributeName="width" smil:values="0;width" smil:keyTimes="0;1"/>
                  <anim:animate smil:dur="1s" smil:fill="hold" smil:targetElement="id12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0" smil:attributeName="visibility" smil:to="visible"/>
                  <anim:animate smil:dur="1s" smil:fill="hold" smil:targetElement="id140" smil:attributeName="x" smil:values="x-width/2;x" smil:keyTimes="0;1"/>
                  <anim:animate smil:dur="1s" smil:fill="hold" smil:targetElement="id140" smil:attributeName="y" smil:values="y;y" smil:keyTimes="0;1"/>
                  <anim:animate smil:dur="1s" smil:fill="hold" smil:targetElement="id140" smil:attributeName="width" smil:values="0;width" smil:keyTimes="0;1"/>
                  <anim:animate smil:dur="1s" smil:fill="hold" smil:targetElement="id14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1" smil:attributeName="visibility" smil:to="visible"/>
                  <anim:animate smil:dur="1s" smil:fill="hold" smil:targetElement="id141" smil:attributeName="x" smil:values="x-width/2;x" smil:keyTimes="0;1"/>
                  <anim:animate smil:dur="1s" smil:fill="hold" smil:targetElement="id141" smil:attributeName="y" smil:values="y;y" smil:keyTimes="0;1"/>
                  <anim:animate smil:dur="1s" smil:fill="hold" smil:targetElement="id141" smil:attributeName="width" smil:values="0;width" smil:keyTimes="0;1"/>
                  <anim:animate smil:dur="1s" smil:fill="hold" smil:targetElement="id14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42" smil:attributeName="visibility" smil:to="visible"/>
                  <anim:animate smil:dur="1s" smil:fill="hold" smil:targetElement="id142" smil:attributeName="x" smil:values="x+width/2;x" smil:keyTimes="0;1"/>
                  <anim:animate smil:dur="1s" smil:fill="hold" smil:targetElement="id142" smil:attributeName="y" smil:values="y;y" smil:keyTimes="0;1"/>
                  <anim:animate smil:dur="1s" smil:fill="hold" smil:targetElement="id142" smil:attributeName="width" smil:values="0;width" smil:keyTimes="0;1"/>
                  <anim:animate smil:dur="1s" smil:fill="hold" smil:targetElement="id14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0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0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1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3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3" smil:attributeName="visibility" smil:to="visible"/>
                  <anim:transitionFilter smil:dur="2s" smil:targetElement="id1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5" smil:attributeName="color" smil:to="#ff0101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4" anim:sub-item="text" smil:attributeName="visibility" smil:to="visible"/>
                  <anim:transitionFilter smil:dur="2s" smil:targetElement="id1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1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19" smil:attributeName="visibility" smil:to="visible"/>
                  <anim:animate smil:dur="1s" smil:fill="hold" smil:targetElement="id119" smil:attributeName="x" smil:values="x-width/2;x" smil:keyTimes="0;1"/>
                  <anim:animate smil:dur="1s" smil:fill="hold" smil:targetElement="id119" smil:attributeName="y" smil:values="y;y" smil:keyTimes="0;1"/>
                  <anim:animate smil:dur="1s" smil:fill="hold" smil:targetElement="id119" smil:attributeName="width" smil:values="0;width" smil:keyTimes="0;1"/>
                  <anim:animate smil:dur="1s" smil:fill="hold" smil:targetElement="id11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1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1" smil:attributeName="visibility" smil:to="visible"/>
                  <anim:animate smil:dur="1s" smil:fill="hold" smil:targetElement="id121" smil:attributeName="x" smil:values="x-width/2;x" smil:keyTimes="0;1"/>
                  <anim:animate smil:dur="1s" smil:fill="hold" smil:targetElement="id121" smil:attributeName="y" smil:values="y;y" smil:keyTimes="0;1"/>
                  <anim:animate smil:dur="1s" smil:fill="hold" smil:targetElement="id121" smil:attributeName="width" smil:values="0;width" smil:keyTimes="0;1"/>
                  <anim:animate smil:dur="1s" smil:fill="hold" smil:targetElement="id12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0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8" smil:attributeName="visibility" smil:to="visible"/>
                  <anim:animate smil:dur="1s" smil:fill="hold" smil:targetElement="id138" smil:attributeName="x" smil:values="x-width/2;x" smil:keyTimes="0;1"/>
                  <anim:animate smil:dur="1s" smil:fill="hold" smil:targetElement="id138" smil:attributeName="y" smil:values="y;y" smil:keyTimes="0;1"/>
                  <anim:animate smil:dur="1s" smil:fill="hold" smil:targetElement="id138" smil:attributeName="width" smil:values="0;width" smil:keyTimes="0;1"/>
                  <anim:animate smil:dur="1s" smil:fill="hold" smil:targetElement="id13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12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3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39" smil:attributeName="visibility" smil:to="visible"/>
                  <anim:animate smil:dur="1s" smil:fill="hold" smil:targetElement="id139" smil:attributeName="x" smil:values="x-width/2;x" smil:keyTimes="0;1"/>
                  <anim:animate smil:dur="1s" smil:fill="hold" smil:targetElement="id139" smil:attributeName="y" smil:values="y;y" smil:keyTimes="0;1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5" smil:attributeName="visibility" smil:to="visible"/>
                  <anim:animate smil:dur="1s" smil:fill="hold" smil:targetElement="id145" smil:attributeName="x" smil:values="x-width/2;x" smil:keyTimes="0;1"/>
                  <anim:animate smil:dur="1s" smil:fill="hold" smil:targetElement="id145" smil:attributeName="y" smil:values="y;y" smil:keyTimes="0;1"/>
                  <anim:animate smil:dur="1s" smil:fill="hold" smil:targetElement="id145" smil:attributeName="width" smil:values="0;width" smil:keyTimes="0;1"/>
                  <anim:animate smil:dur="1s" smil:fill="hold" smil:targetElement="id14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14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5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23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6" smil:attributeName="visibility" smil:to="visible"/>
                  <anim:animate smil:dur="1s" smil:fill="hold" smil:targetElement="id146" smil:attributeName="x" smil:values="x-width/2;x" smil:keyTimes="0;1"/>
                  <anim:animate smil:dur="1s" smil:fill="hold" smil:targetElement="id146" smil:attributeName="y" smil:values="y;y" smil:keyTimes="0;1"/>
                  <anim:animate smil:dur="1s" smil:fill="hold" smil:targetElement="id146" smil:attributeName="width" smil:values="0;width" smil:keyTimes="0;1"/>
                  <anim:animate smil:dur="1s" smil:fill="hold" smil:targetElement="id146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23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124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25" smil:attributeName="visibility" smil:to="visible"/>
                  <anim:animate smil:dur="1s" smil:fill="hold" smil:targetElement="id125" smil:attributeName="x" smil:values="x-width/2;x" smil:keyTimes="0;1"/>
                  <anim:animate smil:dur="1s" smil:fill="hold" smil:targetElement="id125" smil:attributeName="y" smil:values="y;y" smil:keyTimes="0;1"/>
                  <anim:animate smil:dur="1s" smil:fill="hold" smil:targetElement="id125" smil:attributeName="width" smil:values="0;width" smil:keyTimes="0;1"/>
                  <anim:animate smil:dur="1s" smil:fill="hold" smil:targetElement="id12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124" smil:attributeName="color" smil:to="#000000"/>
                </anim:par>
                <anim:par smil:begin="0s" presentation:node-type="with-previous" presentation:group-id="16" presentation:preset-class="emphasis" presentation:preset-id="ooo-emphasis-font-color" presentation:preset-sub-type="1">
                  <anim:set smil:dur="indefinite" smil:targetElement="id12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7" presentation:preset-class="emphasis" presentation:preset-id="ooo-emphasis-font-color" presentation:preset-sub-type="1">
                  <anim:set smil:dur="indefinite" smil:targetElement="id12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27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7" smil:attributeName="visibility" smil:to="visible"/>
                  <anim:animate smil:dur="1s" smil:fill="hold" smil:targetElement="id147" smil:attributeName="x" smil:values="x-width/2;x" smil:keyTimes="0;1"/>
                  <anim:animate smil:dur="1s" smil:fill="hold" smil:targetElement="id147" smil:attributeName="y" smil:values="y;y" smil:keyTimes="0;1"/>
                  <anim:animate smil:dur="1s" smil:fill="hold" smil:targetElement="id147" smil:attributeName="width" smil:values="0;width" smil:keyTimes="0;1"/>
                  <anim:animate smil:dur="1s" smil:fill="hold" smil:targetElement="id14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2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48" smil:attributeName="visibility" smil:to="visible"/>
                  <anim:animate smil:dur="1s" smil:fill="hold" smil:targetElement="id148" smil:attributeName="x" smil:values="x-width/2;x" smil:keyTimes="0;1"/>
                  <anim:animate smil:dur="1s" smil:fill="hold" smil:targetElement="id148" smil:attributeName="y" smil:values="y;y" smil:keyTimes="0;1"/>
                  <anim:animate smil:dur="1s" smil:fill="hold" smil:targetElement="id148" smil:attributeName="width" smil:values="0;width" smil:keyTimes="0;1"/>
                  <anim:animate smil:dur="1s" smil:fill="hold" smil:targetElement="id14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49" smil:attributeName="visibility" smil:to="visible"/>
                  <anim:animate smil:dur="1s" smil:fill="hold" smil:targetElement="id149" smil:attributeName="x" smil:values="x+width/2;x" smil:keyTimes="0;1"/>
                  <anim:animate smil:dur="1s" smil:fill="hold" smil:targetElement="id149" smil:attributeName="y" smil:values="y;y" smil:keyTimes="0;1"/>
                  <anim:animate smil:dur="1s" smil:fill="hold" smil:targetElement="id149" smil:attributeName="width" smil:values="0;width" smil:keyTimes="0;1"/>
                  <anim:animate smil:dur="1s" smil:fill="hold" smil:targetElement="id14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3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35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xml:id="id150" draw:id="id150">
        <office:forms form:automatic-focus="false" form:apply-design-mode="false"/>
        <draw:custom-shape draw:style-name="gr2" draw:text-style-name="P3" xml:id="id151" draw:id="id151" draw:layer="layout" svg:width="30.48cm" svg:height="24.345cm" svg:x="0cm" svg:y="2.258cm">
          <text:list text:style-name="L6">
            <text:list-header>
              <text:p text:style-name="P9"><text:span text:style-name="T13">BORRAR PRIMER 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0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presentation:node-type="with-previous" presentation:group-id="0" presentation:preset-class="entrance" presentation:preset-id="ooo-entrance-unfold" smil:targetElement="id151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/>
                  <anim:animate smil:dur="1s" smil:fill="hold" smil:attributeName="y" smil:values="y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xml:id="id152" draw:id="id152">
        <office:forms form:automatic-focus="false" form:apply-design-mode="false"/>
        <draw:custom-shape draw:style-name="gr24" draw:text-style-name="P3" xml:id="id153" draw:id="id153" draw:layer="layout" svg:width="11.009cm" svg:height="0.848cm" svg:x="1.406cm" svg:y="0.631cm">
          <text:list text:style-name="L2">
            <text:list-header>
              <text:p text:style-name="P6"><text:span text:style-name="T8">void borr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54" draw:id="id154" draw:layer="layout" svg:width="0.425cm" svg:height="0.848cm" svg:x="1.904cm" svg:y="1.411cm">
          <text:list text:style-name="L2">
            <text:list-header>
              <text:p text:style-name="P6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55" draw:id="id155" draw:layer="layout" svg:width="8.892cm" svg:height="0.848cm" svg:x="2.407cm" svg:y="2.227cm">
          <text:list text:style-name="L2">
            <text:list-header>
              <text:p text:style-name="P6"><text:span text:style-name="T8">struct lid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57" draw:id="id157" draw:layer="layout" svg:width="4.659cm" svg:height="0.848cm" svg:x="2.407cm" svg:y="3.025cm">
          <text:list text:style-name="L2">
            <text:list-header>
              <text:p text:style-name="P6"><text:span text:style-name="T8">unsigned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58" draw:id="id158" draw:layer="layout" svg:width="4.659cm" svg:height="0.848cm" svg:x="2.407cm" svg:y="3.828cm">
          <text:list text:style-name="L2">
            <text:list-header>
              <text:p text:style-name="P6"><text:span text:style-name="T8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59" draw:id="id159" draw:layer="layout" svg:width="2.965cm" svg:height="0.848cm" svg:x="2.407cm" svg:y="4.613cm">
          <text:list text:style-name="L2">
            <text:list-header>
              <text:p text:style-name="P6"><text:span text:style-name="T8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1" draw:id="id161" draw:layer="layout" svg:width="2.965cm" svg:height="0.848cm" svg:x="2.407cm" svg:y="5.424cm">
          <text:list text:style-name="L2">
            <text:list-header>
              <text:p text:style-name="P6"><text:span text:style-name="T8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3" draw:id="id163" draw:layer="layout" svg:width="11.432cm" svg:height="0.848cm" svg:x="2.407cm" svg:y="6.218cm">
          <text:list text:style-name="L2">
            <text:list-header>
              <text:p text:style-name="P6"><text:span text:style-name="T8">while((b!=aux-&gt;dato)&amp;&amp;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4" draw:id="id164" draw:layer="layout" svg:width="3.389cm" svg:height="0.848cm" svg:x="16.527cm" svg:y="0.631cm">
          <text:list text:style-name="L2">
            <text:list-header>
              <text:p text:style-name="P6"><text:span text:style-name="T8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5" draw:id="id165" draw:layer="layout" svg:width="5.082cm" svg:height="0.848cm" svg:x="18.035cm" svg:y="1.429cm">
          <text:list text:style-name="L2">
            <text:list-header>
              <text:p text:style-name="P6"><text:span text:style-name="T8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6" draw:id="id166" draw:layer="layout" svg:width="5.505cm" svg:height="0.848cm" svg:x="18.035cm" svg:y="2.227cm">
          <text:list text:style-name="L2">
            <text:list-header>
              <text:p text:style-name="P6"><text:span text:style-name="T8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7" draw:id="id167" draw:layer="layout" svg:width="5.505cm" svg:height="0.848cm" svg:x="19.526cm" svg:y="3.025cm">
          <text:list text:style-name="L2">
            <text:list-header>
              <text:p text:style-name="P6"><text:span text:style-name="T8">if(ant==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68" draw:id="id168" draw:layer="layout" svg:width="5.082cm" svg:height="0.848cm" svg:x="21.033cm" svg:y="3.828cm">
          <text:list text:style-name="L2">
            <text:list-header>
              <text:p text:style-name="P6"><text:span text:style-name="T8">*p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71" draw:id="id171" draw:layer="layout" svg:width="8.045cm" svg:height="0.848cm" svg:x="21.034cm" svg:y="4.63cm">
          <text:list text:style-name="L2">
            <text:list-header>
              <text:p text:style-name="P6"><text:span text:style-name="T8">aux-&gt;sig-&gt;ant=NULL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74" draw:id="id174" draw:layer="layout" svg:width="4.235cm" svg:height="0.848cm" svg:x="21.034cm" svg:y="5.428cm">
          <text:list text:style-name="L2">
            <text:list-header>
              <text:p text:style-name="P6"><text:span text:style-name="T8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79" draw:id="id179" draw:layer="layout" svg:width="3.389cm" svg:height="0.848cm" svg:x="21.033cm" svg:y="6.227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180" draw:id="id180" draw:layer="layout" svg:width="0.425cm" svg:height="0.848cm" svg:x="16.024cm" svg:y="9.428cm">
          <text:list text:style-name="L2">
            <text:list-header>
              <text:p text:style-name="P6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97cm" svg:height="1.102cm" svg:x="3.156cm" svg:y="6.906cm">
          <text:list text:style-name="L2">
            <text:list-header>
              <text:p text:style-name="P6"><text:span text:style-name="T8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437cm" svg:height="1.102cm" svg:x="3.156cm" svg:y="7.704cm">
          <text:list text:style-name="L2">
            <text:list-header>
              <text:p text:style-name="P6"><text:span text:style-name="T8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167cm" svg:height="1.102cm" svg:x="17.776cm" svg:y="6.914cm">
          <text:list text:style-name="L2">
            <text:list-header>
              <text:p text:style-name="P6"><text:span text:style-name="T8">boelein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897cm" svg:height="1.102cm" svg:x="17.776cm" svg:y="7.704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787cm" svg:height="1.102cm" svg:x="16.268cm" svg:y="8.502cm">
          <text:list text:style-name="L2">
            <text:list-header>
              <text:p text:style-name="P6"><text:span text:style-name="T8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175" draw:id="id175">
          <draw:custom-shape draw:style-name="gr9" draw:text-style-name="P3" draw:layer="layout" svg:width="3.197cm" svg:height="2.496cm" svg:x="6.923cm" svg:y="12.03cm">
            <text:list text:style-name="L2">
              <text:list-header>
                <text:p text:style-name="P5"><text:span text:style-name="T9">dato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6.923cm" svg:y1="14.527cm" svg:x2="10.125cm" svg:y2="14.527cm">
              <text:p/>
            </draw:line>
            <draw:line draw:style-name="gr10" draw:text-style-name="P7" draw:layer="layout" svg:x1="8.524cm" svg:y1="15.723cm" svg:x2="8.524cm" svg:y2="14.526cm">
              <text:p/>
            </draw:line>
            <draw:custom-shape draw:style-name="gr10" draw:text-style-name="P3" draw:layer="layout" svg:width="3.202cm" svg:height="3.695cm" svg:x="6.923cm" svg:y="12.03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186" draw:id="id186">
          <draw:custom-shape draw:style-name="gr9" draw:text-style-name="P3" draw:layer="layout" svg:width="3.197cm" svg:height="2.497cm" svg:x="12.916cm" svg:y="12.03cm">
            <text:list text:style-name="L2">
              <text:list-header>
                <text:p text:style-name="P5"><text:span text:style-name="T9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12.916cm" svg:y1="14.527cm" svg:x2="16.118cm" svg:y2="14.527cm">
              <text:p/>
            </draw:line>
            <draw:line draw:style-name="gr10" draw:text-style-name="P7" draw:layer="layout" svg:x1="14.517cm" svg:y1="15.723cm" svg:x2="14.517cm" svg:y2="14.526cm">
              <text:p/>
            </draw:line>
            <draw:custom-shape draw:style-name="gr10" draw:text-style-name="P3" draw:layer="layout" svg:width="3.202cm" svg:height="3.695cm" svg:x="12.916cm" svg:y="12.03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194" draw:id="id194">
          <draw:g>
            <draw:line draw:style-name="gr10" draw:text-style-name="P7" draw:layer="layout" svg:x1="18.913cm" svg:y1="14.527cm" svg:x2="22.114cm" svg:y2="14.527cm">
              <text:p/>
            </draw:line>
            <draw:line draw:style-name="gr10" draw:text-style-name="P7" draw:layer="layout" svg:x1="20.514cm" svg:y1="15.723cm" svg:x2="20.514cm" svg:y2="14.526cm">
              <text:p/>
            </draw:line>
            <draw:custom-shape draw:style-name="gr10" draw:text-style-name="P3" draw:layer="layout" svg:width="3.201cm" svg:height="3.695cm" svg:x="18.913cm" svg:y="12.0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3" draw:layer="layout" svg:width="3.197cm" svg:height="2.497cm" svg:x="18.913cm" svg:y="12.03cm">
            <text:list text:style-name="L2">
              <text:list-header>
                <text:p text:style-name="P5"><text:span text:style-name="T9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3" draw:layer="layout" svg:width="3.196cm" svg:height="2.497cm" svg:x="24.915cm" svg:y="12.03cm">
            <text:list text:style-name="L2">
              <text:list-header>
                <text:p text:style-name="P5"><text:span text:style-name="T9">dato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24.915cm" svg:y1="14.527cm" svg:x2="28.116cm" svg:y2="14.527cm">
              <text:p/>
            </draw:line>
            <draw:line draw:style-name="gr10" draw:text-style-name="P7" draw:layer="layout" svg:x1="26.515cm" svg:y1="15.723cm" svg:x2="26.515cm" svg:y2="14.526cm">
              <text:p/>
            </draw:line>
            <draw:custom-shape draw:style-name="gr10" draw:text-style-name="P3" draw:layer="layout" svg:width="3.201cm" svg:height="3.695cm" svg:x="24.915cm" svg:y="12.03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2.496cm" svg:height="0.996cm" svg:x="1.923cm" svg:y="12.03cm">
            <text:list text:style-name="L2">
              <text:list-header>
                <text:p text:style-name="P5"><text:span text:style-name="T9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3" draw:layer="layout" svg:width="2.496cm" svg:height="0.996cm" svg:x="1.923cm" svg:y="12.03cm">
            <text:p/>
            <draw:enhanced-geometry svg:viewBox="0 0 21600 21600" draw:type="rectangle" draw:enhanced-path="M 0 0 L 21600 0 21600 21600 0 21600 0 0 Z N"/>
          </draw:custom-shape>
        </draw:g>
        <draw:g xml:id="id156" draw:id="id156">
          <draw:g>
            <draw:custom-shape draw:style-name="gr4" draw:text-style-name="P3" draw:layer="layout" svg:width="2.496cm" svg:height="1cm" svg:x="1.923cm" svg:y="17.017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496cm" svg:height="1cm" svg:x="1.923cm" svg:y="17.013cm">
              <text:list text:style-name="L4">
                <text:list-header>
                  <text:p text:style-name="P5"><text:span text:style-name="T4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3" draw:layer="layout" svg:width="2.496cm" svg:height="1.001cm" svg:x="1.923cm" svg:y="18.92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3" draw:layer="layout" svg:width="2.496cm" svg:height="1.001cm" svg:x="1.923cm" svg:y="18.922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polyline draw:style-name="gr20" draw:text-style-name="P7" xml:id="id170" draw:id="id170" draw:layer="layout" svg:width="2.45cm" svg:height="0cm" svg:x="4.419cm" svg:y="12.524cm" svg:viewBox="0 0 2451 0" draw:points="0,0 2451,0">
          <text:p/>
        </draw:polyline>
        <draw:g xml:id="id177" draw:id="id177">
          <draw:line draw:style-name="gr11" draw:text-style-name="P7" draw:layer="layout" svg:x1="9.313cm" svg:y1="15.123cm" svg:x2="10.832cm" svg:y2="15.12cm">
            <text:p/>
          </draw:line>
          <draw:line draw:style-name="gr10" draw:text-style-name="P7" draw:layer="layout" svg:x1="10.832cm" svg:y1="15.155cm" svg:x2="11.847cm" svg:y2="12.404cm">
            <text:p/>
          </draw:line>
          <draw:line draw:style-name="gr12" draw:text-style-name="P7" draw:layer="layout" svg:x1="11.847cm" svg:y1="12.422cm" svg:x2="12.862cm" svg:y2="12.422cm">
            <text:p/>
          </draw:line>
        </draw:g>
        <draw:g xml:id="id178" draw:id="id178">
          <draw:line draw:style-name="gr11" draw:text-style-name="P7" draw:layer="layout" svg:x1="7.716cm" svg:y1="15.125cm" svg:x2="6.217cm" svg:y2="15.121cm">
            <text:p/>
          </draw:line>
          <draw:line draw:style-name="gr10" draw:text-style-name="P7" draw:layer="layout" svg:x1="6.218cm" svg:y1="15.072cm" svg:x2="6.218cm" svg:y2="16.17cm">
            <text:p/>
          </draw:line>
          <draw:line draw:style-name="gr10" draw:text-style-name="P7" draw:layer="layout" svg:x1="5.715cm" svg:y1="16.122cm" svg:x2="6.716cm" svg:y2="16.126cm">
            <text:p/>
          </draw:line>
          <draw:custom-shape draw:style-name="gr5" draw:text-style-name="P3" draw:layer="layout" svg:width="1.998cm" svg:height="1.001cm" svg:x="5.217cm" svg:y="16.32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72" draw:id="id172">
          <draw:line draw:style-name="gr11" draw:text-style-name="P7" draw:layer="layout" svg:x1="13.713cm" svg:y1="15.123cm" svg:x2="12.211cm" svg:y2="15.12cm">
            <text:p/>
          </draw:line>
          <draw:line draw:style-name="gr10" draw:text-style-name="P7" draw:layer="layout" svg:x1="12.209cm" svg:y1="15.155cm" svg:x2="11.206cm" svg:y2="12.404cm">
            <text:p/>
          </draw:line>
          <draw:line draw:style-name="gr12" draw:text-style-name="P7" draw:layer="layout" svg:x1="11.206cm" svg:y1="12.422cm" svg:x2="10.203cm" svg:y2="12.422cm">
            <text:p/>
          </draw:line>
        </draw:g>
        <draw:g xml:id="id187" draw:id="id187">
          <draw:line draw:style-name="gr11" draw:text-style-name="P7" draw:layer="layout" svg:x1="15.315cm" svg:y1="15.123cm" svg:x2="16.835cm" svg:y2="15.12cm">
            <text:p/>
          </draw:line>
          <draw:line draw:style-name="gr10" draw:text-style-name="P7" draw:layer="layout" svg:x1="16.835cm" svg:y1="15.155cm" svg:x2="17.849cm" svg:y2="12.404cm">
            <text:p/>
          </draw:line>
          <draw:line draw:style-name="gr12" draw:text-style-name="P7" draw:layer="layout" svg:x1="17.85cm" svg:y1="12.422cm" svg:x2="18.864cm" svg:y2="12.422cm">
            <text:p/>
          </draw:line>
        </draw:g>
        <draw:g xml:id="id184" draw:id="id184">
          <draw:line draw:style-name="gr11" draw:text-style-name="P7" draw:layer="layout" svg:x1="19.701cm" svg:y1="15.123cm" svg:x2="18.202cm" svg:y2="15.12cm">
            <text:p/>
          </draw:line>
          <draw:line draw:style-name="gr10" draw:text-style-name="P7" draw:layer="layout" svg:x1="18.202cm" svg:y1="15.155cm" svg:x2="17.201cm" svg:y2="12.404cm">
            <text:p/>
          </draw:line>
          <draw:line draw:style-name="gr12" draw:text-style-name="P7" draw:layer="layout" svg:x1="17.201cm" svg:y1="12.422cm" svg:x2="16.2cm" svg:y2="12.422cm">
            <text:p/>
          </draw:line>
        </draw:g>
        <draw:g xml:id="id195" draw:id="id195">
          <draw:line draw:style-name="gr11" draw:text-style-name="P7" draw:layer="layout" svg:x1="21.317cm" svg:y1="15.123cm" svg:x2="22.825cm" svg:y2="15.12cm">
            <text:p/>
          </draw:line>
          <draw:line draw:style-name="gr10" draw:text-style-name="P7" draw:layer="layout" svg:x1="22.825cm" svg:y1="15.155cm" svg:x2="23.832cm" svg:y2="12.404cm">
            <text:p/>
          </draw:line>
          <draw:line draw:style-name="gr12" draw:text-style-name="P7" draw:layer="layout" svg:x1="23.832cm" svg:y1="12.422cm" svg:x2="24.839cm" svg:y2="12.422cm">
            <text:p/>
          </draw:line>
        </draw:g>
        <draw:g xml:id="id193" draw:id="id193">
          <draw:line draw:style-name="gr11" draw:text-style-name="P7" draw:layer="layout" svg:x1="25.707cm" svg:y1="15.123cm" svg:x2="24.206cm" svg:y2="15.12cm">
            <text:p/>
          </draw:line>
          <draw:line draw:style-name="gr10" draw:text-style-name="P7" draw:layer="layout" svg:x1="24.207cm" svg:y1="15.155cm" svg:x2="23.205cm" svg:y2="12.404cm">
            <text:p/>
          </draw:line>
          <draw:line draw:style-name="gr12" draw:text-style-name="P7" draw:layer="layout" svg:x1="23.205cm" svg:y1="12.422cm" svg:x2="22.203cm" svg:y2="12.422cm">
            <text:p/>
          </draw:line>
        </draw:g>
        <draw:g>
          <draw:line draw:style-name="gr11" draw:text-style-name="P7" draw:layer="layout" svg:x1="27.309cm" svg:y1="15.124cm" svg:x2="28.808cm" svg:y2="15.119cm">
            <text:p/>
          </draw:line>
          <draw:line draw:style-name="gr10" draw:text-style-name="P7" draw:layer="layout" svg:x1="28.808cm" svg:y1="15.072cm" svg:x2="28.808cm" svg:y2="16.17cm">
            <text:p/>
          </draw:line>
          <draw:line draw:style-name="gr10" draw:text-style-name="P7" draw:layer="layout" svg:x1="29.31cm" svg:y1="16.121cm" svg:x2="28.309cm" svg:y2="16.126cm">
            <text:p/>
          </draw:line>
          <draw:custom-shape draw:style-name="gr5" draw:text-style-name="P3" draw:layer="layout" svg:width="1.998cm" svg:height="1.001cm" svg:x="27.811cm" svg:y="16.32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160" draw:id="id160">
          <draw:line draw:style-name="gr14" draw:text-style-name="P7" draw:layer="layout" svg:x1="4.419cm" svg:y1="17.511cm" svg:x2="5.882cm" svg:y2="17.511cm">
            <text:p/>
          </draw:line>
          <draw:line draw:style-name="gr15" draw:text-style-name="P7" draw:layer="layout" svg:x1="5.882cm" svg:y1="17.56cm" svg:x2="5.882cm" svg:y2="15.562cm">
            <text:p/>
          </draw:line>
          <draw:line draw:style-name="gr16" draw:text-style-name="P7" draw:layer="layout" svg:x1="5.821cm" svg:y1="15.562cm" svg:x2="6.869cm" svg:y2="15.562cm">
            <text:p/>
          </draw:line>
        </draw:g>
        <draw:g xml:id="id162" draw:id="id162">
          <draw:line draw:style-name="gr17" draw:text-style-name="P7" draw:layer="layout" svg:x1="4.419cm" svg:y1="19.422cm" svg:x2="5.61cm" svg:y2="19.422cm">
            <text:p/>
          </draw:line>
          <draw:line draw:style-name="gr18" draw:text-style-name="P7" draw:layer="layout" svg:x1="5.559cm" svg:y1="19.427cm" svg:x2="5.559cm" svg:y2="14.63cm">
            <text:p/>
          </draw:line>
          <draw:line draw:style-name="gr19" draw:text-style-name="P7" draw:layer="layout" svg:x1="5.508cm" svg:y1="14.631cm" svg:x2="6.869cm" svg:y2="14.631cm">
            <text:p/>
          </draw:line>
        </draw:g>
        <draw:g xml:id="id169" draw:id="id169">
          <draw:line draw:style-name="gr11" draw:text-style-name="P7" draw:layer="layout" svg:x1="4.41cm" svg:y1="12.523cm" svg:x2="6.331cm" svg:y2="12.523cm">
            <text:p/>
          </draw:line>
          <draw:line draw:style-name="gr21" draw:text-style-name="P7" draw:layer="layout" svg:x1="6.282cm" svg:y1="12.522cm" svg:x2="6.282cm" svg:y2="11.517cm">
            <text:p/>
          </draw:line>
          <draw:line draw:style-name="gr21" draw:text-style-name="P7" draw:layer="layout" svg:x1="6.282cm" svg:y1="11.57cm" svg:x2="11.307cm" svg:y2="11.57cm">
            <text:p/>
          </draw:line>
          <draw:line draw:style-name="gr21" draw:text-style-name="P7" draw:layer="layout" svg:x1="11.299cm" svg:y1="11.518cm" svg:x2="11.299cm" svg:y2="12.142cm">
            <text:p/>
          </draw:line>
          <draw:line draw:style-name="gr28" draw:text-style-name="P7" draw:layer="layout" svg:x1="11.299cm" svg:y1="12.084cm" svg:x2="12.84cm" svg:y2="12.084cm">
            <text:p/>
          </draw:line>
        </draw:g>
        <draw:g xml:id="id173" draw:id="id173">
          <draw:line draw:style-name="gr11" draw:text-style-name="P7" draw:layer="layout" svg:x1="13.713cm" svg:y1="15.134cm" svg:x2="12.214cm" svg:y2="15.13cm">
            <text:p/>
          </draw:line>
          <draw:line draw:style-name="gr10" draw:text-style-name="P7" draw:layer="layout" svg:x1="12.215cm" svg:y1="15.081cm" svg:x2="12.215cm" svg:y2="16.179cm">
            <text:p/>
          </draw:line>
          <draw:line draw:style-name="gr10" draw:text-style-name="P7" draw:layer="layout" svg:x1="11.712cm" svg:y1="16.131cm" svg:x2="12.713cm" svg:y2="16.135cm">
            <text:p/>
          </draw:line>
          <draw:custom-shape draw:style-name="gr5" draw:text-style-name="P3" draw:layer="layout" svg:width="1.998cm" svg:height="1.001cm" svg:x="11.214cm" svg:y="16.329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81" draw:id="id181">
          <draw:line draw:style-name="gr14" draw:text-style-name="P7" draw:layer="layout" svg:x1="4.419cm" svg:y1="17.518cm" svg:x2="10.798cm" svg:y2="17.518cm">
            <text:p/>
          </draw:line>
          <draw:line draw:style-name="gr15" draw:text-style-name="P7" draw:layer="layout" svg:x1="10.851cm" svg:y1="17.566cm" svg:x2="10.851cm" svg:y2="15.565cm">
            <text:p/>
          </draw:line>
          <draw:line draw:style-name="gr16" draw:text-style-name="P7" draw:layer="layout" svg:x1="10.798cm" svg:y1="15.566cm" svg:x2="12.867cm" svg:y2="15.566cm">
            <text:p/>
          </draw:line>
        </draw:g>
        <draw:g xml:id="id182" draw:id="id182">
          <draw:line draw:style-name="gr17" draw:text-style-name="P7" draw:layer="layout" svg:x1="4.419cm" svg:y1="19.42cm" svg:x2="11.639cm" svg:y2="19.42cm">
            <text:p/>
          </draw:line>
          <draw:line draw:style-name="gr18" draw:text-style-name="P7" draw:layer="layout" svg:x1="11.59cm" svg:y1="19.429cm" svg:x2="11.59cm" svg:y2="14.631cm">
            <text:p/>
          </draw:line>
          <draw:line draw:style-name="gr19" draw:text-style-name="P7" draw:layer="layout" svg:x1="11.528cm" svg:y1="14.631cm" svg:x2="12.867cm" svg:y2="14.631cm">
            <text:p/>
          </draw:line>
        </draw:g>
        <draw:polyline draw:style-name="gr20" draw:text-style-name="P7" xml:id="id176" draw:id="id176" draw:layer="layout" svg:width="8.443cm" svg:height="0cm" svg:x="4.41cm" svg:y="12.524cm" svg:viewBox="0 0 8444 0" draw:points="0,0 8444,0">
          <text:p/>
        </draw:polyline>
        <draw:polyline draw:style-name="gr20" draw:text-style-name="P7" xml:id="id188" draw:id="id188" draw:layer="layout" svg:width="14.441cm" svg:height="0cm" svg:x="4.414cm" svg:y="12.524cm" svg:viewBox="0 0 14442 0" draw:points="0,0 14442,0">
          <text:p/>
        </draw:polyline>
        <draw:g xml:id="id183" draw:id="id183">
          <draw:g>
            <draw:line draw:style-name="gr21" draw:text-style-name="P7" draw:layer="layout" svg:x1="17.312cm" svg:y1="11.518cm" svg:x2="17.312cm" svg:y2="12.141cm">
              <text:p/>
            </draw:line>
            <draw:line draw:style-name="gr28" draw:text-style-name="P7" draw:layer="layout" svg:x1="17.312cm" svg:y1="12.084cm" svg:x2="18.854cm" svg:y2="12.084cm">
              <text:p/>
            </draw:line>
          </draw:g>
          <draw:g>
            <draw:line draw:style-name="gr11" draw:text-style-name="P7" draw:layer="layout" svg:x1="4.414cm" svg:y1="12.53cm" svg:x2="6.338cm" svg:y2="12.53cm">
              <text:p/>
            </draw:line>
            <draw:line draw:style-name="gr21" draw:text-style-name="P7" draw:layer="layout" svg:x1="6.289cm" svg:y1="12.53cm" svg:x2="6.289cm" svg:y2="11.526cm">
              <text:p/>
            </draw:line>
            <draw:line draw:style-name="gr21" draw:text-style-name="P7" draw:layer="layout" svg:x1="6.289cm" svg:y1="11.578cm" svg:x2="17.307cm" svg:y2="11.578cm">
              <text:p/>
            </draw:line>
          </draw:g>
        </draw:g>
        <draw:g xml:id="id185" draw:id="id185">
          <draw:line draw:style-name="gr11" draw:text-style-name="P7" draw:layer="layout" svg:x1="19.71cm" svg:y1="15.125cm" svg:x2="18.214cm" svg:y2="15.121cm">
            <text:p/>
          </draw:line>
          <draw:line draw:style-name="gr10" draw:text-style-name="P7" draw:layer="layout" svg:x1="18.214cm" svg:y1="15.072cm" svg:x2="18.214cm" svg:y2="16.17cm">
            <text:p/>
          </draw:line>
          <draw:line draw:style-name="gr10" draw:text-style-name="P7" draw:layer="layout" svg:x1="17.713cm" svg:y1="16.122cm" svg:x2="18.711cm" svg:y2="16.126cm">
            <text:p/>
          </draw:line>
          <draw:custom-shape draw:style-name="gr5" draw:text-style-name="P3" draw:layer="layout" svg:width="1.994cm" svg:height="1.001cm" svg:x="17.216cm" svg:y="16.32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89" draw:id="id189">
          <draw:line draw:style-name="gr14" draw:text-style-name="P7" draw:layer="layout" svg:x1="4.419cm" svg:y1="17.511cm" svg:x2="16.84cm" svg:y2="17.511cm">
            <text:p/>
          </draw:line>
          <draw:line draw:style-name="gr15" draw:text-style-name="P7" draw:layer="layout" svg:x1="16.845cm" svg:y1="17.56cm" svg:x2="16.845cm" svg:y2="15.562cm">
            <text:p/>
          </draw:line>
          <draw:line draw:style-name="gr16" draw:text-style-name="P7" draw:layer="layout" svg:x1="16.792cm" svg:y1="15.562cm" svg:x2="18.855cm" svg:y2="15.562cm">
            <text:p/>
          </draw:line>
        </draw:g>
        <draw:g xml:id="id190" draw:id="id190">
          <draw:line draw:style-name="gr17" draw:text-style-name="P7" draw:layer="layout" svg:x1="4.419cm" svg:y1="19.42cm" svg:x2="17.622cm" svg:y2="19.42cm">
            <text:p/>
          </draw:line>
          <draw:line draw:style-name="gr18" draw:text-style-name="P7" draw:layer="layout" svg:x1="17.573cm" svg:y1="19.429cm" svg:x2="17.573cm" svg:y2="14.631cm">
            <text:p/>
          </draw:line>
          <draw:line draw:style-name="gr19" draw:text-style-name="P7" draw:layer="layout" svg:x1="17.52cm" svg:y1="14.631cm" svg:x2="18.855cm" svg:y2="14.631cm">
            <text:p/>
          </draw:line>
        </draw:g>
        <draw:g xml:id="id191" draw:id="id191">
          <draw:line draw:style-name="gr21" draw:text-style-name="P7" draw:layer="layout" svg:x1="23.299cm" svg:y1="11.518cm" svg:x2="23.299cm" svg:y2="12.143cm">
            <text:p/>
          </draw:line>
          <draw:line draw:style-name="gr28" draw:text-style-name="P7" draw:layer="layout" svg:x1="23.299cm" svg:y1="12.085cm" svg:x2="24.839cm" svg:y2="12.085cm">
            <text:p/>
          </draw:line>
          <draw:line draw:style-name="gr11" draw:text-style-name="P7" draw:layer="layout" svg:x1="4.419cm" svg:y1="12.523cm" svg:x2="17.321cm" svg:y2="12.523cm">
            <text:p/>
          </draw:line>
          <draw:line draw:style-name="gr21" draw:text-style-name="P7" draw:layer="layout" svg:x1="17.285cm" svg:y1="12.522cm" svg:x2="17.285cm" svg:y2="11.517cm">
            <text:p/>
          </draw:line>
          <draw:line draw:style-name="gr21" draw:text-style-name="P7" draw:layer="layout" svg:x1="17.285cm" svg:y1="11.558cm" svg:x2="23.281cm" svg:y2="11.558cm">
            <text:p/>
          </draw:line>
        </draw:g>
        <draw:g xml:id="id192" draw:id="id192">
          <draw:line draw:style-name="gr11" draw:text-style-name="P7" draw:layer="layout" svg:x1="25.699cm" svg:y1="15.125cm" svg:x2="24.2cm" svg:y2="15.121cm">
            <text:p/>
          </draw:line>
          <draw:line draw:style-name="gr10" draw:text-style-name="P7" draw:layer="layout" svg:x1="24.201cm" svg:y1="15.072cm" svg:x2="24.201cm" svg:y2="16.17cm">
            <text:p/>
          </draw:line>
          <draw:line draw:style-name="gr10" draw:text-style-name="P7" draw:layer="layout" svg:x1="23.698cm" svg:y1="16.122cm" svg:x2="24.699cm" svg:y2="16.126cm">
            <text:p/>
          </draw:line>
          <draw:custom-shape draw:style-name="gr5" draw:text-style-name="P3" draw:layer="layout" svg:width="1.997cm" svg:height="1.001cm" svg:x="23.2cm" svg:y="16.32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polyline draw:style-name="gr20" draw:text-style-name="P7" xml:id="id196" draw:id="id196" draw:layer="layout" svg:width="20.433cm" svg:height="0cm" svg:x="4.419cm" svg:y="12.524cm" svg:viewBox="0 0 20434 0" draw:points="0,0 20434,0">
          <text:p/>
        </draw:polyline>
        <draw:custom-shape draw:style-name="gr29" draw:text-style-name="P3" draw:layer="layout" svg:width="26.004cm" svg:height="1.023cm" svg:x="2.037cm" svg:y="21.63cm">
          <text:list text:style-name="L6">
            <text:list-header>
              <text:p text:style-name="P10"><text:span text:style-name="T14">impdat(): Muestra el dato por pantalla. <text:s text:c="5"/>// <text:s text:c="5"/>condat(): Confirma si es el dato a borrar.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52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1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5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0" smil:attributeName="visibility" smil:to="visible"/>
                  <anim:animate smil:dur="1s" smil:fill="hold" smil:targetElement="id160" smil:attributeName="x" smil:values="x-width/2;x" smil:keyTimes="0;1"/>
                  <anim:animate smil:dur="1s" smil:fill="hold" smil:targetElement="id160" smil:attributeName="y" smil:values="y;y" smil:keyTimes="0;1"/>
                  <anim:animate smil:dur="1s" smil:fill="hold" smil:targetElement="id160" smil:attributeName="width" smil:values="0;width" smil:keyTimes="0;1"/>
                  <anim:animate smil:dur="1s" smil:fill="hold" smil:targetElement="id16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5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2" smil:attributeName="visibility" smil:to="visible"/>
                  <anim:animate smil:dur="1s" smil:fill="hold" smil:targetElement="id162" smil:attributeName="x" smil:values="x-width/2;x" smil:keyTimes="0;1"/>
                  <anim:animate smil:dur="1s" smil:fill="hold" smil:targetElement="id162" smil:attributeName="y" smil:values="y;y" smil:keyTimes="0;1"/>
                  <anim:animate smil:dur="1s" smil:fill="hold" smil:targetElement="id162" smil:attributeName="width" smil:values="0;width" smil:keyTimes="0;1"/>
                  <anim:animate smil:dur="1s" smil:fill="hold" smil:targetElement="id16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69" smil:attributeName="visibility" smil:to="visible"/>
                  <anim:animate smil:dur="1s" smil:fill="hold" smil:targetElement="id169" smil:attributeName="x" smil:values="x-width/2;x" smil:keyTimes="0;1"/>
                  <anim:animate smil:dur="1s" smil:fill="hold" smil:targetElement="id169" smil:attributeName="y" smil:values="y;y" smil:keyTimes="0;1"/>
                  <anim:animate smil:dur="1s" smil:fill="hold" smil:targetElement="id169" smil:attributeName="width" smil:values="0;width" smil:keyTimes="0;1"/>
                  <anim:animate smil:dur="1s" smil:fill="hold" smil:targetElement="id169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73" smil:attributeName="visibility" smil:to="visible"/>
                  <anim:animate smil:dur="1s" smil:fill="hold" smil:targetElement="id173" smil:attributeName="x" smil:values="x+width/2;x" smil:keyTimes="0;1"/>
                  <anim:animate smil:dur="1s" smil:fill="hold" smil:targetElement="id173" smil:attributeName="y" smil:values="y;y" smil:keyTimes="0;1"/>
                  <anim:animate smil:dur="1s" smil:fill="hold" smil:targetElement="id173" smil:attributeName="width" smil:values="0;width" smil:keyTimes="0;1"/>
                  <anim:animate smil:dur="1s" smil:fill="hold" smil:targetElement="id17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5" smil:type="fade" smil:subtype="crossfade" smil:mode="out"/>
                  <anim:set smil:begin="1.999s" smil:dur="0.001s" smil:fill="hold" smil:targetElement="id17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6" smil:attributeName="visibility" smil:to="visible"/>
                  <anim:transitionFilter smil:dur="2s" smil:targetElement="id176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69" smil:type="fade" smil:subtype="crossfade" smil:mode="out"/>
                  <anim:set smil:begin="1.999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7" smil:type="fade" smil:subtype="crossfade" smil:mode="out"/>
                  <anim:set smil:begin="1.999s" smil:dur="0.001s" smil:fill="hold" smil:targetElement="id17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8" smil:type="fade" smil:subtype="crossfade" smil:mode="out"/>
                  <anim:set smil:begin="1.999s" smil:dur="0.001s" smil:fill="hold" smil:targetElement="id17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7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7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18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180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1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5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1" smil:attributeName="visibility" smil:to="visible"/>
                  <anim:animate smil:dur="1s" smil:fill="hold" smil:targetElement="id181" smil:attributeName="x" smil:values="x-width/2;x" smil:keyTimes="0;1"/>
                  <anim:animate smil:dur="1s" smil:fill="hold" smil:targetElement="id181" smil:attributeName="y" smil:values="y;y" smil:keyTimes="0;1"/>
                  <anim:animate smil:dur="1s" smil:fill="hold" smil:targetElement="id181" smil:attributeName="width" smil:values="0;width" smil:keyTimes="0;1"/>
                  <anim:animate smil:dur="1s" smil:fill="hold" smil:targetElement="id18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5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2" smil:attributeName="visibility" smil:to="visible"/>
                  <anim:animate smil:dur="1s" smil:fill="hold" smil:targetElement="id182" smil:attributeName="x" smil:values="x-width/2;x" smil:keyTimes="0;1"/>
                  <anim:animate smil:dur="1s" smil:fill="hold" smil:targetElement="id182" smil:attributeName="y" smil:values="y;y" smil:keyTimes="0;1"/>
                  <anim:animate smil:dur="1s" smil:fill="hold" smil:targetElement="id182" smil:attributeName="width" smil:values="0;width" smil:keyTimes="0;1"/>
                  <anim:animate smil:dur="1s" smil:fill="hold" smil:targetElement="id182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3" smil:attributeName="visibility" smil:to="visible"/>
                  <anim:animate smil:dur="1s" smil:fill="hold" smil:targetElement="id183" smil:attributeName="x" smil:values="x-width/2;x" smil:keyTimes="0;1"/>
                  <anim:animate smil:dur="1s" smil:fill="hold" smil:targetElement="id183" smil:attributeName="y" smil:values="y;y" smil:keyTimes="0;1"/>
                  <anim:animate smil:dur="1s" smil:fill="hold" smil:targetElement="id183" smil:attributeName="width" smil:values="0;width" smil:keyTimes="0;1"/>
                  <anim:animate smil:dur="1s" smil:fill="hold" smil:targetElement="id183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4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85" smil:attributeName="visibility" smil:to="visible"/>
                  <anim:animate smil:dur="2s" smil:fill="hold" smil:targetElement="id185" smil:attributeName="x" smil:values="x+width/2;x" smil:keyTimes="0;1"/>
                  <anim:animate smil:dur="2s" smil:fill="hold" smil:targetElement="id185" smil:attributeName="y" smil:values="y;y" smil:keyTimes="0;1"/>
                  <anim:animate smil:dur="2s" smil:fill="hold" smil:targetElement="id185" smil:attributeName="width" smil:values="0;width" smil:keyTimes="0;1"/>
                  <anim:animate smil:dur="2s" smil:fill="hold" smil:targetElement="id18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6" smil:type="fade" smil:subtype="crossfade" smil:mode="out"/>
                  <anim:set smil:begin="1.999s" smil:dur="0.001s" smil:fill="hold" smil:targetElement="id18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2" smil:type="fade" smil:subtype="crossfade" smil:mode="out"/>
                  <anim:set smil:begin="1.999s" smil:dur="0.001s" smil:fill="hold" smil:targetElement="id17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7" smil:type="fade" smil:subtype="crossfade" smil:mode="out"/>
                  <anim:set smil:begin="1.999s" smil:dur="0.001s" smil:fill="hold" smil:targetElement="id18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3" smil:type="fade" smil:subtype="crossfade" smil:mode="out"/>
                  <anim:set smil:begin="1.999s" smil:dur="0.001s" smil:fill="hold" smil:targetElement="id18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8" smil:attributeName="visibility" smil:to="visible"/>
                  <anim:transitionFilter smil:dur="2s" smil:targetElement="id18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73" smil:type="fade" smil:subtype="crossfade" smil:mode="out"/>
                  <anim:set smil:begin="1.999s" smil:dur="0.001s" smil:fill="hold" smil:targetElement="id17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7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7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18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180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15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5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59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89" smil:attributeName="visibility" smil:to="visible"/>
                  <anim:animate smil:dur="1s" smil:fill="hold" smil:targetElement="id189" smil:attributeName="x" smil:values="x-width/2;x" smil:keyTimes="0;1"/>
                  <anim:animate smil:dur="1s" smil:fill="hold" smil:targetElement="id189" smil:attributeName="y" smil:values="y;y" smil:keyTimes="0;1"/>
                  <anim:animate smil:dur="1s" smil:fill="hold" smil:targetElement="id189" smil:attributeName="width" smil:values="0;width" smil:keyTimes="0;1"/>
                  <anim:animate smil:dur="1s" smil:fill="hold" smil:targetElement="id18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59" smil:attributeName="color" smil:to="#000000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90" smil:attributeName="visibility" smil:to="visible"/>
                  <anim:animate smil:dur="1s" smil:fill="hold" smil:targetElement="id190" smil:attributeName="x" smil:values="x-width/2;x" smil:keyTimes="0;1"/>
                  <anim:animate smil:dur="1s" smil:fill="hold" smil:targetElement="id190" smil:attributeName="y" smil:values="y;y" smil:keyTimes="0;1"/>
                  <anim:animate smil:dur="1s" smil:fill="hold" smil:targetElement="id190" smil:attributeName="width" smil:values="0;width" smil:keyTimes="0;1"/>
                  <anim:animate smil:dur="1s" smil:fill="hold" smil:targetElement="id190" smil:attributeName="height" smil:values="height;height" smil:keyTimes="0;1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7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6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191" smil:attributeName="visibility" smil:to="visible"/>
                  <anim:animate smil:dur="2s" smil:fill="hold" smil:targetElement="id191" smil:attributeName="x" smil:values="x-width/2;x" smil:keyTimes="0;1"/>
                  <anim:animate smil:dur="2s" smil:fill="hold" smil:targetElement="id191" smil:attributeName="y" smil:values="y;y" smil:keyTimes="0;1"/>
                  <anim:animate smil:dur="2s" smil:fill="hold" smil:targetElement="id191" smil:attributeName="width" smil:values="0;width" smil:keyTimes="0;1"/>
                  <anim:animate smil:dur="2s" smil:fill="hold" smil:targetElement="id19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6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1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192" smil:attributeName="visibility" smil:to="visible"/>
                  <anim:animate smil:dur="1s" smil:fill="hold" smil:targetElement="id192" smil:attributeName="x" smil:values="x+width/2;x" smil:keyTimes="0;1"/>
                  <anim:animate smil:dur="1s" smil:fill="hold" smil:targetElement="id192" smil:attributeName="y" smil:values="y;y" smil:keyTimes="0;1"/>
                  <anim:animate smil:dur="1s" smil:fill="hold" smil:targetElement="id192" smil:attributeName="width" smil:values="0;width" smil:keyTimes="0;1"/>
                  <anim:animate smil:dur="1s" smil:fill="hold" smil:targetElement="id192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4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4" smil:type="fade" smil:subtype="crossfade" smil:mode="out"/>
                  <anim:set smil:begin="1.999s" smil:dur="0.001s" smil:fill="hold" smil:targetElement="id19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85" smil:type="fade" smil:subtype="crossfade" smil:mode="out"/>
                  <anim:set smil:begin="1.999s" smil:dur="0.001s" smil:fill="hold" smil:targetElement="id18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5" smil:type="fade" smil:subtype="crossfade" smil:mode="out"/>
                  <anim:set smil:begin="1.999s" smil:dur="0.001s" smil:fill="hold" smil:targetElement="id19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191" smil:type="fade" smil:subtype="crossfade" smil:mode="out"/>
                  <anim:set smil:begin="1.999s" smil:dur="0.001s" smil:fill="hold" smil:targetElement="id19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6" smil:attributeName="visibility" smil:to="visible"/>
                  <anim:transitionFilter smil:dur="2s" smil:targetElement="id1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7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7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18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180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xml:id="id197" draw:id="id197">
        <office:forms form:automatic-focus="false" form:apply-design-mode="false"/>
        <draw:custom-shape draw:style-name="gr2" draw:text-style-name="P3" xml:id="id198" draw:id="id198" draw:layer="layout" svg:width="30.48cm" svg:height="16.562cm" svg:x="0cm" svg:y="3.087cm">
          <text:list text:style-name="L6">
            <text:list-header>
              <text:p text:style-name="P11"><text:span text:style-name="T15">BORRAR ELEMENTO INTERMEDI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97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.5s" smil:fill="hold" presentation:node-type="with-previous" presentation:group-id="0" presentation:preset-class="entrance" presentation:preset-id="ooo-entrance-fade-in-and-zoom">
                  <anim:set smil:begin="0s" smil:dur="0.001s" smil:fill="hold" smil:targetElement="id198" smil:attributeName="visibility" smil:to="visible"/>
                  <anim:animate smil:dur="1s" smil:fill="hold" smil:targetElement="id198" smil:attributeName="width" smil:values="0;width" smil:keyTimes="0;1"/>
                  <anim:animate smil:dur="1s" smil:fill="hold" smil:targetElement="id198" smil:attributeName="height" smil:values="0;height" smil:keyTimes="0;1"/>
                  <anim:transitionFilter smil:dur="1s" smil:targetElement="id19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xml:id="id199" draw:id="id199">
        <office:forms form:automatic-focus="false" form:apply-design-mode="false"/>
        <draw:custom-shape draw:style-name="gr24" draw:text-style-name="P3" xml:id="id200" draw:id="id200" draw:layer="layout" svg:width="11.009cm" svg:height="0.848cm" svg:x="1.719cm" svg:y="0.401cm">
          <text:list text:style-name="L2">
            <text:list-header>
              <text:p text:style-name="P6"><text:span text:style-name="T8">void borr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1" draw:id="id201" draw:layer="layout" svg:width="0.425cm" svg:height="0.848cm" svg:x="2.217cm" svg:y="1.195cm">
          <text:list text:style-name="L2">
            <text:list-header>
              <text:p text:style-name="P6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2" draw:id="id202" draw:layer="layout" svg:width="8.892cm" svg:height="0.848cm" svg:x="2.72cm" svg:y="1.993cm">
          <text:list text:style-name="L2">
            <text:list-header>
              <text:p text:style-name="P6"><text:span text:style-name="T8">struct lid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4" draw:id="id204" draw:layer="layout" svg:width="4.659cm" svg:height="0.848cm" svg:x="2.72cm" svg:y="2.796cm">
          <text:list text:style-name="L2">
            <text:list-header>
              <text:p text:style-name="P6"><text:span text:style-name="T8">unsigned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5" draw:id="id205" draw:layer="layout" svg:width="4.659cm" svg:height="0.848cm" svg:x="2.72cm" svg:y="3.594cm">
          <text:list text:style-name="L2">
            <text:list-header>
              <text:p text:style-name="P6"><text:span text:style-name="T8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6" draw:id="id206" draw:layer="layout" svg:width="2.965cm" svg:height="0.848cm" svg:x="2.72cm" svg:y="4.396cm">
          <text:list text:style-name="L2">
            <text:list-header>
              <text:p text:style-name="P6"><text:span text:style-name="T8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08" draw:id="id208" draw:layer="layout" svg:width="2.965cm" svg:height="0.848cm" svg:x="2.72cm" svg:y="5.195cm">
          <text:list text:style-name="L2">
            <text:list-header>
              <text:p text:style-name="P6"><text:span text:style-name="T8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0" draw:id="id210" draw:layer="layout" svg:width="11.432cm" svg:height="0.848cm" svg:x="2.72cm" svg:y="5.988cm">
          <text:list text:style-name="L2">
            <text:list-header>
              <text:p text:style-name="P6"><text:span text:style-name="T8">while((b!=aux-&gt;dato)&amp;&amp;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1" draw:id="id211" draw:layer="layout" svg:width="3.389cm" svg:height="0.848cm" svg:x="3.725cm" svg:y="6.791cm">
          <text:list text:style-name="L2">
            <text:list-header>
              <text:p text:style-name="P6"><text:span text:style-name="T8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2" draw:id="id212" draw:layer="layout" svg:width="5.929cm" svg:height="0.848cm" svg:x="3.725cm" svg:y="7.589cm">
          <text:list text:style-name="L2">
            <text:list-header>
              <text:p text:style-name="P6"><text:span text:style-name="T8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6" draw:id="id216" draw:layer="layout" svg:width="3.389cm" svg:height="0.848cm" svg:x="16.478cm" svg:y="0.392cm">
          <text:list text:style-name="L2">
            <text:list-header>
              <text:p text:style-name="P6"><text:span text:style-name="T8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7" draw:id="id217" draw:layer="layout" svg:width="5.082cm" svg:height="0.848cm" svg:x="17.986cm" svg:y="1.191cm">
          <text:list text:style-name="L2">
            <text:list-header>
              <text:p text:style-name="P6"><text:span text:style-name="T8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8" draw:id="id218" draw:layer="layout" svg:width="5.505cm" svg:height="0.848cm" svg:x="17.987cm" svg:y="1.984cm">
          <text:list text:style-name="L2">
            <text:list-header>
              <text:p text:style-name="P6"><text:span text:style-name="T8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19" draw:id="id219" draw:layer="layout" svg:width="5.505cm" svg:height="0.848cm" svg:x="19.481cm" svg:y="2.787cm">
          <text:list text:style-name="L2">
            <text:list-header>
              <text:p text:style-name="P6"><text:span text:style-name="T8">if(ant==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235cm" svg:height="0.848cm" svg:x="20.99cm" svg:y="3.581cm">
          <text:list text:style-name="L2">
            <text:list-header>
              <text:p text:style-name="P6"><text:span text:style-name="T8">bopri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389cm" svg:height="0.848cm" svg:x="20.989cm" svg:y="4.392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20" draw:id="id220" draw:layer="layout" svg:width="7.622cm" svg:height="0.848cm" svg:x="17.986cm" svg:y="5.186cm">
          <text:list text:style-name="L2">
            <text:list-header>
              <text:p text:style-name="P6"><text:span text:style-name="T8">ant-&gt;sig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23" draw:id="id223" draw:layer="layout" svg:width="7.622cm" svg:height="0.848cm" svg:x="17.986cm" svg:y="5.984cm">
          <text:list text:style-name="L2">
            <text:list-header>
              <text:p text:style-name="P6"><text:span text:style-name="T8">aux-&gt;sig-&gt;ant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26" draw:id="id226" draw:layer="layout" svg:width="4.235cm" svg:height="0.848cm" svg:x="17.987cm" svg:y="6.782cm">
          <text:list text:style-name="L2">
            <text:list-header>
              <text:p text:style-name="P6"><text:span text:style-name="T8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32" draw:id="id232" draw:layer="layout" svg:width="3.389cm" svg:height="0.848cm" svg:x="17.986cm" svg:y="7.576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2.279cm" svg:height="0.848cm" svg:x="16.478cm" svg:y="8.387cm">
          <text:list text:style-name="L2">
            <text:list-header>
              <text:p text:style-name="P6"><text:span text:style-name="T8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33" draw:id="id233" draw:layer="layout" svg:width="0.425cm" svg:height="0.848cm" svg:x="15.976cm" svg:y="9.181cm">
          <text:list text:style-name="L2">
            <text:list-header>
              <text:p text:style-name="P6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line draw:style-name="gr11" draw:text-style-name="P7" draw:layer="layout" svg:x1="7.116cm" svg:y1="15.09cm" svg:x2="5.62cm" svg:y2="15.086cm">
            <text:p/>
          </draw:line>
          <draw:line draw:style-name="gr10" draw:text-style-name="P7" draw:layer="layout" svg:x1="5.62cm" svg:y1="15.037cm" svg:x2="5.62cm" svg:y2="16.135cm">
            <text:p/>
          </draw:line>
          <draw:line draw:style-name="gr10" draw:text-style-name="P7" draw:layer="layout" svg:x1="5.118cm" svg:y1="16.087cm" svg:x2="6.117cm" svg:y2="16.091cm">
            <text:p/>
          </draw:line>
          <draw:custom-shape draw:style-name="gr5" draw:text-style-name="P3" draw:layer="layout" svg:width="1.994cm" svg:height="1.001cm" svg:x="4.621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9" draw:text-style-name="P3" draw:layer="layout" svg:width="3.197cm" svg:height="2.501cm" svg:x="6.319cm" svg:y="11.994cm">
            <text:list text:style-name="L2">
              <text:list-header>
                <text:p text:style-name="P5"><text:span text:style-name="T9">dato 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6.319cm" svg:y1="14.495cm" svg:x2="9.521cm" svg:y2="14.495cm">
              <text:p/>
            </draw:line>
            <draw:line draw:style-name="gr10" draw:text-style-name="P7" draw:layer="layout" svg:x1="7.92cm" svg:y1="15.693cm" svg:x2="7.92cm" svg:y2="14.494cm">
              <text:p/>
            </draw:line>
            <draw:custom-shape draw:style-name="gr10" draw:text-style-name="P3" draw:layer="layout" svg:width="3.202cm" svg:height="3.7cm" svg:x="6.319cm" svg:y="11.994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237" draw:id="id237">
          <draw:custom-shape draw:style-name="gr9" draw:text-style-name="P3" draw:layer="layout" svg:width="3.196cm" svg:height="2.501cm" svg:x="12.321cm" svg:y="11.994cm">
            <text:list text:style-name="L2">
              <text:list-header>
                <text:p text:style-name="P5"><text:span text:style-name="T9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12.321cm" svg:y1="14.495cm" svg:x2="15.522cm" svg:y2="14.495cm">
              <text:p/>
            </draw:line>
            <draw:line draw:style-name="gr10" draw:text-style-name="P7" draw:layer="layout" svg:x1="13.921cm" svg:y1="15.693cm" svg:x2="13.921cm" svg:y2="14.494cm">
              <text:p/>
            </draw:line>
            <draw:custom-shape draw:style-name="gr10" draw:text-style-name="P3" draw:layer="layout" svg:width="3.201cm" svg:height="3.7cm" svg:x="12.321cm" svg:y="11.994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197cm" svg:height="2.501cm" svg:x="24.315cm" svg:y="11.994cm">
            <text:list text:style-name="L2">
              <text:list-header>
                <text:p text:style-name="P5"><text:span text:style-name="T9">dato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24.315cm" svg:y1="14.495cm" svg:x2="27.517cm" svg:y2="14.495cm">
              <text:p/>
            </draw:line>
            <draw:line draw:style-name="gr10" draw:text-style-name="P7" draw:layer="layout" svg:x1="25.916cm" svg:y1="15.693cm" svg:x2="25.916cm" svg:y2="14.494cm">
              <text:p/>
            </draw:line>
            <draw:custom-shape draw:style-name="gr10" draw:text-style-name="P3" draw:layer="layout" svg:width="3.202cm" svg:height="3.7cm" svg:x="24.315cm" svg:y="11.994cm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20" draw:text-style-name="P7" draw:layer="layout" svg:x1="3.819cm" svg:y1="12.493cm" svg:x2="6.266cm" svg:y2="12.493cm">
          <text:p/>
        </draw:line>
        <draw:g xml:id="id227" draw:id="id227">
          <draw:g>
            <draw:line draw:style-name="gr10" draw:text-style-name="P7" draw:layer="layout" svg:x1="18.314cm" svg:y1="14.495cm" svg:x2="21.515cm" svg:y2="14.495cm">
              <text:p/>
            </draw:line>
            <draw:line draw:style-name="gr10" draw:text-style-name="P7" draw:layer="layout" svg:x1="19.915cm" svg:y1="15.693cm" svg:x2="19.915cm" svg:y2="14.494cm">
              <text:p/>
            </draw:line>
            <draw:custom-shape draw:style-name="gr10" draw:text-style-name="P3" draw:layer="layout" svg:width="3.201cm" svg:height="3.7cm" svg:x="18.314cm" svg:y="11.9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3" draw:layer="layout" svg:width="3.197cm" svg:height="2.501cm" svg:x="18.314cm" svg:y="11.994cm">
            <text:list text:style-name="L2">
              <text:list-header>
                <text:p text:style-name="P5"><text:span text:style-name="T9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11" draw:text-style-name="P7" draw:layer="layout" svg:x1="26.714cm" svg:y1="15.089cm" svg:x2="28.21cm" svg:y2="15.084cm">
            <text:p/>
          </draw:line>
          <draw:line draw:style-name="gr10" draw:text-style-name="P7" draw:layer="layout" svg:x1="28.21cm" svg:y1="15.037cm" svg:x2="28.21cm" svg:y2="16.135cm">
            <text:p/>
          </draw:line>
          <draw:line draw:style-name="gr10" draw:text-style-name="P7" draw:layer="layout" svg:x1="28.711cm" svg:y1="16.086cm" svg:x2="27.712cm" svg:y2="16.091cm">
            <text:p/>
          </draw:line>
          <draw:custom-shape draw:style-name="gr5" draw:text-style-name="P3" draw:layer="layout" svg:width="1.994cm" svg:height="1.001cm" svg:x="27.215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>
          <draw:custom-shape draw:style-name="gr9" draw:text-style-name="P3" draw:layer="layout" svg:width="2.5cm" svg:height="1.001cm" svg:x="1.319cm" svg:y="11.994cm">
            <text:list text:style-name="L2">
              <text:list-header>
                <text:p text:style-name="P5"><text:span text:style-name="T9">*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3" draw:layer="layout" svg:width="2.5cm" svg:height="1.001cm" svg:x="1.319cm" svg:y="11.994cm">
            <text:p/>
            <draw:enhanced-geometry svg:viewBox="0 0 21600 21600" draw:type="rectangle" draw:enhanced-path="M 0 0 L 21600 0 21600 21600 0 21600 0 0 Z N"/>
          </draw:custom-shape>
        </draw:g>
        <draw:g xml:id="id203" draw:id="id203">
          <draw:g>
            <draw:custom-shape draw:style-name="gr4" draw:text-style-name="P3" draw:layer="layout" svg:width="2.5cm" svg:height="1cm" svg:x="1.319cm" svg:y="16.99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cm" svg:height="1cm" svg:x="1.319cm" svg:y="16.991cm">
              <text:list text:style-name="L4">
                <text:list-header>
                  <text:p text:style-name="P5"><text:span text:style-name="T4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3" draw:layer="layout" svg:width="2.5cm" svg:height="1.001cm" svg:x="1.319cm" svg:y="18.99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5cm" svg:height="1.001cm" svg:x="1.319cm" svg:y="18.993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 xml:id="id234" draw:id="id234">
          <draw:line draw:style-name="gr11" draw:text-style-name="P7" draw:layer="layout" svg:x1="8.714cm" svg:y1="15.092cm" svg:x2="10.23cm" svg:y2="15.089cm">
            <text:p/>
          </draw:line>
          <draw:line draw:style-name="gr10" draw:text-style-name="P7" draw:layer="layout" svg:x1="10.23cm" svg:y1="15.124cm" svg:x2="11.242cm" svg:y2="12.373cm">
            <text:p/>
          </draw:line>
          <draw:line draw:style-name="gr12" draw:text-style-name="P7" draw:layer="layout" svg:x1="11.242cm" svg:y1="12.391cm" svg:x2="12.254cm" svg:y2="12.391cm">
            <text:p/>
          </draw:line>
        </draw:g>
        <draw:g xml:id="id222" draw:id="id222">
          <draw:line draw:style-name="gr11" draw:text-style-name="P7" draw:layer="layout" svg:x1="14.715cm" svg:y1="15.092cm" svg:x2="16.231cm" svg:y2="15.089cm">
            <text:p/>
          </draw:line>
          <draw:line draw:style-name="gr10" draw:text-style-name="P7" draw:layer="layout" svg:x1="16.231cm" svg:y1="15.124cm" svg:x2="17.243cm" svg:y2="12.373cm">
            <text:p/>
          </draw:line>
          <draw:line draw:style-name="gr12" draw:text-style-name="P7" draw:layer="layout" svg:x1="17.243cm" svg:y1="12.391cm" svg:x2="18.255cm" svg:y2="12.391cm">
            <text:p/>
          </draw:line>
        </draw:g>
        <draw:g xml:id="id238" draw:id="id238">
          <draw:line draw:style-name="gr11" draw:text-style-name="P7" draw:layer="layout" svg:x1="13.114cm" svg:y1="15.092cm" svg:x2="11.598cm" svg:y2="15.089cm">
            <text:p/>
          </draw:line>
          <draw:line draw:style-name="gr10" draw:text-style-name="P7" draw:layer="layout" svg:x1="11.598cm" svg:y1="15.124cm" svg:x2="10.586cm" svg:y2="12.373cm">
            <text:p/>
          </draw:line>
          <draw:line draw:style-name="gr12" draw:text-style-name="P7" draw:layer="layout" svg:x1="10.586cm" svg:y1="12.391cm" svg:x2="9.574cm" svg:y2="12.391cm">
            <text:p/>
          </draw:line>
        </draw:g>
        <draw:g xml:id="id228" draw:id="id228">
          <draw:line draw:style-name="gr11" draw:text-style-name="P7" draw:layer="layout" svg:x1="18.912cm" svg:y1="15.092cm" svg:x2="17.474cm" svg:y2="15.089cm">
            <text:p/>
          </draw:line>
          <draw:line draw:style-name="gr10" draw:text-style-name="P7" draw:layer="layout" svg:x1="17.473cm" svg:y1="15.124cm" svg:x2="16.513cm" svg:y2="12.373cm">
            <text:p/>
          </draw:line>
          <draw:line draw:style-name="gr12" draw:text-style-name="P7" draw:layer="layout" svg:x1="16.513cm" svg:y1="12.391cm" svg:x2="15.553cm" svg:y2="12.391cm">
            <text:p/>
          </draw:line>
        </draw:g>
        <draw:g xml:id="id225" draw:id="id225">
          <draw:line draw:style-name="gr11" draw:text-style-name="P7" draw:layer="layout" svg:x1="25.108cm" svg:y1="15.092cm" svg:x2="23.602cm" svg:y2="15.089cm">
            <text:p/>
          </draw:line>
          <draw:line draw:style-name="gr10" draw:text-style-name="P7" draw:layer="layout" svg:x1="23.602cm" svg:y1="15.124cm" svg:x2="22.596cm" svg:y2="12.373cm">
            <text:p/>
          </draw:line>
          <draw:line draw:style-name="gr12" draw:text-style-name="P7" draw:layer="layout" svg:x1="22.596cm" svg:y1="12.391cm" svg:x2="21.59cm" svg:y2="12.391cm">
            <text:p/>
          </draw:line>
        </draw:g>
        <draw:g xml:id="id207" draw:id="id207">
          <draw:line draw:style-name="gr14" draw:text-style-name="P7" draw:layer="layout" svg:x1="3.814cm" svg:y1="17.492cm" svg:x2="5.283cm" svg:y2="17.492cm">
            <text:p/>
          </draw:line>
          <draw:line draw:style-name="gr15" draw:text-style-name="P7" draw:layer="layout" svg:x1="5.283cm" svg:y1="17.54cm" svg:x2="5.283cm" svg:y2="15.539cm">
            <text:p/>
          </draw:line>
          <draw:line draw:style-name="gr16" draw:text-style-name="P7" draw:layer="layout" svg:x1="5.222cm" svg:y1="15.54cm" svg:x2="6.274cm" svg:y2="15.54cm">
            <text:p/>
          </draw:line>
        </draw:g>
        <draw:g xml:id="id209" draw:id="id209">
          <draw:line draw:style-name="gr17" draw:text-style-name="P7" draw:layer="layout" svg:x1="3.814cm" svg:y1="19.493cm" svg:x2="5.01cm" svg:y2="19.493cm">
            <text:p/>
          </draw:line>
          <draw:line draw:style-name="gr18" draw:text-style-name="P7" draw:layer="layout" svg:x1="4.958cm" svg:y1="19.498cm" svg:x2="4.958cm" svg:y2="14.701cm">
            <text:p/>
          </draw:line>
          <draw:line draw:style-name="gr19" draw:text-style-name="P7" draw:layer="layout" svg:x1="4.908cm" svg:y1="14.702cm" svg:x2="6.274cm" svg:y2="14.702cm">
            <text:p/>
          </draw:line>
        </draw:g>
        <draw:g xml:id="id213" draw:id="id213">
          <draw:line draw:style-name="gr14" draw:text-style-name="P7" draw:layer="layout" svg:x1="3.814cm" svg:y1="17.492cm" svg:x2="10.2cm" svg:y2="17.492cm">
            <text:p/>
          </draw:line>
          <draw:line draw:style-name="gr15" draw:text-style-name="P7" draw:layer="layout" svg:x1="10.253cm" svg:y1="17.54cm" svg:x2="10.253cm" svg:y2="15.539cm">
            <text:p/>
          </draw:line>
          <draw:line draw:style-name="gr16" draw:text-style-name="P7" draw:layer="layout" svg:x1="10.2cm" svg:y1="15.54cm" svg:x2="12.271cm" svg:y2="15.54cm">
            <text:p/>
          </draw:line>
        </draw:g>
        <draw:g xml:id="id214" draw:id="id214">
          <draw:line draw:style-name="gr17" draw:text-style-name="P7" draw:layer="layout" svg:x1="3.814cm" svg:y1="19.491cm" svg:x2="11.022cm" svg:y2="19.491cm">
            <text:p/>
          </draw:line>
          <draw:line draw:style-name="gr18" draw:text-style-name="P7" draw:layer="layout" svg:x1="10.974cm" svg:y1="19.5cm" svg:x2="10.974cm" svg:y2="14.702cm">
            <text:p/>
          </draw:line>
          <draw:line draw:style-name="gr19" draw:text-style-name="P7" draw:layer="layout" svg:x1="10.912cm" svg:y1="14.702cm" svg:x2="12.249cm" svg:y2="14.702cm">
            <text:p/>
          </draw:line>
        </draw:g>
        <draw:g xml:id="id215" draw:id="id215">
          <draw:line draw:style-name="gr14" draw:text-style-name="P7" draw:layer="layout" svg:x1="3.814cm" svg:y1="17.492cm" svg:x2="16.751cm" svg:y2="17.492cm">
            <text:p/>
          </draw:line>
          <draw:line draw:style-name="gr15" draw:text-style-name="P7" draw:layer="layout" svg:x1="16.756cm" svg:y1="17.54cm" svg:x2="16.756cm" svg:y2="15.539cm">
            <text:p/>
          </draw:line>
          <draw:line draw:style-name="gr16" draw:text-style-name="P7" draw:layer="layout" svg:x1="16.707cm" svg:y1="15.54cm" svg:x2="18.273cm" svg:y2="15.54cm">
            <text:p/>
          </draw:line>
        </draw:g>
        <draw:g xml:id="id224" draw:id="id224">
          <draw:line draw:style-name="gr11" draw:text-style-name="P7" draw:layer="layout" svg:x1="25.107cm" svg:y1="15.094cm" svg:x2="23.682cm" svg:y2="15.094cm">
            <text:p/>
          </draw:line>
          <draw:line draw:style-name="gr10" draw:text-style-name="P7" draw:layer="layout" svg:x1="23.7cm" svg:y1="15.125cm" svg:x2="22.23cm" svg:y2="11.103cm">
            <text:p/>
          </draw:line>
          <draw:line draw:style-name="gr12" draw:text-style-name="P7" draw:layer="layout" svg:x1="16.455cm" svg:y1="12.391cm" svg:x2="15.575cm" svg:y2="12.391cm">
            <text:p/>
          </draw:line>
          <draw:line draw:style-name="gr21" draw:text-style-name="P7" draw:layer="layout" svg:x1="16.424cm" svg:y1="12.425cm" svg:x2="16.424cm" svg:y2="11.054cm">
            <text:p/>
          </draw:line>
          <draw:line draw:style-name="gr21" draw:text-style-name="P7" draw:layer="layout" svg:x1="16.433cm" svg:y1="11.103cm" svg:x2="22.212cm" svg:y2="11.103cm">
            <text:p/>
          </draw:line>
        </draw:g>
        <draw:g xml:id="id221" draw:id="id221">
          <draw:line draw:style-name="gr11" draw:text-style-name="P7" draw:layer="layout" svg:x1="14.715cm" svg:y1="15.091cm" svg:x2="16.298cm" svg:y2="15.091cm">
            <text:p/>
          </draw:line>
          <draw:line draw:style-name="gr10" draw:text-style-name="P7" draw:layer="layout" svg:x1="21.802cm" svg:y1="16.616cm" svg:x2="23.495cm" svg:y2="12.374cm">
            <text:p/>
          </draw:line>
          <draw:line draw:style-name="gr12" draw:text-style-name="P7" draw:layer="layout" svg:x1="23.429cm" svg:y1="12.374cm" svg:x2="24.209cm" svg:y2="12.374cm">
            <text:p/>
          </draw:line>
          <draw:line draw:style-name="gr21" draw:text-style-name="P7" draw:layer="layout" svg:x1="16.241cm" svg:y1="15.122cm" svg:x2="16.241cm" svg:y2="16.65cm">
            <text:p/>
          </draw:line>
          <draw:line draw:style-name="gr21" draw:text-style-name="P7" draw:layer="layout" svg:x1="21.802cm" svg:y1="16.603cm" svg:x2="16.272cm" svg:y2="16.603cm">
            <text:p/>
          </draw:line>
        </draw:g>
        <draw:g xml:id="id229" draw:id="id229">
          <draw:line draw:style-name="gr11" draw:text-style-name="P7" draw:layer="layout" svg:x1="20.712cm" svg:y1="15.092cm" svg:x2="22.232cm" svg:y2="15.089cm">
            <text:p/>
          </draw:line>
          <draw:line draw:style-name="gr10" draw:text-style-name="P7" draw:layer="layout" svg:x1="22.232cm" svg:y1="15.124cm" svg:x2="23.246cm" svg:y2="12.373cm">
            <text:p/>
          </draw:line>
          <draw:line draw:style-name="gr12" draw:text-style-name="P7" draw:layer="layout" svg:x1="23.247cm" svg:y1="12.391cm" svg:x2="24.261cm" svg:y2="12.391cm">
            <text:p/>
          </draw:line>
        </draw:g>
        <draw:g xml:id="id231" draw:id="id231">
          <draw:line draw:style-name="gr11" draw:text-style-name="P7" draw:layer="layout" svg:x1="14.715cm" svg:y1="15.092cm" svg:x2="18.799cm" svg:y2="15.089cm">
            <text:p/>
          </draw:line>
          <draw:line draw:style-name="gr10" draw:text-style-name="P7" draw:layer="layout" svg:x1="18.799cm" svg:y1="15.124cm" svg:x2="21.524cm" svg:y2="12.373cm">
            <text:p/>
          </draw:line>
          <draw:line draw:style-name="gr12" draw:text-style-name="P7" draw:layer="layout" svg:x1="21.525cm" svg:y1="12.391cm" svg:x2="24.25cm" svg:y2="12.391cm">
            <text:p/>
          </draw:line>
        </draw:g>
        <draw:g xml:id="id230" draw:id="id230">
          <draw:line draw:style-name="gr11" draw:text-style-name="P7" draw:layer="layout" svg:x1="25.105cm" svg:y1="15.092cm" svg:x2="21.024cm" svg:y2="15.089cm">
            <text:p/>
          </draw:line>
          <draw:line draw:style-name="gr10" draw:text-style-name="P7" draw:layer="layout" svg:x1="21.024cm" svg:y1="15.124cm" svg:x2="18.299cm" svg:y2="12.373cm">
            <text:p/>
          </draw:line>
          <draw:line draw:style-name="gr12" draw:text-style-name="P7" draw:layer="layout" svg:x1="18.299cm" svg:y1="12.391cm" svg:x2="15.574cm" svg:y2="12.391cm">
            <text:p/>
          </draw:line>
        </draw:g>
        <draw:g xml:id="id235" draw:id="id235">
          <draw:line draw:style-name="gr11" draw:text-style-name="P7" draw:layer="layout" svg:x1="8.714cm" svg:y1="15.089cm" svg:x2="10.358cm" svg:y2="15.086cm">
            <text:p/>
          </draw:line>
          <draw:line draw:style-name="gr10" draw:text-style-name="P7" draw:layer="layout" svg:x1="16.877cm" svg:y1="16.616cm" svg:x2="19.813cm" svg:y2="12.374cm">
            <text:p/>
          </draw:line>
          <draw:line draw:style-name="gr12" draw:text-style-name="P7" draw:layer="layout" svg:x1="19.809cm" svg:y1="12.391cm" svg:x2="24.252cm" svg:y2="12.391cm">
            <text:p/>
          </draw:line>
          <draw:line draw:style-name="gr21" draw:text-style-name="P7" draw:layer="layout" svg:x1="10.31cm" svg:y1="15.122cm" svg:x2="10.31cm" svg:y2="16.65cm">
            <text:p/>
          </draw:line>
          <draw:line draw:style-name="gr21" draw:text-style-name="P7" draw:layer="layout" svg:x1="16.938cm" svg:y1="16.603cm" svg:x2="10.358cm" svg:y2="16.603cm">
            <text:p/>
          </draw:line>
        </draw:g>
        <draw:g xml:id="id236" draw:id="id236">
          <draw:line draw:style-name="gr11" draw:text-style-name="P7" draw:layer="layout" svg:x1="25.108cm" svg:y1="15.094cm" svg:x2="19.869cm" svg:y2="15.09cm">
            <text:p/>
          </draw:line>
          <draw:line draw:style-name="gr10" draw:text-style-name="P7" draw:layer="layout" svg:x1="19.896cm" svg:y1="15.125cm" svg:x2="17.501cm" svg:y2="11.103cm">
            <text:p/>
          </draw:line>
          <draw:line draw:style-name="gr12" draw:text-style-name="P7" draw:layer="layout" svg:x1="11.041cm" svg:y1="12.391cm" svg:x2="9.612cm" svg:y2="12.391cm">
            <text:p/>
          </draw:line>
          <draw:line draw:style-name="gr21" draw:text-style-name="P7" draw:layer="layout" svg:x1="10.993cm" svg:y1="12.425cm" svg:x2="10.993cm" svg:y2="11.054cm">
            <text:p/>
          </draw:line>
          <draw:line draw:style-name="gr21" draw:text-style-name="P7" draw:layer="layout" svg:x1="11.007cm" svg:y1="11.103cm" svg:x2="17.485cm" svg:y2="11.103cm">
            <text:p/>
          </draw:line>
        </draw:g>
        <draw:g xml:id="id239" draw:id="id239">
          <draw:line draw:style-name="gr11" draw:text-style-name="P7" draw:layer="layout" svg:x1="25.105cm" svg:y1="15.092cm" svg:x2="18.455cm" svg:y2="15.089cm">
            <text:p/>
          </draw:line>
          <draw:line draw:style-name="gr10" draw:text-style-name="P7" draw:layer="layout" svg:x1="18.454cm" svg:y1="15.124cm" svg:x2="14.014cm" svg:y2="12.373cm">
            <text:p/>
          </draw:line>
          <draw:line draw:style-name="gr12" draw:text-style-name="P7" draw:layer="layout" svg:x1="14.014cm" svg:y1="12.391cm" svg:x2="9.574cm" svg:y2="12.391cm">
            <text:p/>
          </draw:line>
        </draw:g>
        <draw:g xml:id="id240" draw:id="id240">
          <draw:line draw:style-name="gr11" draw:text-style-name="P7" draw:layer="layout" svg:x1="8.714cm" svg:y1="15.092cm" svg:x2="15.365cm" svg:y2="15.089cm">
            <text:p/>
          </draw:line>
          <draw:line draw:style-name="gr10" draw:text-style-name="P7" draw:layer="layout" svg:x1="15.365cm" svg:y1="15.124cm" svg:x2="19.806cm" svg:y2="12.373cm">
            <text:p/>
          </draw:line>
          <draw:line draw:style-name="gr12" draw:text-style-name="P7" draw:layer="layout" svg:x1="19.807cm" svg:y1="12.391cm" svg:x2="24.248cm" svg:y2="12.391cm">
            <text:p/>
          </draw:line>
        </draw:g>
        <anim:par presentation:node-type="timing-root">
          <anim:par smil:begin="id199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2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2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7" smil:attributeName="visibility" smil:to="visible"/>
                  <anim:animate smil:dur="1s" smil:fill="hold" smil:targetElement="id207" smil:attributeName="x" smil:values="x-width/2;x" smil:keyTimes="0;1"/>
                  <anim:animate smil:dur="1s" smil:fill="hold" smil:targetElement="id207" smil:attributeName="y" smil:values="y;y" smil:keyTimes="0;1"/>
                  <anim:animate smil:dur="1s" smil:fill="hold" smil:targetElement="id207" smil:attributeName="width" smil:values="0;width" smil:keyTimes="0;1"/>
                  <anim:animate smil:dur="1s" smil:fill="hold" smil:targetElement="id20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9" smil:attributeName="visibility" smil:to="visible"/>
                  <anim:animate smil:dur="1s" smil:fill="hold" smil:targetElement="id209" smil:attributeName="x" smil:values="x-width/2;x" smil:keyTimes="0;1"/>
                  <anim:animate smil:dur="1s" smil:fill="hold" smil:targetElement="id209" smil:attributeName="y" smil:values="y;y" smil:keyTimes="0;1"/>
                  <anim:animate smil:dur="1s" smil:fill="hold" smil:targetElement="id209" smil:attributeName="width" smil:values="0;width" smil:keyTimes="0;1"/>
                  <anim:animate smil:dur="1s" smil:fill="hold" smil:targetElement="id20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1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2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3" smil:attributeName="visibility" smil:to="visible"/>
                  <anim:animate smil:dur="1s" smil:fill="hold" smil:targetElement="id213" smil:attributeName="x" smil:values="x-width/2;x" smil:keyTimes="0;1"/>
                  <anim:animate smil:dur="1s" smil:fill="hold" smil:targetElement="id213" smil:attributeName="y" smil:values="y;y" smil:keyTimes="0;1"/>
                  <anim:animate smil:dur="1s" smil:fill="hold" smil:targetElement="id213" smil:attributeName="width" smil:values="0;width" smil:keyTimes="0;1"/>
                  <anim:animate smil:dur="1s" smil:fill="hold" smil:targetElement="id21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1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9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4" smil:attributeName="visibility" smil:to="visible"/>
                  <anim:animate smil:dur="1s" smil:fill="hold" smil:targetElement="id214" smil:attributeName="x" smil:values="x-width/2;x" smil:keyTimes="0;1"/>
                  <anim:animate smil:dur="1s" smil:fill="hold" smil:targetElement="id214" smil:attributeName="y" smil:values="y;y" smil:keyTimes="0;1"/>
                  <anim:animate smil:dur="1s" smil:fill="hold" smil:targetElement="id214" smil:attributeName="width" smil:values="0;width" smil:keyTimes="0;1"/>
                  <anim:animate smil:dur="1s" smil:fill="hold" smil:targetElement="id214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2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5" smil:attributeName="visibility" smil:to="visible"/>
                  <anim:animate smil:dur="1s" smil:fill="hold" smil:targetElement="id215" smil:attributeName="x" smil:values="x-width/2;x" smil:keyTimes="0;1"/>
                  <anim:animate smil:dur="1s" smil:fill="hold" smil:targetElement="id215" smil:attributeName="y" smil:values="y;y" smil:keyTimes="0;1"/>
                  <anim:animate smil:dur="1s" smil:fill="hold" smil:targetElement="id215" smil:attributeName="width" smil:values="0;width" smil:keyTimes="0;1"/>
                  <anim:animate smil:dur="1s" smil:fill="hold" smil:targetElement="id21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7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1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1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21" smil:attributeName="visibility" smil:to="visible"/>
                  <anim:animate smil:dur="1s" smil:fill="hold" smil:targetElement="id221" smil:attributeName="x" smil:values="x-width/2;x" smil:keyTimes="0;1"/>
                  <anim:animate smil:dur="1s" smil:fill="hold" smil:targetElement="id221" smil:attributeName="y" smil:values="y;y" smil:keyTimes="0;1"/>
                  <anim:animate smil:dur="1s" smil:fill="hold" smil:targetElement="id221" smil:attributeName="width" smil:values="0;width" smil:keyTimes="0;1"/>
                  <anim:animate smil:dur="1s" smil:fill="hold" smil:targetElement="id22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3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224" smil:attributeName="visibility" smil:to="visible"/>
                  <anim:animate smil:dur="1s" smil:fill="hold" smil:targetElement="id224" smil:attributeName="x" smil:values="x+width/2;x" smil:keyTimes="0;1"/>
                  <anim:animate smil:dur="1s" smil:fill="hold" smil:targetElement="id224" smil:attributeName="y" smil:values="y;y" smil:keyTimes="0;1"/>
                  <anim:animate smil:dur="1s" smil:fill="hold" smil:targetElement="id224" smil:attributeName="width" smil:values="0;width" smil:keyTimes="0;1"/>
                  <anim:animate smil:dur="1s" smil:fill="hold" smil:targetElement="id224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26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7" smil:type="fade" smil:subtype="crossfade" smil:mode="out"/>
                  <anim:set smil:begin="1.999s" smil:dur="0.001s" smil:fill="hold" smil:targetElement="id22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8" smil:type="fade" smil:subtype="crossfade" smil:mode="out"/>
                  <anim:set smil:begin="1.999s" smil:dur="0.001s" smil:fill="hold" smil:targetElement="id22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9" smil:type="fade" smil:subtype="crossfade" smil:mode="out"/>
                  <anim:set smil:begin="1.999s" smil:dur="0.001s" smil:fill="hold" smil:targetElement="id22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1" smil:type="fade" smil:subtype="crossfade" smil:mode="out"/>
                  <anim:set smil:begin="1.999s" smil:dur="0.001s" smil:fill="hold" smil:targetElement="id22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24" smil:type="fade" smil:subtype="crossfade" smil:mode="out"/>
                  <anim:set smil:begin="1.999s" smil:dur="0.001s" smil:fill="hold" smil:targetElement="id22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0" smil:attributeName="visibility" smil:to="visible"/>
                  <anim:transitionFilter smil:dur="2s" smil:targetElement="id2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1" smil:attributeName="visibility" smil:to="visible"/>
                  <anim:transitionFilter smil:dur="2s" smil:targetElement="id2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2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33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0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1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2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7" smil:attributeName="visibility" smil:to="visible"/>
                  <anim:animate smil:dur="1s" smil:fill="hold" smil:targetElement="id207" smil:attributeName="x" smil:values="x-width/2;x" smil:keyTimes="0;1"/>
                  <anim:animate smil:dur="1s" smil:fill="hold" smil:targetElement="id207" smil:attributeName="y" smil:values="y;y" smil:keyTimes="0;1"/>
                  <anim:animate smil:dur="1s" smil:fill="hold" smil:targetElement="id207" smil:attributeName="width" smil:values="0;width" smil:keyTimes="0;1"/>
                  <anim:animate smil:dur="1s" smil:fill="hold" smil:targetElement="id20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08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09" smil:attributeName="visibility" smil:to="visible"/>
                  <anim:animate smil:dur="1s" smil:fill="hold" smil:targetElement="id209" smil:attributeName="x" smil:values="x-width/2;x" smil:keyTimes="0;1"/>
                  <anim:animate smil:dur="1s" smil:fill="hold" smil:targetElement="id209" smil:attributeName="y" smil:values="y;y" smil:keyTimes="0;1"/>
                  <anim:animate smil:dur="1s" smil:fill="hold" smil:targetElement="id209" smil:attributeName="width" smil:values="0;width" smil:keyTimes="0;1"/>
                  <anim:animate smil:dur="1s" smil:fill="hold" smil:targetElement="id20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08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11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11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12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13" smil:attributeName="visibility" smil:to="visible"/>
                  <anim:animate smil:dur="1s" smil:fill="hold" smil:targetElement="id213" smil:attributeName="x" smil:values="x-width/2;x" smil:keyTimes="0;1"/>
                  <anim:animate smil:dur="1s" smil:fill="hold" smil:targetElement="id213" smil:attributeName="y" smil:values="y;y" smil:keyTimes="0;1"/>
                  <anim:animate smil:dur="1s" smil:fill="hold" smil:targetElement="id213" smil:attributeName="width" smil:values="0;width" smil:keyTimes="0;1"/>
                  <anim:animate smil:dur="1s" smil:fill="hold" smil:targetElement="id21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12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10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1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6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7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7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1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1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0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4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35" smil:attributeName="visibility" smil:to="visible"/>
                  <anim:animate smil:dur="1s" smil:fill="hold" smil:targetElement="id235" smil:attributeName="x" smil:values="x-width/2;x" smil:keyTimes="0;1"/>
                  <anim:animate smil:dur="1s" smil:fill="hold" smil:targetElement="id235" smil:attributeName="y" smil:values="y;y" smil:keyTimes="0;1"/>
                  <anim:animate smil:dur="1s" smil:fill="hold" smil:targetElement="id235" smil:attributeName="width" smil:values="0;width" smil:keyTimes="0;1"/>
                  <anim:animate smil:dur="1s" smil:fill="hold" smil:targetElement="id235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3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0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right">
                  <anim:set smil:begin="0s" smil:dur="0.001s" smil:fill="hold" smil:targetElement="id236" smil:attributeName="visibility" smil:to="visible"/>
                  <anim:animate smil:dur="1s" smil:fill="hold" smil:targetElement="id236" smil:attributeName="x" smil:values="x+width/2;x" smil:keyTimes="0;1"/>
                  <anim:animate smil:dur="1s" smil:fill="hold" smil:targetElement="id236" smil:attributeName="y" smil:values="y;y" smil:keyTimes="0;1"/>
                  <anim:animate smil:dur="1s" smil:fill="hold" smil:targetElement="id236" smil:attributeName="width" smil:values="0;width" smil:keyTimes="0;1"/>
                  <anim:animate smil:dur="1s" smil:fill="hold" smil:targetElement="id236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26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7" smil:type="fade" smil:subtype="crossfade" smil:mode="out"/>
                  <anim:set smil:begin="1.999s" smil:dur="0.001s" smil:fill="hold" smil:targetElement="id2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8" smil:type="fade" smil:subtype="crossfade" smil:mode="out"/>
                  <anim:set smil:begin="1.999s" smil:dur="0.001s" smil:fill="hold" smil:targetElement="id2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1" smil:type="fade" smil:subtype="crossfade" smil:mode="out"/>
                  <anim:set smil:begin="1.999s" smil:dur="0.001s" smil:fill="hold" smil:targetElement="id2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9" smil:attributeName="visibility" smil:to="visible"/>
                  <anim:transitionFilter smil:dur="2s" smil:targetElement="id2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0" smil:attributeName="visibility" smil:to="visible"/>
                  <anim:transitionFilter smil:dur="2s" smil:targetElement="id240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6" smil:type="fade" smil:subtype="crossfade" smil:mode="out"/>
                  <anim:set smil:begin="1.999s" smil:dur="0.001s" smil:fill="hold" smil:targetElement="id23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35" smil:type="fade" smil:subtype="crossfade" smil:mode="out"/>
                  <anim:set smil:begin="1.999s" smil:dur="0.001s" smil:fill="hold" smil:targetElement="id23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2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3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33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xml:id="id241" draw:id="id241">
        <office:forms form:automatic-focus="false" form:apply-design-mode="false"/>
        <draw:custom-shape draw:style-name="gr2" draw:text-style-name="P3" xml:id="id242" draw:id="id242" draw:layer="layout" svg:width="30.48cm" svg:height="11.594cm" svg:x="0cm" svg:y="5.684cm">
          <text:list text:style-name="L6">
            <text:list-header>
              <text:p text:style-name="P12"><text:span text:style-name="T16">BORRAR </text:span></text:p>
              <text:p text:style-name="P12"><text:span text:style-name="T16">ULTIMO</text:span></text:p>
              <text:p text:style-name="P12"><text:span text:style-name="T16"><text:s/></text:span><text:span text:style-name="T16">ELEMENTO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41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iterate smil:begin="0s" smil:fill="hold" smil:accelerate="0.5" presentation:node-type="with-previous" presentation:group-id="0" presentation:preset-class="entrance" presentation:preset-id="ooo-entrance-falling-in" smil:targetElement="id242" anim:iterate-type="by-letter" anim:iterate-interval="PT00H00M00.5S">
                  <anim:set smil:begin="0s" smil:dur="0.001s" smil:fill="hold" smil:attributeName="visibility" smil:to="visible"/>
                  <anim:set smil:begin="0s" smil:dur="0.455s" smil:fill="hold" smil:attributeName="rotate" smil:to="-45"/>
                  <anim:animate smil:begin="0.455s" smil:dur="0.455s" smil:fill="hold" smil:attributeName="rotate" smil:values="-45;45;0" smil:keyTimes="0;0.699;1"/>
                  <anim:animate smil:begin="0s" smil:dur="0.455s" smil:fill="hold" smil:attributeName="y" smil:values="y-1;y-(0.354*width-0.172*height)" smil:keyTimes="0;1"/>
                  <anim:animate smil:begin="0.455s" smil:dur="0.156s" smil:fill="hold" smil:decelerate="0.5" smil:autoReverse="true" smil:attributeName="y" smil:values="y-(0.354*width-0.172*height);y-(0.354*width-0.172*height)-height/2" smil:keyTimes="0;1"/>
                  <anim:animate smil:begin="0.864s" smil:dur="0.136s" smil:fill="hold" smil:attributeName="y" smil:values="y-(0.354*width-0.172*height);y" smil:keyTimes="0;1"/>
                </anim:iterate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xml:id="id243" draw:id="id243">
        <office:forms form:automatic-focus="false" form:apply-design-mode="false"/>
        <draw:g xml:id="id253" draw:id="id253">
          <draw:line draw:style-name="gr17" draw:text-style-name="P7" draw:layer="layout" svg:x1="3.814cm" svg:y1="19.493cm" svg:x2="5.01cm" svg:y2="19.493cm">
            <text:p/>
          </draw:line>
          <draw:line draw:style-name="gr18" draw:text-style-name="P7" draw:layer="layout" svg:x1="4.958cm" svg:y1="19.498cm" svg:x2="4.958cm" svg:y2="14.701cm">
            <text:p/>
          </draw:line>
          <draw:line draw:style-name="gr19" draw:text-style-name="P7" draw:layer="layout" svg:x1="4.908cm" svg:y1="14.702cm" svg:x2="6.274cm" svg:y2="14.702cm">
            <text:p/>
          </draw:line>
        </draw:g>
        <draw:g xml:id="id258" draw:id="id258">
          <draw:line draw:style-name="gr17" draw:text-style-name="P7" draw:layer="layout" svg:x1="3.814cm" svg:y1="19.482cm" svg:x2="11.041cm" svg:y2="19.482cm">
            <text:p/>
          </draw:line>
          <draw:line draw:style-name="gr18" draw:text-style-name="P7" draw:layer="layout" svg:x1="10.993cm" svg:y1="19.491cm" svg:x2="10.993cm" svg:y2="14.693cm">
            <text:p/>
          </draw:line>
          <draw:line draw:style-name="gr19" draw:text-style-name="P7" draw:layer="layout" svg:x1="10.93cm" svg:y1="14.693cm" svg:x2="12.271cm" svg:y2="14.693cm">
            <text:p/>
          </draw:line>
        </draw:g>
        <draw:custom-shape draw:style-name="gr24" draw:text-style-name="P3" xml:id="id244" draw:id="id244" draw:layer="layout" svg:width="11.009cm" svg:height="0.848cm" svg:x="1.829cm" svg:y="0.432cm">
          <text:list text:style-name="L2">
            <text:list-header>
              <text:p text:style-name="P6"><text:span text:style-name="T8">void borra(struct lid **p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45" draw:id="id245" draw:layer="layout" svg:width="0.425cm" svg:height="0.848cm" svg:x="2.328cm" svg:y="1.226cm">
          <text:list text:style-name="L2">
            <text:list-header>
              <text:p text:style-name="P6"><text:span text:style-name="T12">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46" draw:id="id246" draw:layer="layout" svg:width="8.892cm" svg:height="0.848cm" svg:x="2.83cm" svg:y="2.028cm">
          <text:list text:style-name="L2">
            <text:list-header>
              <text:p text:style-name="P6"><text:span text:style-name="T8">struct lid *aux,*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48" draw:id="id248" draw:layer="layout" svg:width="4.659cm" svg:height="0.848cm" svg:x="2.83cm" svg:y="2.831cm">
          <text:list text:style-name="L2">
            <text:list-header>
              <text:p text:style-name="P6"><text:span text:style-name="T8">unsigned b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49" draw:id="id249" draw:layer="layout" svg:width="4.659cm" svg:height="0.848cm" svg:x="2.83cm" svg:y="3.629cm">
          <text:list text:style-name="L2">
            <text:list-header>
              <text:p text:style-name="P6"><text:span text:style-name="T8">b=ingdat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50" draw:id="id250" draw:layer="layout" svg:width="2.965cm" svg:height="0.848cm" svg:x="2.83cm" svg:y="4.427cm">
          <text:list text:style-name="L2">
            <text:list-header>
              <text:p text:style-name="P6"><text:span text:style-name="T8">aux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52" draw:id="id252" draw:layer="layout" svg:width="2.965cm" svg:height="0.848cm" svg:x="2.83cm" svg:y="5.23cm">
          <text:list text:style-name="L2">
            <text:list-header>
              <text:p text:style-name="P6"><text:span text:style-name="T8">ant=*p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54" draw:id="id254" draw:layer="layout" svg:width="11.432cm" svg:height="0.848cm" svg:x="2.83cm" svg:y="6.024cm">
          <text:list text:style-name="L2">
            <text:list-header>
              <text:p text:style-name="P6"><text:span text:style-name="T8">while((b!=aux-&gt;dato)&amp;&amp;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55" draw:id="id255" draw:layer="layout" svg:width="3.389cm" svg:height="0.848cm" svg:x="3.835cm" svg:y="6.826cm">
          <text:list text:style-name="L2">
            <text:list-header>
              <text:p text:style-name="P6"><text:span text:style-name="T8">ant=aux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56" draw:id="id256" draw:layer="layout" svg:width="5.929cm" svg:height="0.848cm" svg:x="3.835cm" svg:y="7.624cm">
          <text:list text:style-name="L2">
            <text:list-header>
              <text:p text:style-name="P6"><text:span text:style-name="T8">aux=aux-&gt;sig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2" draw:id="id262" draw:layer="layout" svg:width="3.389cm" svg:height="0.848cm" svg:x="16.377cm" svg:y="0.428cm">
          <text:list text:style-name="L2">
            <text:list-header>
              <text:p text:style-name="P6"><text:span text:style-name="T8">if(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3" draw:id="id263" draw:layer="layout" svg:width="5.082cm" svg:height="0.848cm" svg:x="17.885cm" svg:y="1.226cm">
          <text:list text:style-name="L2">
            <text:list-header>
              <text:p text:style-name="P6"><text:span text:style-name="T8">impdat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4" draw:id="id264" draw:layer="layout" svg:width="5.505cm" svg:height="0.848cm" svg:x="17.885cm" svg:y="2.02cm">
          <text:list text:style-name="L2">
            <text:list-header>
              <text:p text:style-name="P6"><text:span text:style-name="T8">if(condat()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5" draw:id="id265" draw:layer="layout" svg:width="5.505cm" svg:height="0.848cm" svg:x="19.384cm" svg:y="2.827cm">
          <text:list text:style-name="L2">
            <text:list-header>
              <text:p text:style-name="P6"><text:span text:style-name="T8">if(ant==aux){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235cm" svg:height="0.848cm" svg:x="20.893cm" svg:y="3.62cm">
          <text:list text:style-name="L2">
            <text:list-header>
              <text:p text:style-name="P6"><text:span text:style-name="T8">bopriel(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3.389cm" svg:height="0.848cm" svg:x="20.892cm" svg:y="4.427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6" draw:id="id266" draw:layer="layout" svg:width="7.622cm" svg:height="0.848cm" svg:x="17.885cm" svg:y="5.221cm">
          <text:list text:style-name="L2">
            <text:list-header>
              <text:p text:style-name="P6"><text:span text:style-name="T8">ant-&gt;sig=aux-&gt;sig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69" draw:id="id269" draw:layer="layout" svg:width="7.622cm" svg:height="0.848cm" svg:x="17.885cm" svg:y="6.015cm">
          <text:list text:style-name="L2">
            <text:list-header>
              <text:p text:style-name="P6"><text:span text:style-name="T8">aux-&gt;sig-&gt;ant=ant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70" draw:id="id270" draw:layer="layout" svg:width="4.235cm" svg:height="0.848cm" svg:x="17.885cm" svg:y="6.822cm">
          <text:list text:style-name="L2">
            <text:list-header>
              <text:p text:style-name="P6"><text:span text:style-name="T8">free(aux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74" draw:id="id274" draw:layer="layout" svg:width="3.389cm" svg:height="0.848cm" svg:x="17.885cm" svg:y="7.616cm">
          <text:list text:style-name="L2">
            <text:list-header>
              <text:p text:style-name="P6"><text:span text:style-name="T8">return;}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2.279cm" svg:height="0.848cm" svg:x="16.377cm" svg:y="8.423cm">
          <text:list text:style-name="L2">
            <text:list-header>
              <text:p text:style-name="P6"><text:span text:style-name="T8">printf("\nDatos no existen");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3" xml:id="id275" draw:id="id275" draw:layer="layout" svg:width="0.425cm" svg:height="0.848cm" svg:x="15.874cm" svg:y="9.216cm">
          <text:list text:style-name="L2">
            <text:list-header>
              <text:p text:style-name="P6"><text:span text:style-name="T12">}</text:span></text:p>
            </text:list-header>
          </text:list>
          <draw:enhanced-geometry svg:viewBox="0 0 21600 21600" draw:type="rectangle" draw:enhanced-path="M 0 0 L 21600 0 21600 21600 0 21600 0 0 Z N"/>
        </draw:custom-shape>
        <draw:g xml:id="id283" draw:id="id283">
          <draw:custom-shape draw:style-name="gr9" draw:text-style-name="P3" draw:layer="layout" svg:width="3.196cm" svg:height="2.501cm" svg:x="12.321cm" svg:y="11.994cm">
            <text:list text:style-name="L2">
              <text:list-header>
                <text:p text:style-name="P5"><text:span text:style-name="T9">dato 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12.321cm" svg:y1="14.495cm" svg:x2="15.522cm" svg:y2="14.495cm">
              <text:p/>
            </draw:line>
            <draw:line draw:style-name="gr10" draw:text-style-name="P7" draw:layer="layout" svg:x1="13.921cm" svg:y1="15.693cm" svg:x2="13.921cm" svg:y2="14.494cm">
              <text:p/>
            </draw:line>
            <draw:custom-shape draw:style-name="gr10" draw:text-style-name="P3" draw:layer="layout" svg:width="3.201cm" svg:height="3.7cm" svg:x="12.321cm" svg:y="11.994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272" draw:id="id272">
          <draw:custom-shape draw:style-name="gr9" draw:text-style-name="P3" draw:layer="layout" svg:width="3.197cm" svg:height="2.501cm" svg:x="24.315cm" svg:y="11.994cm">
            <text:list text:style-name="L2">
              <text:list-header>
                <text:p text:style-name="P5"><text:span text:style-name="T9">dato 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line draw:style-name="gr10" draw:text-style-name="P7" draw:layer="layout" svg:x1="24.315cm" svg:y1="14.495cm" svg:x2="27.517cm" svg:y2="14.495cm">
              <text:p/>
            </draw:line>
            <draw:line draw:style-name="gr10" draw:text-style-name="P7" draw:layer="layout" svg:x1="25.916cm" svg:y1="15.693cm" svg:x2="25.916cm" svg:y2="14.494cm">
              <text:p/>
            </draw:line>
            <draw:custom-shape draw:style-name="gr10" draw:text-style-name="P3" draw:layer="layout" svg:width="3.202cm" svg:height="3.7cm" svg:x="24.315cm" svg:y="11.994cm">
              <text:p/>
              <draw:enhanced-geometry svg:viewBox="0 0 21600 21600" draw:type="rectangle" draw:enhanced-path="M 0 0 L 21600 0 21600 21600 0 21600 0 0 Z N"/>
            </draw:custom-shape>
          </draw:g>
        </draw:g>
        <draw:g xml:id="id279" draw:id="id279">
          <draw:g>
            <draw:line draw:style-name="gr10" draw:text-style-name="P7" draw:layer="layout" svg:x1="18.314cm" svg:y1="14.495cm" svg:x2="21.515cm" svg:y2="14.495cm">
              <text:p/>
            </draw:line>
            <draw:line draw:style-name="gr10" draw:text-style-name="P7" draw:layer="layout" svg:x1="19.915cm" svg:y1="15.693cm" svg:x2="19.915cm" svg:y2="14.494cm">
              <text:p/>
            </draw:line>
            <draw:custom-shape draw:style-name="gr10" draw:text-style-name="P3" draw:layer="layout" svg:width="3.201cm" svg:height="3.7cm" svg:x="18.314cm" svg:y="11.99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3" draw:layer="layout" svg:width="3.197cm" svg:height="2.501cm" svg:x="18.314cm" svg:y="11.994cm">
            <text:list text:style-name="L2">
              <text:list-header>
                <text:p text:style-name="P5"><text:span text:style-name="T9">dato 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47" draw:id="id247">
          <draw:g>
            <draw:custom-shape draw:style-name="gr4" draw:text-style-name="P3" draw:layer="layout" svg:width="2.5cm" svg:height="1cm" svg:x="1.319cm" svg:y="16.995cm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2.5cm" svg:height="1cm" svg:x="1.319cm" svg:y="16.991cm">
              <text:list text:style-name="L4">
                <text:list-header>
                  <text:p text:style-name="P5"><text:span text:style-name="T4">au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3" draw:text-style-name="P3" draw:layer="layout" svg:width="2.5cm" svg:height="1.001cm" svg:x="1.319cm" svg:y="18.99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3" draw:layer="layout" svg:width="2.5cm" svg:height="1.001cm" svg:x="1.319cm" svg:y="18.993cm">
              <text:list text:style-name="L5">
                <text:list-header>
                  <text:p text:style-name="P5"><text:span text:style-name="T5">an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g>
          <draw:line draw:style-name="gr11" draw:text-style-name="P7" draw:layer="layout" svg:x1="7.116cm" svg:y1="15.09cm" svg:x2="5.62cm" svg:y2="15.086cm">
            <text:p/>
          </draw:line>
          <draw:line draw:style-name="gr10" draw:text-style-name="P7" draw:layer="layout" svg:x1="5.62cm" svg:y1="15.037cm" svg:x2="5.62cm" svg:y2="16.135cm">
            <text:p/>
          </draw:line>
          <draw:line draw:style-name="gr10" draw:text-style-name="P7" draw:layer="layout" svg:x1="5.118cm" svg:y1="16.087cm" svg:x2="6.117cm" svg:y2="16.091cm">
            <text:p/>
          </draw:line>
          <draw:custom-shape draw:style-name="gr5" draw:text-style-name="P3" draw:layer="layout" svg:width="1.994cm" svg:height="1.001cm" svg:x="4.621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80" draw:id="id280">
          <draw:line draw:style-name="gr11" draw:text-style-name="P7" draw:layer="layout" svg:x1="8.722cm" svg:y1="15.092cm" svg:x2="10.24cm" svg:y2="15.089cm">
            <text:p/>
          </draw:line>
          <draw:line draw:style-name="gr10" draw:text-style-name="P7" draw:layer="layout" svg:x1="10.24cm" svg:y1="15.124cm" svg:x2="11.253cm" svg:y2="12.373cm">
            <text:p/>
          </draw:line>
          <draw:line draw:style-name="gr12" draw:text-style-name="P7" draw:layer="layout" svg:x1="11.254cm" svg:y1="12.391cm" svg:x2="12.267cm" svg:y2="12.391cm">
            <text:p/>
          </draw:line>
        </draw:g>
        <draw:g>
          <draw:g>
            <draw:custom-shape draw:style-name="gr9" draw:text-style-name="P3" draw:layer="layout" svg:width="3.197cm" svg:height="2.501cm" svg:x="6.319cm" svg:y="11.994cm">
              <text:list text:style-name="L2">
                <text:list-header>
                  <text:p text:style-name="P5"><text:span text:style-name="T9">dato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g>
              <draw:line draw:style-name="gr10" draw:text-style-name="P7" draw:layer="layout" svg:x1="6.319cm" svg:y1="14.495cm" svg:x2="9.521cm" svg:y2="14.495cm">
                <text:p/>
              </draw:line>
              <draw:line draw:style-name="gr10" draw:text-style-name="P7" draw:layer="layout" svg:x1="7.92cm" svg:y1="15.693cm" svg:x2="7.92cm" svg:y2="14.494cm">
                <text:p/>
              </draw:line>
              <draw:custom-shape draw:style-name="gr10" draw:text-style-name="P3" draw:layer="layout" svg:width="3.202cm" svg:height="3.7cm" svg:x="6.319cm" svg:y="11.99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9" draw:text-style-name="P3" draw:layer="layout" svg:width="2.5cm" svg:height="1.001cm" svg:x="1.319cm" svg:y="11.994cm">
              <text:list text:style-name="L2">
                <text:list-header>
                  <text:p text:style-name="P5"><text:span text:style-name="T9">*p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0" draw:text-style-name="P3" draw:layer="layout" svg:width="2.5cm" svg:height="1.001cm" svg:x="1.319cm" svg:y="11.99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20" draw:text-style-name="P7" draw:layer="layout" svg:x1="3.819cm" svg:y1="12.493cm" svg:x2="6.257cm" svg:y2="12.493cm">
            <text:p/>
          </draw:line>
        </draw:g>
        <draw:g xml:id="id282" draw:id="id282">
          <draw:line draw:style-name="gr11" draw:text-style-name="P7" draw:layer="layout" svg:x1="13.114cm" svg:y1="15.092cm" svg:x2="11.598cm" svg:y2="15.089cm">
            <text:p/>
          </draw:line>
          <draw:line draw:style-name="gr10" draw:text-style-name="P7" draw:layer="layout" svg:x1="11.598cm" svg:y1="15.124cm" svg:x2="10.586cm" svg:y2="12.373cm">
            <text:p/>
          </draw:line>
          <draw:line draw:style-name="gr12" draw:text-style-name="P7" draw:layer="layout" svg:x1="10.586cm" svg:y1="12.391cm" svg:x2="9.574cm" svg:y2="12.391cm">
            <text:p/>
          </draw:line>
        </draw:g>
        <draw:g xml:id="id276" draw:id="id276">
          <draw:line draw:style-name="gr11" draw:text-style-name="P7" draw:layer="layout" svg:x1="14.715cm" svg:y1="15.092cm" svg:x2="16.222cm" svg:y2="15.089cm">
            <text:p/>
          </draw:line>
          <draw:line draw:style-name="gr10" draw:text-style-name="P7" draw:layer="layout" svg:x1="16.222cm" svg:y1="15.124cm" svg:x2="17.227cm" svg:y2="12.373cm">
            <text:p/>
          </draw:line>
          <draw:line draw:style-name="gr12" draw:text-style-name="P7" draw:layer="layout" svg:x1="17.228cm" svg:y1="12.391cm" svg:x2="18.233cm" svg:y2="12.391cm">
            <text:p/>
          </draw:line>
        </draw:g>
        <draw:g xml:id="id278" draw:id="id278">
          <draw:line draw:style-name="gr11" draw:text-style-name="P7" draw:layer="layout" svg:x1="19.111cm" svg:y1="15.092cm" svg:x2="17.597cm" svg:y2="15.089cm">
            <text:p/>
          </draw:line>
          <draw:line draw:style-name="gr10" draw:text-style-name="P7" draw:layer="layout" svg:x1="17.596cm" svg:y1="15.124cm" svg:x2="16.585cm" svg:y2="12.373cm">
            <text:p/>
          </draw:line>
          <draw:line draw:style-name="gr12" draw:text-style-name="P7" draw:layer="layout" svg:x1="16.585cm" svg:y1="12.391cm" svg:x2="15.574cm" svg:y2="12.391cm">
            <text:p/>
          </draw:line>
        </draw:g>
        <draw:g xml:id="id268" draw:id="id268">
          <draw:line draw:style-name="gr11" draw:text-style-name="P7" draw:layer="layout" svg:x1="20.712cm" svg:y1="15.092cm" svg:x2="22.228cm" svg:y2="15.089cm">
            <text:p/>
          </draw:line>
          <draw:line draw:style-name="gr10" draw:text-style-name="P7" draw:layer="layout" svg:x1="22.228cm" svg:y1="15.124cm" svg:x2="23.24cm" svg:y2="12.373cm">
            <text:p/>
          </draw:line>
          <draw:line draw:style-name="gr12" draw:text-style-name="P7" draw:layer="layout" svg:x1="23.24cm" svg:y1="12.391cm" svg:x2="24.252cm" svg:y2="12.391cm">
            <text:p/>
          </draw:line>
        </draw:g>
        <draw:g xml:id="id271" draw:id="id271">
          <draw:line draw:style-name="gr11" draw:text-style-name="P7" draw:layer="layout" svg:x1="25.112cm" svg:y1="15.092cm" svg:x2="23.596cm" svg:y2="15.089cm">
            <text:p/>
          </draw:line>
          <draw:line draw:style-name="gr10" draw:text-style-name="P7" draw:layer="layout" svg:x1="23.596cm" svg:y1="15.124cm" svg:x2="22.584cm" svg:y2="12.373cm">
            <text:p/>
          </draw:line>
          <draw:line draw:style-name="gr12" draw:text-style-name="P7" draw:layer="layout" svg:x1="22.584cm" svg:y1="12.391cm" svg:x2="21.572cm" svg:y2="12.391cm">
            <text:p/>
          </draw:line>
        </draw:g>
        <draw:g xml:id="id273" draw:id="id273">
          <draw:line draw:style-name="gr11" draw:text-style-name="P7" draw:layer="layout" svg:x1="26.714cm" svg:y1="15.089cm" svg:x2="28.21cm" svg:y2="15.084cm">
            <text:p/>
          </draw:line>
          <draw:line draw:style-name="gr10" draw:text-style-name="P7" draw:layer="layout" svg:x1="28.21cm" svg:y1="15.037cm" svg:x2="28.21cm" svg:y2="16.135cm">
            <text:p/>
          </draw:line>
          <draw:line draw:style-name="gr10" draw:text-style-name="P7" draw:layer="layout" svg:x1="28.711cm" svg:y1="16.086cm" svg:x2="27.712cm" svg:y2="16.091cm">
            <text:p/>
          </draw:line>
          <draw:custom-shape draw:style-name="gr5" draw:text-style-name="P3" draw:layer="layout" svg:width="1.994cm" svg:height="1.001cm" svg:x="27.215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251" draw:id="id251">
          <draw:line draw:style-name="gr14" draw:text-style-name="P7" draw:layer="layout" svg:x1="3.814cm" svg:y1="17.492cm" svg:x2="5.283cm" svg:y2="17.492cm">
            <text:p/>
          </draw:line>
          <draw:line draw:style-name="gr15" draw:text-style-name="P7" draw:layer="layout" svg:x1="5.283cm" svg:y1="17.54cm" svg:x2="5.283cm" svg:y2="15.539cm">
            <text:p/>
          </draw:line>
          <draw:line draw:style-name="gr16" draw:text-style-name="P7" draw:layer="layout" svg:x1="5.222cm" svg:y1="15.54cm" svg:x2="6.274cm" svg:y2="15.54cm">
            <text:p/>
          </draw:line>
        </draw:g>
        <draw:g xml:id="id257" draw:id="id257">
          <draw:line draw:style-name="gr14" draw:text-style-name="P7" draw:layer="layout" svg:x1="3.814cm" svg:y1="17.492cm" svg:x2="10.2cm" svg:y2="17.492cm">
            <text:p/>
          </draw:line>
          <draw:line draw:style-name="gr15" draw:text-style-name="P7" draw:layer="layout" svg:x1="10.253cm" svg:y1="17.54cm" svg:x2="10.253cm" svg:y2="15.539cm">
            <text:p/>
          </draw:line>
          <draw:line draw:style-name="gr16" draw:text-style-name="P7" draw:layer="layout" svg:x1="10.2cm" svg:y1="15.54cm" svg:x2="12.271cm" svg:y2="15.54cm">
            <text:p/>
          </draw:line>
        </draw:g>
        <draw:g xml:id="id259" draw:id="id259">
          <draw:line draw:style-name="gr14" draw:text-style-name="P7" draw:layer="layout" svg:x1="3.814cm" svg:y1="17.492cm" svg:x2="16.751cm" svg:y2="17.492cm">
            <text:p/>
          </draw:line>
          <draw:line draw:style-name="gr15" draw:text-style-name="P7" draw:layer="layout" svg:x1="16.756cm" svg:y1="17.54cm" svg:x2="16.756cm" svg:y2="15.539cm">
            <text:p/>
          </draw:line>
          <draw:line draw:style-name="gr16" draw:text-style-name="P7" draw:layer="layout" svg:x1="16.707cm" svg:y1="15.54cm" svg:x2="18.273cm" svg:y2="15.54cm">
            <text:p/>
          </draw:line>
        </draw:g>
        <draw:g xml:id="id260" draw:id="id260">
          <draw:line draw:style-name="gr17" draw:text-style-name="P7" draw:layer="layout" svg:x1="3.814cm" svg:y1="19.491cm" svg:x2="17.038cm" svg:y2="19.491cm">
            <text:p/>
          </draw:line>
          <draw:line draw:style-name="gr18" draw:text-style-name="P7" draw:layer="layout" svg:x1="16.989cm" svg:y1="19.5cm" svg:x2="16.989cm" svg:y2="14.702cm">
            <text:p/>
          </draw:line>
          <draw:line draw:style-name="gr19" draw:text-style-name="P7" draw:layer="layout" svg:x1="16.936cm" svg:y1="14.702cm" svg:x2="18.273cm" svg:y2="14.702cm">
            <text:p/>
          </draw:line>
        </draw:g>
        <draw:g xml:id="id261" draw:id="id261">
          <draw:line draw:style-name="gr14" draw:text-style-name="P7" draw:layer="layout" svg:x1="3.814cm" svg:y1="17.487cm" svg:x2="22.053cm" svg:y2="17.487cm">
            <text:p/>
          </draw:line>
          <draw:line draw:style-name="gr15" draw:text-style-name="P7" draw:layer="layout" svg:x1="22.053cm" svg:y1="17.518cm" svg:x2="22.053cm" svg:y2="15.541cm">
            <text:p/>
          </draw:line>
          <draw:line draw:style-name="gr16" draw:text-style-name="P7" draw:layer="layout" svg:x1="22.004cm" svg:y1="15.522cm" svg:x2="24.266cm" svg:y2="15.522cm">
            <text:p/>
          </draw:line>
        </draw:g>
        <draw:g xml:id="id267" draw:id="id267">
          <draw:line draw:style-name="gr11" draw:text-style-name="P7" draw:layer="layout" svg:x1="20.712cm" svg:y1="15.09cm" svg:x2="22.212cm" svg:y2="15.086cm">
            <text:p/>
          </draw:line>
          <draw:line draw:style-name="gr10" draw:text-style-name="P7" draw:layer="layout" svg:x1="22.212cm" svg:y1="15.037cm" svg:x2="22.212cm" svg:y2="16.135cm">
            <text:p/>
          </draw:line>
          <draw:line draw:style-name="gr10" draw:text-style-name="P7" draw:layer="layout" svg:x1="22.713cm" svg:y1="16.087cm" svg:x2="21.712cm" svg:y2="16.091cm">
            <text:p/>
          </draw:line>
          <draw:custom-shape draw:style-name="gr5" draw:text-style-name="P3" draw:layer="layout" svg:width="1.998cm" svg:height="1.001cm" svg:x="21.215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277" draw:id="id277">
          <draw:line draw:style-name="gr11" draw:text-style-name="P7" draw:layer="layout" svg:x1="14.715cm" svg:y1="15.09cm" svg:x2="16.215cm" svg:y2="15.086cm">
            <text:p/>
          </draw:line>
          <draw:line draw:style-name="gr10" draw:text-style-name="P7" draw:layer="layout" svg:x1="16.215cm" svg:y1="15.037cm" svg:x2="16.215cm" svg:y2="16.135cm">
            <text:p/>
          </draw:line>
          <draw:line draw:style-name="gr10" draw:text-style-name="P7" draw:layer="layout" svg:x1="16.716cm" svg:y1="16.087cm" svg:x2="15.715cm" svg:y2="16.091cm">
            <text:p/>
          </draw:line>
          <draw:custom-shape draw:style-name="gr5" draw:text-style-name="P3" draw:layer="layout" svg:width="1.998cm" svg:height="1.001cm" svg:x="15.218cm" svg:y="16.285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draw:g xml:id="id281" draw:id="id281">
          <draw:line draw:style-name="gr11" draw:text-style-name="P7" draw:layer="layout" svg:x1="8.714cm" svg:y1="15.086cm" svg:x2="10.213cm" svg:y2="15.082cm">
            <text:p/>
          </draw:line>
          <draw:line draw:style-name="gr10" draw:text-style-name="P7" draw:layer="layout" svg:x1="10.213cm" svg:y1="15.033cm" svg:x2="10.213cm" svg:y2="16.131cm">
            <text:p/>
          </draw:line>
          <draw:line draw:style-name="gr10" draw:text-style-name="P7" draw:layer="layout" svg:x1="10.714cm" svg:y1="16.083cm" svg:x2="9.714cm" svg:y2="16.087cm">
            <text:p/>
          </draw:line>
          <draw:custom-shape draw:style-name="gr5" draw:text-style-name="P3" draw:layer="layout" svg:width="1.997cm" svg:height="1.001cm" svg:x="9.21cm" svg:y="16.281cm">
            <text:list text:style-name="L2">
              <text:list-header>
                <text:p text:style-name="P5"><text:span text:style-name="T9">NULL</text:span></text:p>
              </text:list-header>
            </text:list>
            <draw:enhanced-geometry svg:viewBox="0 0 21600 21600" draw:mirror-horizontal="true" draw:type="mso-spt202" draw:enhanced-path="M 0 0 L 21600 0 21600 21600 0 21600 0 0 Z N"/>
          </draw:custom-shape>
        </draw:g>
        <anim:par presentation:node-type="timing-root">
          <anim:par smil:begin="id243.begin">
            <anim:transitionFilter smil:dur="1s" smil:type="random"/>
          </anim:par>
          <anim:seq smil:dur="indefinite" presentation:node-type="main-sequence">
            <anim:par smil:begin="next" smil:fill="hold">
              <anim:par smil:begin="0s" smil:fill="hold">
                <anim:par smil:begin="0s" presentation:node-type="on-click" presentation:group-id="0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8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4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4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1" smil:attributeName="visibility" smil:to="visible"/>
                  <anim:animate smil:dur="1s" smil:fill="hold" smil:targetElement="id251" smil:attributeName="x" smil:values="x-width/2;x" smil:keyTimes="0;1"/>
                  <anim:animate smil:dur="1s" smil:fill="hold" smil:targetElement="id251" smil:attributeName="y" smil:values="y;y" smil:keyTimes="0;1"/>
                  <anim:animate smil:dur="1s" smil:fill="hold" smil:targetElement="id251" smil:attributeName="width" smil:values="0;width" smil:keyTimes="0;1"/>
                  <anim:animate smil:dur="1s" smil:fill="hold" smil:targetElement="id25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3" smil:attributeName="visibility" smil:to="visible"/>
                  <anim:animate smil:dur="1s" smil:fill="hold" smil:targetElement="id253" smil:attributeName="x" smil:values="x-width/2;x" smil:keyTimes="0;1"/>
                  <anim:animate smil:dur="1s" smil:fill="hold" smil:targetElement="id253" smil:attributeName="y" smil:values="y;y" smil:keyTimes="0;1"/>
                  <anim:animate smil:dur="1s" smil:fill="hold" smil:targetElement="id253" smil:attributeName="width" smil:values="0;width" smil:keyTimes="0;1"/>
                  <anim:animate smil:dur="1s" smil:fill="hold" smil:targetElement="id25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7" smil:attributeName="visibility" smil:to="visible"/>
                  <anim:animate smil:dur="1s" smil:fill="hold" smil:targetElement="id257" smil:attributeName="x" smil:values="x-width/2;x" smil:keyTimes="0;1"/>
                  <anim:animate smil:dur="1s" smil:fill="hold" smil:targetElement="id257" smil:attributeName="y" smil:values="y;y" smil:keyTimes="0;1"/>
                  <anim:animate smil:dur="1s" smil:fill="hold" smil:targetElement="id257" smil:attributeName="width" smil:values="0;width" smil:keyTimes="0;1"/>
                  <anim:animate smil:dur="1s" smil:fill="hold" smil:targetElement="id25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8" smil:attributeName="visibility" smil:to="visible"/>
                  <anim:animate smil:dur="1s" smil:fill="hold" smil:targetElement="id258" smil:attributeName="x" smil:values="x-width/2;x" smil:keyTimes="0;1"/>
                  <anim:animate smil:dur="1s" smil:fill="hold" smil:targetElement="id258" smil:attributeName="y" smil:values="y;y" smil:keyTimes="0;1"/>
                  <anim:animate smil:dur="1s" smil:fill="hold" smil:targetElement="id258" smil:attributeName="width" smil:values="0;width" smil:keyTimes="0;1"/>
                  <anim:animate smil:dur="1s" smil:fill="hold" smil:targetElement="id25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1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9" smil:attributeName="visibility" smil:to="visible"/>
                  <anim:animate smil:dur="1s" smil:fill="hold" smil:targetElement="id259" smil:attributeName="x" smil:values="x-width/2;x" smil:keyTimes="0;1"/>
                  <anim:animate smil:dur="1s" smil:fill="hold" smil:targetElement="id259" smil:attributeName="y" smil:values="y;y" smil:keyTimes="0;1"/>
                  <anim:animate smil:dur="1s" smil:fill="hold" smil:targetElement="id259" smil:attributeName="width" smil:values="0;width" smil:keyTimes="0;1"/>
                  <anim:animate smil:dur="1s" smil:fill="hold" smil:targetElement="id25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6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8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60" smil:attributeName="visibility" smil:to="visible"/>
                  <anim:animate smil:dur="1s" smil:fill="hold" smil:targetElement="id260" smil:attributeName="x" smil:values="x-width/2;x" smil:keyTimes="0;1"/>
                  <anim:animate smil:dur="1s" smil:fill="hold" smil:targetElement="id260" smil:attributeName="y" smil:values="y;y" smil:keyTimes="0;1"/>
                  <anim:animate smil:dur="1s" smil:fill="hold" smil:targetElement="id260" smil:attributeName="width" smil:values="0;width" smil:keyTimes="0;1"/>
                  <anim:animate smil:dur="1s" smil:fill="hold" smil:targetElement="id260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3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61" smil:attributeName="visibility" smil:to="visible"/>
                  <anim:animate smil:dur="1s" smil:fill="hold" smil:targetElement="id261" smil:attributeName="x" smil:values="x-width/2;x" smil:keyTimes="0;1"/>
                  <anim:animate smil:dur="1s" smil:fill="hold" smil:targetElement="id261" smil:attributeName="y" smil:values="y;y" smil:keyTimes="0;1"/>
                  <anim:animate smil:dur="1s" smil:fill="hold" smil:targetElement="id261" smil:attributeName="width" smil:values="0;width" smil:keyTimes="0;1"/>
                  <anim:animate smil:dur="1s" smil:fill="hold" smil:targetElement="id261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7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5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6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67" smil:attributeName="visibility" smil:to="visible"/>
                  <anim:animate smil:dur="1s" smil:fill="hold" smil:targetElement="id267" smil:attributeName="x" smil:values="x-width/2;x" smil:keyTimes="0;1"/>
                  <anim:animate smil:dur="1s" smil:fill="hold" smil:targetElement="id267" smil:attributeName="y" smil:values="y;y" smil:keyTimes="0;1"/>
                  <anim:animate smil:dur="1s" smil:fill="hold" smil:targetElement="id267" smil:attributeName="width" smil:values="0;width" smil:keyTimes="0;1"/>
                  <anim:animate smil:dur="1s" smil:fill="hold" smil:targetElement="id267" smil:attributeName="height" smil:values="height;height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6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6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69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70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1" smil:type="fade" smil:subtype="crossfade" smil:mode="out"/>
                  <anim:set smil:begin="1.999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2" smil:type="fade" smil:subtype="crossfade" smil:mode="out"/>
                  <anim:set smil:begin="1.999s" smil:dur="0.001s" smil:fill="hold" smil:targetElement="id27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3" smil:type="fade" smil:subtype="crossfade" smil:mode="out"/>
                  <anim:set smil:begin="1.999s" smil:dur="0.001s" smil:fill="hold" smil:targetElement="id27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70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7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74" smil:attributeName="color" smil:to="#000000"/>
                </anim:par>
                <anim:par smil:begin="0s" presentation:node-type="with-previous" presentation:group-id="0" presentation:preset-class="emphasis" presentation:preset-id="ooo-emphasis-font-color" presentation:preset-sub-type="1">
                  <anim:set smil:dur="indefinite" smil:targetElement="id27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" presentation:preset-class="emphasis" presentation:preset-id="ooo-emphasis-font-color" presentation:preset-sub-type="1">
                  <anim:set smil:dur="indefinite" smil:targetElement="id275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2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8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4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4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1" smil:attributeName="visibility" smil:to="visible"/>
                  <anim:animate smil:dur="1s" smil:fill="hold" smil:targetElement="id251" smil:attributeName="x" smil:values="x-width/2;x" smil:keyTimes="0;1"/>
                  <anim:animate smil:dur="1s" smil:fill="hold" smil:targetElement="id251" smil:attributeName="y" smil:values="y;y" smil:keyTimes="0;1"/>
                  <anim:animate smil:dur="1s" smil:fill="hold" smil:targetElement="id251" smil:attributeName="width" smil:values="0;width" smil:keyTimes="0;1"/>
                  <anim:animate smil:dur="1s" smil:fill="hold" smil:targetElement="id25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3" smil:attributeName="visibility" smil:to="visible"/>
                  <anim:animate smil:dur="1s" smil:fill="hold" smil:targetElement="id253" smil:attributeName="x" smil:values="x-width/2;x" smil:keyTimes="0;1"/>
                  <anim:animate smil:dur="1s" smil:fill="hold" smil:targetElement="id253" smil:attributeName="y" smil:values="y;y" smil:keyTimes="0;1"/>
                  <anim:animate smil:dur="1s" smil:fill="hold" smil:targetElement="id253" smil:attributeName="width" smil:values="0;width" smil:keyTimes="0;1"/>
                  <anim:animate smil:dur="1s" smil:fill="hold" smil:targetElement="id25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8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8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6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7" smil:attributeName="visibility" smil:to="visible"/>
                  <anim:animate smil:dur="1s" smil:fill="hold" smil:targetElement="id257" smil:attributeName="x" smil:values="x-width/2;x" smil:keyTimes="0;1"/>
                  <anim:animate smil:dur="1s" smil:fill="hold" smil:targetElement="id257" smil:attributeName="y" smil:values="y;y" smil:keyTimes="0;1"/>
                  <anim:animate smil:dur="1s" smil:fill="hold" smil:targetElement="id257" smil:attributeName="width" smil:values="0;width" smil:keyTimes="0;1"/>
                  <anim:animate smil:dur="1s" smil:fill="hold" smil:targetElement="id25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8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9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2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7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3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8" smil:attributeName="visibility" smil:to="visible"/>
                  <anim:animate smil:dur="1s" smil:fill="hold" smil:targetElement="id258" smil:attributeName="x" smil:values="x-width/2;x" smil:keyTimes="0;1"/>
                  <anim:animate smil:dur="1s" smil:fill="hold" smil:targetElement="id258" smil:attributeName="y" smil:values="y;y" smil:keyTimes="0;1"/>
                  <anim:animate smil:dur="1s" smil:fill="hold" smil:targetElement="id258" smil:attributeName="width" smil:values="0;width" smil:keyTimes="0;1"/>
                  <anim:animate smil:dur="1s" smil:fill="hold" smil:targetElement="id258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7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9" smil:attributeName="visibility" smil:to="visible"/>
                  <anim:animate smil:dur="1s" smil:fill="hold" smil:targetElement="id259" smil:attributeName="x" smil:values="x-width/2;x" smil:keyTimes="0;1"/>
                  <anim:animate smil:dur="1s" smil:fill="hold" smil:targetElement="id259" smil:attributeName="y" smil:values="y;y" smil:keyTimes="0;1"/>
                  <anim:animate smil:dur="1s" smil:fill="hold" smil:targetElement="id259" smil:attributeName="width" smil:values="0;width" smil:keyTimes="0;1"/>
                  <anim:animate smil:dur="1s" smil:fill="hold" smil:targetElement="id259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9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3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5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6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77" smil:attributeName="visibility" smil:to="visible"/>
                  <anim:animate smil:dur="1s" smil:fill="hold" smil:targetElement="id277" smil:attributeName="x" smil:values="x-width/2;x" smil:keyTimes="0;1"/>
                  <anim:animate smil:dur="1s" smil:fill="hold" smil:targetElement="id277" smil:attributeName="y" smil:values="y;y" smil:keyTimes="0;1"/>
                  <anim:animate smil:dur="1s" smil:fill="hold" smil:targetElement="id277" smil:attributeName="width" smil:values="0;width" smil:keyTimes="0;1"/>
                  <anim:animate smil:dur="1s" smil:fill="hold" smil:targetElement="id27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6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6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69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70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8" smil:type="fade" smil:subtype="crossfade" smil:mode="out"/>
                  <anim:set smil:begin="1.999s" smil:dur="0.001s" smil:fill="hold" smil:targetElement="id27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9" smil:type="fade" smil:subtype="crossfade" smil:mode="out"/>
                  <anim:set smil:begin="1.999s" smil:dur="0.001s" smil:fill="hold" smil:targetElement="id27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67" smil:type="fade" smil:subtype="crossfade" smil:mode="out"/>
                  <anim:set smil:begin="1.999s" smil:dur="0.001s" smil:fill="hold" smil:targetElement="id26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0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7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4" smil:attributeName="color" smil:to="#000000"/>
                </anim:par>
                <anim:par smil:begin="0s" presentation:node-type="with-previous" presentation:group-id="2" presentation:preset-class="emphasis" presentation:preset-id="ooo-emphasis-font-color" presentation:preset-sub-type="1">
                  <anim:set smil:dur="indefinite" smil:targetElement="id27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3" presentation:preset-class="emphasis" presentation:preset-id="ooo-emphasis-font-color" presentation:preset-sub-type="1">
                  <anim:set smil:dur="indefinite" smil:targetElement="id275" smil:attributeName="color" smil:to="#000000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4" presentation:preset-class="emphasis" presentation:preset-id="ooo-emphasis-font-color" presentation:preset-sub-type="1">
                  <anim:set smil:dur="indefinite" smil:targetElement="id24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6" smil:attributeName="color" smil:to="#ff010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8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8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4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4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0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1" smil:attributeName="visibility" smil:to="visible"/>
                  <anim:animate smil:dur="1s" smil:fill="hold" smil:targetElement="id251" smil:attributeName="x" smil:values="x-width/2;x" smil:keyTimes="0;1"/>
                  <anim:animate smil:dur="1s" smil:fill="hold" smil:targetElement="id251" smil:attributeName="y" smil:values="y;y" smil:keyTimes="0;1"/>
                  <anim:animate smil:dur="1s" smil:fill="hold" smil:targetElement="id251" smil:attributeName="width" smil:values="0;width" smil:keyTimes="0;1"/>
                  <anim:animate smil:dur="1s" smil:fill="hold" smil:targetElement="id25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52" smil:attributeName="color" smil:to="#ff0101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3" smil:attributeName="visibility" smil:to="visible"/>
                  <anim:animate smil:dur="1s" smil:fill="hold" smil:targetElement="id253" smil:attributeName="x" smil:values="x-width/2;x" smil:keyTimes="0;1"/>
                  <anim:animate smil:dur="1s" smil:fill="hold" smil:targetElement="id253" smil:attributeName="y" smil:values="y;y" smil:keyTimes="0;1"/>
                  <anim:animate smil:dur="1s" smil:fill="hold" smil:targetElement="id253" smil:attributeName="width" smil:values="0;width" smil:keyTimes="0;1"/>
                  <anim:animate smil:dur="1s" smil:fill="hold" smil:targetElement="id253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52" smil:attributeName="color" smil:to="#000000"/>
                </anim:par>
                <anim:par smil:begin="0s" presentation:node-type="with-previous" presentation:group-id="14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6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5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55" smil:attributeName="color" smil:to="#000000"/>
                </anim:par>
                <anim:par smil:begin="0s" presentation:node-type="with-previous" presentation:group-id="10" presentation:preset-class="emphasis" presentation:preset-id="ooo-emphasis-font-color" presentation:preset-sub-type="1">
                  <anim:set smil:dur="indefinite" smil:targetElement="id25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1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57" smil:attributeName="visibility" smil:to="visible"/>
                  <anim:animate smil:dur="1s" smil:fill="hold" smil:targetElement="id257" smil:attributeName="x" smil:values="x-width/2;x" smil:keyTimes="0;1"/>
                  <anim:animate smil:dur="1s" smil:fill="hold" smil:targetElement="id257" smil:attributeName="y" smil:values="y;y" smil:keyTimes="0;1"/>
                  <anim:animate smil:dur="1s" smil:fill="hold" smil:targetElement="id257" smil:attributeName="width" smil:values="0;width" smil:keyTimes="0;1"/>
                  <anim:animate smil:dur="1s" smil:fill="hold" smil:targetElement="id257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1" presentation:preset-class="emphasis" presentation:preset-id="ooo-emphasis-font-color" presentation:preset-sub-type="1">
                  <anim:set smil:dur="indefinite" smil:targetElement="id256" smil:attributeName="color" smil:to="#000000"/>
                </anim:par>
                <anim:par smil:begin="0s" presentation:node-type="with-previous" presentation:group-id="15" presentation:preset-class="emphasis" presentation:preset-id="ooo-emphasis-font-color" presentation:preset-sub-type="1">
                  <anim:set smil:dur="indefinite" smil:targetElement="id25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17" presentation:preset-class="emphasis" presentation:preset-id="ooo-emphasis-font-color" presentation:preset-sub-type="1">
                  <anim:set smil:dur="indefinite" smil:targetElement="id25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2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2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3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3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5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6" smil:attributeName="color" smil:to="#ff010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0" smil:attributeName="visibility" smil:to="hidden"/>
                </anim:par>
                <anim:par smil:begin="0s" smil:fill="hold" presentation:node-type="with-previous" presentation:preset-class="entrance" presentation:preset-id="ooo-entrance-stretchy" presentation:preset-sub-type="from-left">
                  <anim:set smil:begin="0s" smil:dur="0.001s" smil:fill="hold" smil:targetElement="id281" smil:attributeName="visibility" smil:to="visible"/>
                  <anim:animate smil:dur="1s" smil:fill="hold" smil:targetElement="id281" smil:attributeName="x" smil:values="x-width/2;x" smil:keyTimes="0;1"/>
                  <anim:animate smil:dur="1s" smil:fill="hold" smil:targetElement="id281" smil:attributeName="y" smil:values="y;y" smil:keyTimes="0;1"/>
                  <anim:animate smil:dur="1s" smil:fill="hold" smil:targetElement="id281" smil:attributeName="width" smil:values="0;width" smil:keyTimes="0;1"/>
                  <anim:animate smil:dur="1s" smil:fill="hold" smil:targetElement="id281" smil:attributeName="height" smil:values="height;height" smil:keyTimes="0;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6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69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69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70" smil:attributeName="color" smil:to="#ff0101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2" smil:type="fade" smil:subtype="crossfade" smil:mode="out"/>
                  <anim:set smil:begin="1.999s" smil:dur="0.001s" smil:fill="hold" smil:targetElement="id28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77" smil:type="fade" smil:subtype="crossfade" smil:mode="out"/>
                  <anim:set smil:begin="1.999s" smil:dur="0.001s" smil:fill="hold" smil:targetElement="id27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83" smil:type="fade" smil:subtype="crossfade" smil:mode="out"/>
                  <anim:set smil:begin="1.999s" smil:dur="0.001s" smil:fill="hold" smil:targetElement="id28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0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74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4" smil:attributeName="color" smil:to="#000000"/>
                </anim:par>
                <anim:par smil:begin="0s" presentation:node-type="with-previous" presentation:group-id="4" presentation:preset-class="emphasis" presentation:preset-id="ooo-emphasis-font-color" presentation:preset-sub-type="1">
                  <anim:set smil:dur="indefinite" smil:targetElement="id275" smil:attributeName="color" smil:to="#ff0101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group-id="5" presentation:preset-class="emphasis" presentation:preset-id="ooo-emphasis-font-color" presentation:preset-sub-type="1">
                  <anim:set smil:dur="indefinite" smil:targetElement="id275" smil:attributeName="color" smil:to="#000000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3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OpenEnd_20_2" draw:display-name="msArrowOpenEnd 2" svg:viewBox="0 0 371 477" svg:d="m186 0 185 434-56 43-129-305-130 305-56-43z"/>
    <draw:marker draw:name="msArrowOpenEnd_20_5" draw:display-name="msArrowOpenEnd 5" svg:viewBox="0 0 477 477" svg:d="m239 0 238 434-72 43-166-305-167 305-72-43z"/>
    <draw:marker draw:name="msArrowOvalEnd_20_5" draw:display-name="msArrowOvalEnd 5" svg:viewBox="0 0 318 318" svg:d="m318 0c0-87-72-159-159-159s-159 72-159 159 72 159 159 159 159-72 159-159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'" style:font-family-generic-asian="system" style:font-pitch-asian="variable" style:font-size-asian="24pt" style:font-style-asian="normal" style:font-weight-asian="normal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52cm" fo:padding-bottom="0.152cm" fo:padding-left="0.305cm" fo:padding-right="0.30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52cm" fo:padding-bottom="0.152cm" fo:padding-left="0.305cm" fo:padding-right="0.305cm">
        <text:list-style style:name="Default-outline1">
          <text:list-level-style-bullet text:level="1" text:bullet-char="•">
            <style:list-level-properties text:min-label-width="1.14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525cm" text:min-label-width="0.95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047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572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6.094cm" text:min-label-width="0.76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952cm"/>
          <style:tab-stop style:position="7.999cm"/>
          <style:tab-stop style:position="11.046cm"/>
          <style:tab-stop style:position="14.093cm"/>
          <style:tab-stop style:position="17.14cm"/>
          <style:tab-stop style:position="20.187cm"/>
          <style:tab-stop style:position="23.234cm"/>
          <style:tab-stop style:position="26.281cm"/>
          <style:tab-stop style:position="29.32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8pt" fo:font-style="normal" fo:text-shadow="none" style:text-underline-style="none" fo:font-weight="normal" style:font-family-asian="'Droid Sans'" style:font-family-generic-asian="system" style:font-pitch-asian="variable" style:font-size-asian="38pt" style:font-style-asian="normal" style:font-weight-asian="normal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3.615cm"/>
          <style:tab-stop style:position="6.663cm"/>
          <style:tab-stop style:position="9.71cm"/>
          <style:tab-stop style:position="12.757cm"/>
          <style:tab-stop style:position="15.804cm"/>
          <style:tab-stop style:position="18.851cm"/>
          <style:tab-stop style:position="21.898cm"/>
          <style:tab-stop style:position="24.945cm"/>
          <style:tab-stop style:position="27.99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34pt" fo:font-style="normal" fo:text-shadow="none" style:text-underline-style="none" fo:font-weight="normal" style:font-size-asian="34pt" style:font-style-asian="normal" style:font-weight-asian="normal" style:font-size-complex="3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  <style:tab-stop style:position="26.661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9pt" fo:font-style="normal" fo:text-shadow="none" style:text-underline-style="none" fo:font-weight="normal" style:font-size-asian="29pt" style:font-style-asian="normal" style:font-weight-asian="normal" style:font-size-complex="29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58cm"/>
          <style:tab-stop style:position="3.805cm"/>
          <style:tab-stop style:position="6.852cm"/>
          <style:tab-stop style:position="9.899cm"/>
          <style:tab-stop style:position="12.946cm"/>
          <style:tab-stop style:position="15.994cm"/>
          <style:tab-stop style:position="19.041cm"/>
          <style:tab-stop style:position="22.088cm"/>
          <style:tab-stop style:position="25.1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84cm"/>
          <style:tab-stop style:position="5.331cm"/>
          <style:tab-stop style:position="8.378cm"/>
          <style:tab-stop style:position="11.425cm"/>
          <style:tab-stop style:position="14.472cm"/>
          <style:tab-stop style:position="17.519cm"/>
          <style:tab-stop style:position="20.566cm"/>
          <style:tab-stop style:position="23.61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52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3.047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4.57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6.094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3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047cm"/>
          <style:tab-stop style:position="6.094cm"/>
          <style:tab-stop style:position="9.141cm"/>
          <style:tab-stop style:position="12.188cm"/>
          <style:tab-stop style:position="15.235cm"/>
          <style:tab-stop style:position="18.282cm"/>
          <style:tab-stop style:position="21.329cm"/>
          <style:tab-stop style:position="24.376cm"/>
          <style:tab-stop style:position="27.424cm"/>
          <style:tab-stop style:position="30.47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8pt" fo:font-style="normal" fo:text-shadow="none" style:text-underline-style="none" fo:font-weight="normal" style:font-family-asian="'Droid Sans'" style:font-family-generic-asian="system" style:font-pitch-asian="variable" style:font-size-asian="38pt" style:font-style-asian="normal" style:font-weight-asian="normal" style:font-family-complex="FreeSans" style:font-family-generic-complex="system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52cm" fo:padding-bottom="0.152cm" fo:padding-left="0.305cm" fo:padding-right="0.30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3.047cm"/>
          <style:tab-stop style:position="6.094cm"/>
          <style:tab-stop style:position="9.141cm"/>
          <style:tab-stop style:position="12.188cm"/>
          <style:tab-stop style:position="15.235cm"/>
          <style:tab-stop style:position="18.282cm"/>
          <style:tab-stop style:position="21.329cm"/>
          <style:tab-stop style:position="24.376cm"/>
          <style:tab-stop style:position="27.424cm"/>
          <style:tab-stop style:position="30.47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53pt" fo:font-style="normal" fo:text-shadow="none" style:text-underline-style="none" fo:font-weight="normal" style:font-family-asian="'Droid Sans'" style:font-family-generic-asian="system" style:font-pitch-asian="variable" style:font-size-asian="53pt" style:font-style-asian="normal" style:font-weight-asian="normal" style:font-family-complex="FreeSans" style:font-family-generic-complex="system" style:font-pitch-complex="variable" style:font-size-complex="5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52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912cm" svg:height="3.811cm" svg:x="2.284cm" svg:y="2.033cm" presentation:class="title" presentation:placeholder="true">
        <draw:text-box/>
      </draw:frame>
      <draw:frame presentation:style-name="Default-outline1" draw:layer="backgroundobjects" svg:width="25.912cm" svg:height="13.258cm" svg:x="2.284cm" svg:y="6.606cm" presentation:class="outline" presentation:placeholder="true">
        <draw:text-box/>
      </draw:frame>
      <draw:frame presentation:style-name="Mpr1" draw:layer="backgroundobjects" svg:width="6.35cm" svg:height="1.527cm" svg:x="2.284cm" svg:y="20.82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648cm" svg:height="1.527cm" svg:x="10.416cm" svg:y="20.82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35cm" svg:height="1.527cm" svg:x="21.846cm" svg:y="20.8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draw:style-name="Mgr4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4" draw:text-style-name="MP7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5" draw:text-style-name="MP5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5" draw:text-style-name="MP7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in título de diapositiva</dc:title>
    <meta:initial-creator>Ing. Osvaldo M. Pini</meta:initial-creator>
    <meta:creation-date>1999-07-27T15:14:59</meta:creation-date>
    <dc:date>2015-09-03T20:56:30</dc:date>
    <meta:editing-cycles>93</meta:editing-cycles>
    <meta:editing-duration>P4DT2H15M16S</meta:editing-duration>
    <meta:generator>LibreOffice/3.5$Linux_X86_64 LibreOffice_project/350m1$Build-2</meta:generator>
    <meta:document-statistic meta:object-count="937"/>
  </office:meta>
</office:document-meta>
</file>